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19500000271E8EBE27A.jp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35E00000312246C1A8D.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A6"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3"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6"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7" style:family="paragraph" style:parent-style-name="Standard">
      <style:paragraph-properties fo:margin-top="0.053cm" fo:margin-bottom="0.053cm" fo:line-height="150%" fo:text-align="center" style:justify-single-word="false"/>
      <style:text-properties style:font-name="Arial" style:font-name-complex="Arial"/>
    </style:style>
    <style:style style:name="P58"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9"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0" style:family="paragraph" style:parent-style-name="Text_20_body">
      <style:text-properties style:use-window-font-color="true" style:font-name="Arial"/>
    </style:style>
    <style:style style:name="P61" style:family="paragraph" style:parent-style-name="Text_20_body">
      <style:paragraph-properties fo:line-height="150%" fo:text-align="justify" style:justify-single-word="false"/>
      <style:text-properties style:use-window-font-color="true" style:font-name="Arial"/>
    </style:style>
    <style:style style:name="P62" style:family="paragraph" style:parent-style-name="Text_20_body">
      <style:text-properties style:font-name="Arial"/>
    </style:style>
    <style:style style:name="P63" style:family="paragraph" style:parent-style-name="Text_20_body">
      <style:text-properties style:font-name="Arial" fo:font-size="12pt"/>
    </style:style>
    <style:style style:name="P64" style:family="paragraph" style:parent-style-name="Text_20_body">
      <style:text-properties style:font-name="Arial" fo:font-size="12pt" style:font-size-asian="12pt" style:font-size-complex="12pt"/>
    </style:style>
    <style:style style:name="P65"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6" style:family="paragraph" style:parent-style-name="Text_20_body">
      <style:text-properties style:font-name="Arial" fo:font-weight="normal" style:font-weight-asian="normal" style:font-weight-complex="normal"/>
    </style:style>
    <style:style style:name="P67" style:family="paragraph" style:parent-style-name="Text_20_body">
      <style:paragraph-properties fo:text-align="justify" style:justify-single-word="false"/>
      <style:text-properties style:font-name="Arial"/>
    </style:style>
    <style:style style:name="P68" style:family="paragraph" style:parent-style-name="Text_20_body">
      <style:paragraph-properties fo:line-height="150%"/>
      <style:text-properties style:font-name="Arial"/>
    </style:style>
    <style:style style:name="P69" style:family="paragraph" style:parent-style-name="Text_20_body">
      <style:paragraph-properties fo:line-height="150%" fo:text-align="justify" style:justify-single-word="false"/>
      <style:text-properties style:font-name="Arial"/>
    </style:style>
    <style:style style:name="P70" style:family="paragraph" style:parent-style-name="Text_20_body">
      <style:paragraph-properties fo:text-align="center" style:justify-single-word="false"/>
      <style:text-properties style:font-name="Arial" fo:font-weight="bold" style:font-weight-asian="bold" style:font-weight-complex="bold"/>
    </style:style>
    <style:style style:name="P71" style:family="paragraph" style:parent-style-name="Text_20_body">
      <style:paragraph-properties fo:line-height="150%" fo:text-align="justify" style:justify-single-word="false"/>
    </style:style>
    <style:style style:name="P72" style:family="paragraph" style:parent-style-name="Text_20_body">
      <style:paragraph-properties fo:margin-left="0cm" fo:margin-right="0cm" fo:text-indent="1cm" style:auto-text-indent="false"/>
      <style:text-properties style:font-name="Arial"/>
    </style:style>
    <style:style style:name="P73" style:family="paragraph" style:parent-style-name="Text_20_body">
      <style:paragraph-properties fo:margin-left="0.953cm" fo:margin-right="0cm" fo:text-indent="0cm" style:auto-text-indent="false"/>
      <style:text-properties style:font-name="Arial"/>
    </style:style>
    <style:style style:name="P74" style:family="paragraph" style:parent-style-name="Text_20_body">
      <style:paragraph-properties fo:margin-left="0.953cm" fo:margin-right="0cm" fo:line-height="150%" fo:text-indent="0cm" style:auto-text-indent="false"/>
      <style:text-properties style:font-name="Arial"/>
    </style:style>
    <style:style style:name="P75" style:family="paragraph" style:parent-style-name="Caption">
      <style:text-properties style:font-name="Arial"/>
    </style:style>
    <style:style style:name="P76" style:family="paragraph" style:parent-style-name="Table_20_Contents">
      <style:paragraph-properties fo:text-align="center" style:justify-single-word="false" fo:padding="0cm" fo:border="none"/>
      <style:text-properties style:font-name="Arial"/>
    </style:style>
    <style:style style:name="P77" style:family="paragraph" style:parent-style-name="Table_20_Contents">
      <style:paragraph-properties fo:text-align="start" style:justify-single-word="false" fo:padding="0cm" fo:border="none"/>
      <style:text-properties style:font-name="Arial"/>
    </style:style>
    <style:style style:name="P78"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9" style:family="paragraph" style:parent-style-name="Table_20_Contents">
      <style:paragraph-properties fo:padding="0cm" fo:border="none" style:shadow="none"/>
      <style:text-properties style:font-name="Arial"/>
    </style:style>
    <style:style style:name="P80" style:family="paragraph" style:parent-style-name="Table_20_Contents">
      <style:text-properties style:font-name="Arial"/>
    </style:style>
    <style:style style:name="P81" style:family="paragraph" style:parent-style-name="Table_20_Contents">
      <style:paragraph-properties fo:text-align="center" style:justify-single-word="false"/>
      <style:text-properties style:font-name="Arial"/>
    </style:style>
    <style:style style:name="P82" style:family="paragraph" style:parent-style-name="Table_20_Contents">
      <style:text-properties style:font-name="Arial" fo:font-weight="bold" style:font-weight-asian="bold" style:font-weight-complex="bold"/>
    </style:style>
    <style:style style:name="P83" style:family="paragraph" style:parent-style-name="Table_20_Contents">
      <style:paragraph-properties fo:text-align="center" style:justify-single-word="false"/>
      <style:text-properties style:font-name="Arial" fo:font-weight="bold" style:font-weight-asian="bold" style:font-weight-complex="bold"/>
    </style:style>
    <style:style style:name="P84" style:family="paragraph" style:parent-style-name="Table_20_Contents">
      <style:paragraph-properties fo:text-align="start" style:justify-single-word="false"/>
      <style:text-properties style:font-name="Arial" fo:font-weight="bold" style:font-weight-asian="bold" style:font-weight-complex="bold"/>
    </style:style>
    <style:style style:name="P85" style:family="paragraph" style:parent-style-name="Table_20_Contents">
      <style:text-properties style:font-name="Arial" fo:font-size="12pt" style:font-size-asian="12pt" style:font-size-complex="12pt"/>
    </style:style>
    <style:style style:name="P86" style:family="paragraph" style:parent-style-name="Table_20_Contents">
      <style:paragraph-properties fo:text-align="start" style:justify-single-word="false"/>
      <style:text-properties style:font-name="Arial" fo:font-size="12pt" style:font-size-asian="12pt" style:font-size-complex="12pt"/>
    </style:style>
    <style:style style:name="P87" style:family="paragraph" style:parent-style-name="Table_20_Contents">
      <style:paragraph-properties fo:text-align="justify" style:justify-single-word="false"/>
      <style:text-properties style:font-name="Arial" fo:font-size="12pt" style:font-size-asian="12pt" style:font-size-complex="12pt"/>
    </style:style>
    <style:style style:name="P88" style:family="paragraph" style:parent-style-name="Table_20_Contents">
      <style:paragraph-properties fo:text-align="center" style:justify-single-word="false"/>
      <style:text-properties style:font-name="Arial" fo:font-size="12pt" style:font-size-asian="12pt" style:font-size-complex="12pt"/>
    </style:style>
    <style:style style:name="P8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3"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4" style:family="paragraph" style:parent-style-name="Table_20_Contents">
      <style:paragraph-properties fo:text-align="center" style:justify-single-word="false"/>
      <style:text-properties style:font-name="Arial" fo:font-weight="normal" style:font-weight-asian="normal" style:font-weight-complex="normal"/>
    </style:style>
    <style:style style:name="P95" style:family="paragraph" style:parent-style-name="Table_20_Contents">
      <style:paragraph-properties fo:text-align="start" style:justify-single-word="false"/>
      <style:text-properties style:font-name="Arial"/>
    </style:style>
    <style:style style:name="P96"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8"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99" style:family="paragraph" style:parent-style-name="Table_20_Contents">
      <style:paragraph-properties fo:text-align="justify" style:justify-single-word="false"/>
      <style:text-properties style:font-name="Arial"/>
    </style:style>
    <style:style style:name="P100"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1"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3" style:family="paragraph" style:parent-style-name="Table_20_Contents">
      <style:paragraph-properties fo:background-color="transparent" fo:padding="0cm" fo:border="none" style:shadow="none">
        <style:background-image/>
      </style:paragraph-properties>
      <style:text-properties style:font-name="Arial"/>
    </style:style>
    <style:style style:name="P104"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5"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6"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7"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8" style:family="paragraph" style:parent-style-name="Standard">
      <style:paragraph-properties fo:line-height="150%" fo:break-before="page"/>
      <style:text-properties style:font-name="Arial" fo:font-weight="bold" style:font-weight-asian="bold" style:font-weight-complex="bold"/>
    </style:style>
    <style:style style:name="P109" style:family="paragraph" style:parent-style-name="Standard">
      <style:paragraph-properties fo:line-height="150%" fo:text-align="justify" style:justify-single-word="false" fo:break-before="page"/>
      <style:text-properties style:use-window-font-color="true" style:font-name="Arial"/>
    </style:style>
    <style:style style:name="P110" style:family="paragraph" style:parent-style-name="Contents_20_Heading">
      <style:paragraph-properties fo:break-before="page"/>
    </style:style>
    <style:style style:name="P111" style:family="paragraph" style:parent-style-name="User_20_Index_20_Heading">
      <style:paragraph-properties fo:break-before="page"/>
    </style:style>
    <style:style style:name="P11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5" style:family="paragraph" style:parent-style-name="leg.Quadro">
      <style:text-properties style:font-name="Arial"/>
    </style:style>
    <style:style style:name="P116" style:family="paragraph" style:parent-style-name="leg.Quadro">
      <style:paragraph-properties fo:line-height="150%" fo:text-align="justify" style:justify-single-word="false"/>
      <style:text-properties style:font-name="Arial"/>
    </style:style>
    <style:style style:name="P11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9" style:family="paragraph" style:parent-style-name="leg.Figuras">
      <style:paragraph-properties fo:line-height="150%"/>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2" style:family="paragraph" style:parent-style-name="Contents_20_2">
      <style:paragraph-properties>
        <style:tab-stops>
          <style:tab-stop style:position="15.577cm" style:type="right" style:leader-style="dotted" style:leader-text="."/>
        </style:tab-stops>
      </style:paragraph-properties>
    </style:style>
    <style:style style:name="P123" style:family="paragraph" style:parent-style-name="Contents_20_1">
      <style:paragraph-properties>
        <style:tab-stops>
          <style:tab-stop style:position="16cm" style:type="right" style:leader-style="dotted" style:leader-text="."/>
        </style:tab-stops>
      </style:paragraph-properties>
    </style:style>
    <style:style style:name="P124" style:family="paragraph" style:parent-style-name="Contents_20_3">
      <style:paragraph-properties>
        <style:tab-stops>
          <style:tab-stop style:position="15.154cm" style:type="right" style:leader-style="dotted" style:leader-text="."/>
        </style:tab-stops>
      </style:paragraph-properties>
    </style:style>
    <style:style style:name="P125" style:family="paragraph" style:parent-style-name="Contents_20_4">
      <style:paragraph-properties>
        <style:tab-stops>
          <style:tab-stop style:position="14.503cm" style:type="right" style:leader-style="dotted" style:leader-text="."/>
        </style:tab-stops>
      </style:paragraph-properties>
    </style:style>
    <style:style style:name="P12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7" style:family="paragraph" style:parent-style-name="Standard" style:list-style-name="L1">
      <style:paragraph-properties fo:line-height="150%" fo:text-align="justify" style:justify-single-word="false"/>
      <style:text-properties style:font-name="Arial"/>
    </style:style>
    <style:style style:name="P128" style:family="paragraph" style:parent-style-name="Standard" style:list-style-name="L2">
      <style:paragraph-properties fo:line-height="150%" fo:text-align="justify" style:justify-single-word="false"/>
      <style:text-properties style:font-name="Arial"/>
    </style:style>
    <style:style style:name="P129" style:family="paragraph" style:parent-style-name="Standard" style:list-style-name="L3">
      <style:paragraph-properties fo:line-height="150%" fo:text-align="justify" style:justify-single-word="false"/>
      <style:text-properties style:font-name="Arial"/>
    </style:style>
    <style:style style:name="P130" style:family="paragraph" style:parent-style-name="Standard" style:list-style-name="L5">
      <style:paragraph-properties fo:line-height="150%" fo:text-align="justify" style:justify-single-word="false"/>
      <style:text-properties style:font-name="Arial"/>
    </style:style>
    <style:style style:name="P131" style:family="paragraph" style:parent-style-name="Standard" style:list-style-name="L6">
      <style:paragraph-properties fo:line-height="150%" fo:text-align="justify" style:justify-single-word="false"/>
      <style:text-properties style:font-name="Arial"/>
    </style:style>
    <style:style style:name="P132" style:family="paragraph" style:parent-style-name="Standard" style:list-style-name="L7">
      <style:paragraph-properties fo:line-height="150%" fo:text-align="justify" style:justify-single-word="false"/>
      <style:text-properties style:font-name="Arial"/>
    </style:style>
    <style:style style:name="P133" style:family="paragraph" style:parent-style-name="Standard" style:list-style-name="L8">
      <style:paragraph-properties fo:line-height="150%" fo:text-align="justify" style:justify-single-word="false"/>
      <style:text-properties style:font-name="Arial"/>
    </style:style>
    <style:style style:name="P134" style:family="paragraph" style:parent-style-name="Standard" style:list-style-name="L9">
      <style:paragraph-properties fo:line-height="150%" fo:text-align="justify" style:justify-single-word="false"/>
      <style:text-properties style:font-name="Arial"/>
    </style:style>
    <style:style style:name="P135" style:family="paragraph" style:parent-style-name="Standard" style:list-style-name="L10">
      <style:paragraph-properties fo:line-height="150%" fo:text-align="justify" style:justify-single-word="false"/>
      <style:text-properties style:font-name="Arial"/>
    </style:style>
    <style:style style:name="P136" style:family="paragraph" style:parent-style-name="Standard" style:list-style-name="L11">
      <style:paragraph-properties fo:line-height="150%" fo:text-align="justify" style:justify-single-word="false"/>
      <style:text-properties style:font-name="Arial"/>
    </style:style>
    <style:style style:name="P137" style:family="paragraph" style:parent-style-name="Standard" style:list-style-name="L12">
      <style:paragraph-properties fo:line-height="150%" fo:text-align="justify" style:justify-single-word="false"/>
      <style:text-properties style:font-name="Arial"/>
    </style:style>
    <style:style style:name="P13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9" style:family="paragraph" style:parent-style-name="Standard" style:list-style-name="L11">
      <style:paragraph-properties fo:line-height="150%" fo:text-align="justify" style:justify-single-word="false"/>
    </style:style>
    <style:style style:name="P140" style:family="paragraph" style:parent-style-name="Standard" style:list-style-name="L12">
      <style:paragraph-properties fo:line-height="150%" fo:text-align="justify" style:justify-single-word="false"/>
    </style:style>
    <style:style style:name="P141" style:family="paragraph" style:parent-style-name="Standard">
      <style:paragraph-properties fo:line-height="150%" fo:text-align="justify" style:justify-single-word="false"/>
      <style:text-properties style:use-window-font-color="true" style:font-name="Arial"/>
    </style:style>
    <style:style style:name="P14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5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153" style:family="paragraph" style:parent-style-name="Text_20_body" style:list-style-name="L3">
      <style:paragraph-properties fo:line-height="150%" fo:text-align="justify" style:justify-single-word="false"/>
      <style:text-properties style:font-name="Arial"/>
    </style:style>
    <style:style style:name="P154" style:family="paragraph" style:parent-style-name="Text_20_body" style:list-style-name="L4">
      <style:paragraph-properties fo:line-height="150%" fo:text-align="justify" style:justify-single-word="false"/>
      <style:text-properties style:font-name="Arial" fo:font-size="12pt"/>
    </style:style>
    <style:style style:name="P15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6" style:family="paragraph" style:parent-style-name="Heading_20_3">
      <style:text-properties style:font-name="Arial"/>
    </style:style>
    <style:style style:name="P157" style:family="paragraph" style:parent-style-name="Heading_20_3">
      <style:paragraph-properties fo:line-height="150%" fo:text-align="justify" style:justify-single-word="false"/>
    </style:style>
    <style:style style:name="P158" style:family="paragraph" style:parent-style-name="Heading_20_3">
      <style:paragraph-properties fo:line-height="150%" fo:text-align="justify" style:justify-single-word="false" fo:break-before="auto" fo:break-after="auto"/>
    </style:style>
    <style:style style:name="P159" style:family="paragraph" style:parent-style-name="Heading_20_4">
      <style:text-properties style:font-name="Arial"/>
    </style:style>
    <style:style style:name="P160" style:family="paragraph" style:parent-style-name="Heading_20_4">
      <style:text-properties style:font-name="Arial" style:text-underline-style="none"/>
    </style:style>
    <style:style style:name="P161" style:family="paragraph" style:parent-style-name="Heading_20_4">
      <style:paragraph-properties fo:line-height="150%" fo:text-align="justify" style:justify-single-word="false"/>
    </style:style>
    <style:style style:name="P162" style:family="paragraph" style:parent-style-name="Heading_20_4">
      <style:paragraph-properties fo:line-height="150%" fo:text-align="justify" style:justify-single-word="false" fo:break-before="auto" fo:break-after="auto"/>
    </style:style>
    <style:style style:name="P163" style:family="paragraph" style:parent-style-name="Heading_20_2">
      <style:text-properties style:font-name="Arial"/>
    </style:style>
    <style:style style:name="P164" style:family="paragraph" style:parent-style-name="Heading_20_2">
      <style:text-properties style:font-name="Arial" fo:font-weight="normal" style:font-weight-asian="normal" style:font-weight-complex="normal"/>
    </style:style>
    <style:style style:name="P165" style:family="paragraph" style:parent-style-name="Heading_20_2">
      <style:paragraph-properties fo:line-height="150%" fo:text-align="justify" style:justify-single-word="false"/>
    </style:style>
    <style:style style:name="P166" style:family="paragraph" style:parent-style-name="Heading_20_2">
      <style:paragraph-properties fo:break-before="page"/>
    </style:style>
    <style:style style:name="P167" style:family="paragraph" style:parent-style-name="Heading_20_2">
      <style:paragraph-properties fo:break-before="page"/>
      <style:text-properties style:font-name="Arial"/>
    </style:style>
    <style:style style:name="P168" style:family="paragraph" style:parent-style-name="Heading_20_2">
      <style:paragraph-properties fo:line-height="150%" fo:text-align="justify" style:justify-single-word="false" fo:break-before="auto" fo:break-after="auto"/>
    </style:style>
    <style:style style:name="P169" style:family="paragraph" style:parent-style-name="Table_20_Contents">
      <style:paragraph-properties fo:text-align="justify" style:justify-single-word="false"/>
      <style:text-properties style:font-name="Arial"/>
    </style:style>
    <style:style style:name="P170" style:family="paragraph" style:parent-style-name="Heading_20_1">
      <style:text-properties style:font-name="Arial"/>
    </style:style>
    <style:style style:name="P171" style:family="paragraph" style:parent-style-name="Heading_20_1">
      <style:paragraph-properties fo:line-height="150%"/>
      <style:text-properties style:font-name="Arial"/>
    </style:style>
    <style:style style:name="P172" style:family="paragraph" style:parent-style-name="Heading_20_1">
      <style:paragraph-properties fo:line-height="150%" fo:text-align="justify" style:justify-single-word="false"/>
    </style:style>
    <style:style style:name="P173" style:family="paragraph" style:parent-style-name="Heading_20_1" style:master-page-name="Index">
      <style:paragraph-properties style:page-number="auto"/>
      <style:text-properties style:font-name="Arial"/>
    </style:style>
    <style:style style:name="P174" style:family="paragraph" style:parent-style-name="Heading_20_1">
      <style:paragraph-properties fo:break-before="page"/>
    </style:style>
    <style:style style:name="P175" style:family="paragraph" style:parent-style-name="Heading_20_1">
      <style:paragraph-properties fo:break-before="page"/>
      <style:text-properties style:font-name="Arial"/>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7"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5" style:family="text">
      <style:text-properties style:use-window-font-color="true" fo:font-style="italic" style:font-style-asian="italic" style:font-style-complex="italic"/>
    </style:style>
    <style:style style:name="T26" style:family="text">
      <style:text-properties fo:font-variant="normal" fo:text-transform="none" style:use-window-font-color="true" fo:font-size="12pt" fo:letter-spacing="normal" fo:font-style="normal" fo:font-weight="normal" style:font-size-asian="12pt" style:font-size-complex="12pt"/>
    </style:style>
    <style:style style:name="T27" style:family="text">
      <style:text-properties fo:font-variant="normal" fo:text-transform="none" style:use-window-font-color="true" fo:letter-spacing="normal" fo:font-style="normal" fo:font-weight="normal"/>
    </style:style>
    <style:style style:name="T28" style:family="text">
      <style:text-properties style:font-name-complex="Arial"/>
    </style:style>
    <style:style style:name="T29" style:family="text">
      <style:text-properties fo:language="en" fo:country="US"/>
    </style:style>
    <style:style style:name="T30" style:family="text">
      <style:text-properties fo:font-style="italic"/>
    </style:style>
    <style:style style:name="T31" style:family="text">
      <style:text-properties fo:font-style="italic" style:font-style-asian="italic" style:font-name-complex="Arial" style:font-style-complex="italic"/>
    </style:style>
    <style:style style:name="T32" style:family="text">
      <style:text-properties fo:font-style="italic" style:font-style-asian="italic" style:font-style-complex="italic"/>
    </style:style>
    <style:style style:name="T33" style:family="text">
      <style:text-properties fo:font-weight="normal" style:font-weight-asian="normal" style:font-weight-complex="normal"/>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fo:font-size="12pt"/>
    </style:style>
    <style:style style:name="T37" style:family="text">
      <style:text-properties fo:font-size="12pt" style:font-size-asian="12pt" style:font-size-complex="12pt"/>
    </style:style>
    <style:style style:name="T38" style:family="text">
      <style:text-properties fo:font-size="12pt" fo:font-style="italic" style:font-size-asian="12pt" style:font-size-complex="12pt"/>
    </style:style>
    <style:style style:name="T39" style:family="text">
      <style:text-properties fo:font-size="12pt" fo:font-style="italic" style:font-style-asian="italic" style:font-style-complex="italic"/>
    </style:style>
    <style:style style:name="T40" style:family="text">
      <style:text-properties fo:font-size="12pt" fo:font-weight="bold" style:font-weight-asian="bold" style:font-weight-complex="bold"/>
    </style:style>
    <style:style style:name="T41" style:family="text">
      <style:text-properties fo:font-size="12pt" style:font-name-asian="Segoe UI" style:font-size-asian="12pt" style:font-name-complex="Segoe UI" style:font-size-complex="12pt"/>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77" svg:width="0.902cm" svg:height="0.828cm" svg:x="18.341cm" svg:y="2.842cm">
        <text:p/>
        <draw:enhanced-geometry svg:viewBox="0 0 21600 21600" draw:type="rectangle" draw:enhanced-path="M 0 0 L 21600 0 21600 21600 0 21600 0 0 Z N"/>
      </draw:custom-shape>
      <text:p text:style-name="P126">UNIVERSIDADE SALGADO DE OLIVEIRA</text:p>
      <text:p text:style-name="P54">PRÓ-REITORIA ACADÊMICA</text:p>
      <text:p text:style-name="P54">CURSO DE ANÁLISE DE SISTEMAS</text:p>
      <text:p text:style-name="P56"/>
      <text:p text:style-name="P56"/>
      <text:p text:style-name="P56"/>
      <text:p text:style-name="P57"/>
      <text:p text:style-name="P57"/>
      <text:p text:style-name="P57"/>
      <text:p text:style-name="P57"/>
      <text:p text:style-name="P57"/>
      <text:p text:style-name="P25">RAFAEL GOUVÊA MARTINS MALATESTA</text:p>
      <text:p text:style-name="P57">TALES ARAÚJO MENDONÇA</text:p>
      <text:p text:style-name="P56"/>
      <text:p text:style-name="P56"/>
      <text:p text:style-name="P56"/>
      <text:p text:style-name="P56"/>
      <text:p text:style-name="P56"/>
      <text:p text:style-name="P55">SGCE – SISTEMA GERENCIAL CASA ESPIRITA</text:p>
      <text:p text:style-name="P57"/>
      <text:p text:style-name="P57"/>
      <text:p text:style-name="P57"/>
      <text:p text:style-name="P57"/>
      <text:p text:style-name="P57"/>
      <text:p text:style-name="P57"/>
      <text:p text:style-name="P57"/>
      <text:p text:style-name="P4">Juiz de Fora</text:p>
      <text:p text:style-name="P4">2011</text:p>
      <text:p text:style-name="P58">RAFAEL GOUVÊA MARTINS MALATESTA</text:p>
      <text:p text:style-name="P57">TALES ARAÚJO MENDONÇA</text:p>
      <text:p text:style-name="P57"/>
      <text:p text:style-name="P57"/>
      <text:p text:style-name="P57"/>
      <text:p text:style-name="P56"/>
      <text:p text:style-name="P56"/>
      <text:p text:style-name="P56"/>
      <text:p text:style-name="P56"/>
      <text:p text:style-name="P56"/>
      <text:p text:style-name="P56"/>
      <text:p text:style-name="P56"/>
      <text:p text:style-name="P55">SGCE – SISTEMA GERENCIAL CASA ESPIRITA</text:p>
      <text:p text:style-name="P57"/>
      <text:p text:style-name="P57"/>
      <text:p text:style-name="P57"/>
      <text:p text:style-name="P59"><text:span text:style-name="T28">Projeto de </text:span><text:span text:style-name="T31">Software </text:span><text:span text:style-name="T28">apresentado ao Curso de Análise de Sistemas da Universidade Salgado de Oliveira – UNIVERSO, como parte dos requisitos para conclusão do curso.</text:span></text:p>
      <text:p text:style-name="P57"/>
      <text:p text:style-name="P57"/>
      <text:p text:style-name="P57"/>
      <text:p text:style-name="P57"/>
      <text:p text:style-name="P57"/>
      <text:p text:style-name="P57"/>
      <text:p text:style-name="P57">Juiz de Fora</text:p>
      <text:p text:style-name="P57">2011</text:p>
      <text:p text:style-name="P58">RAFAEL GOUVÊA MARTINS MALATESTA</text:p>
      <text:p text:style-name="P57">TALES ARAÚJO MENDONÇA</text:p>
      <text:p text:style-name="P57"/>
      <text:p text:style-name="P57"/>
      <text:p text:style-name="P56"/>
      <text:p text:style-name="P56"/>
      <text:p text:style-name="P56"/>
      <text:p text:style-name="P55">SGCE – SISTEMA GERENCIAL CASA ESPIRITA</text:p>
      <text:p text:style-name="P57"/>
      <text:p text:style-name="P57"/>
      <text:p text:style-name="P57"/>
      <text:p text:style-name="P59"><text:span text:style-name="T28">Projeto de </text:span><text:span text:style-name="T31">Software </text:span><text:span text:style-name="T28">apresentado ao Curso de Análise de Sistemas da Universidade Salgado de Oliveira – UNIVERSO, como parte dos requisitos para conclusão do curso.</text:span></text:p>
      <text:p text:style-name="P57"/>
      <text:p text:style-name="P57"/>
      <text:p text:style-name="P57"/>
      <text:p text:style-name="P57">_________________________________________________________</text:p>
      <text:p text:style-name="P57">RAFAEL GOUVÊA MARTINS MALATESTA</text:p>
      <text:p text:style-name="P57"/>
      <text:p text:style-name="P57"/>
      <text:p text:style-name="P57">________________________________________________________</text:p>
      <text:p text:style-name="P57">TALES ARAÚJO MENDONÇA</text:p>
      <text:p text:style-name="P57"/>
      <text:p text:style-name="P57"/>
      <text:p text:style-name="P57">Juiz de Fora</text:p>
      <text:p text:style-name="P57">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1">Data</text:p>
          </table:table-cell>
          <table:table-cell table:style-name="controle_5f_versao.A1" office:value-type="string">
            <text:p text:style-name="P81">Versão</text:p>
          </table:table-cell>
          <table:table-cell table:style-name="controle_5f_versao.A1" office:value-type="string">
            <text:p text:style-name="P81">Descrição</text:p>
          </table:table-cell>
          <table:table-cell table:style-name="controle_5f_versao.D1" office:value-type="string">
            <text:p text:style-name="P81">Autores</text:p>
          </table:table-cell>
        </table:table-row>
        <table:table-row>
          <table:table-cell table:style-name="controle_5f_versao.A2" office:value-type="string">
            <text:p text:style-name="P81">12/02/2011</text:p>
          </table:table-cell>
          <table:table-cell table:style-name="controle_5f_versao.A2" office:value-type="string">
            <text:p text:style-name="P81">1.0</text:p>
          </table:table-cell>
          <table:table-cell table:style-name="controle_5f_versao.A2" office:value-type="string">
            <text:p text:style-name="P81">Levantamento preliminar de requisitos</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14/02/2011</text:p>
          </table:table-cell>
          <table:table-cell table:style-name="controle_5f_versao.A2" office:value-type="string">
            <text:p text:style-name="P81">1.1</text:p>
          </table:table-cell>
          <table:table-cell table:style-name="controle_5f_versao.A2" office:value-type="string">
            <text:p text:style-name="P81">Contextualização</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11/03/2011</text:p>
          </table:table-cell>
          <table:table-cell table:style-name="controle_5f_versao.A2" office:value-type="string">
            <text:p text:style-name="P81">2.0</text:p>
          </table:table-cell>
          <table:table-cell table:style-name="controle_5f_versao.A2" office:value-type="string">
            <text:p text:style-name="P81">Planejamento</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7/03/2011</text:p>
          </table:table-cell>
          <table:table-cell table:style-name="controle_5f_versao.A2" office:value-type="string">
            <text:p text:style-name="P81">2.1</text:p>
          </table:table-cell>
          <table:table-cell table:style-name="controle_5f_versao.A2" office:value-type="string">
            <text:p text:style-name="P81">Ajustes de ciclo de vida, cronograma e planos de monitoramento e controle</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02/04/2011</text:p>
          </table:table-cell>
          <table:table-cell table:style-name="controle_5f_versao.A2" office:value-type="string">
            <text:p text:style-name="P81">2.2</text:p>
          </table:table-cell>
          <table:table-cell table:style-name="controle_5f_versao.A2" office:value-type="string">
            <text:p text:style-name="P81">Especificação de Requisitos</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03/04/2011</text:p>
          </table:table-cell>
          <table:table-cell table:style-name="controle_5f_versao.A2" office:value-type="string">
            <text:p text:style-name="P81">2.3</text:p>
          </table:table-cell>
          <table:table-cell table:style-name="controle_5f_versao.A2" office:value-type="string">
            <text:p text:style-name="P81">Primeiro Monitoramento e Controle</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3/04/2011</text:p>
          </table:table-cell>
          <table:table-cell table:style-name="controle_5f_versao.A2" office:value-type="string">
            <text:p text:style-name="P81">2.4</text:p>
          </table:table-cell>
          <table:table-cell table:style-name="controle_5f_versao.A2" office:value-type="string">
            <text:p text:style-name="P81">Ajustes dos Pontos de Função e cronograma</text:p>
          </table:table-cell>
          <table:table-cell table:style-name="controle_5f_versao.D2" office:value-type="string">
            <text:p text:style-name="P81"><text:bookmark-start text:name="__DdeLink__19967_1039085925"/>Rafael Malatesta e Tales Araújo<text:bookmark-end text:name="__DdeLink__19967_1039085925"/></text:p>
          </table:table-cell>
        </table:table-row>
        <table:table-row>
          <table:table-cell table:style-name="controle_5f_versao.A2" office:value-type="string">
            <text:p text:style-name="P81">20/05/2011</text:p>
          </table:table-cell>
          <table:table-cell table:style-name="controle_5f_versao.A2" office:value-type="string">
            <text:p text:style-name="P81">3.0</text:p>
          </table:table-cell>
          <table:table-cell table:style-name="controle_5f_versao.A2" office:value-type="string">
            <text:p text:style-name="P81">Segundo Monitoramento e Controle, <text:s/>Fechamento Projetos 1</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7/05/2011</text:p>
          </table:table-cell>
          <table:table-cell table:style-name="controle_5f_versao.A2" office:value-type="string">
            <text:p text:style-name="P81">3.1</text:p>
          </table:table-cell>
          <table:table-cell table:style-name="controle_5f_versao.A2" office:value-type="string">
            <text:p text:style-name="P81">Diagramas de Tabela Relacional, Diagrama de Classe e Diagrama de Sequência</text:p>
          </table:table-cell>
          <table:table-cell table:style-name="controle_5f_versao.D2" office:value-type="string">
            <text:p text:style-name="P81">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1">LISTA DE FIGURAS</text:p>
          </text:index-title>
          <text:p text:style-name="P123">Figura 1 – Modelo Clássico ou cascata<text:tab/>23</text:p>
          <text:p text:style-name="P123">Figura 2 – Estrutura Analítica do Projeto<text:tab/>26</text:p>
          <text:p text:style-name="P123">Figura 3 – Plano organizacional<text:tab/>36</text:p>
          <text:p text:style-name="P123">Figura 4 – Cronograma de atividades<text:tab/>40</text:p>
          <text:p text:style-name="P123">Figura 5 – Gráfico de Gantt<text:tab/>42</text:p>
          <text:p text:style-name="P123">Figura 6 – Mapa de atores<text:tab/>64</text:p>
          <text:p text:style-name="P123">Figura 7 – Diagrama Usuário<text:tab/>65</text:p>
          <text:p text:style-name="P123">Figura 8 – Diagrama Usuário (Perfil Coordenador)<text:tab/>66</text:p>
          <text:p text:style-name="P123">Figura 9 – Diagrama Usuário (Perfil Gestor)<text:tab/>66</text:p>
          <text:p text:style-name="P123">Figura 10 – Caso de uso Doação<text:tab/>67</text:p>
          <text:p text:style-name="P123">Figura 11 – Caso de uso família<text:tab/>68</text:p>
          <text:p text:style-name="P123">Figura 12 – Caso de uso mantimento<text:tab/>68</text:p>
          <text:p text:style-name="P123">Figura 13 – Caso de uso Usuário<text:tab/>69</text:p>
          <text:p text:style-name="P123">Figura 14 – Caso de uso voluntário<text:tab/>70</text:p>
          <text:p text:style-name="P123">Figura 15 – Caso de uso Log<text:tab/>71</text:p>
          <text:p text:style-name="P123">Figura 16 – Moledo conceitual de dados (DER)<text:tab/>122</text:p>
          <text:p text:style-name="P123">Figura 17 – Novo cronograma de atividades<text:tab/>136</text:p>
          <text:p text:style-name="P123">Figura 18 – Novo Gráfico de Gantt<text:tab/>138</text:p>
          <text:p text:style-name="P123">Figura 19 – Diagrama de Classe<text:tab/>143</text:p>
          <text:p text:style-name="P123">Figura 20 – Diagrama de Sequencia: Cadastrar Usuário<text:tab/>145</text:p>
          <text:p text:style-name="P123">Figura 21 – Diagrama de Sequencia: Alterar Usuário<text:tab/>146</text:p>
          <text:p text:style-name="P123">Figura 22 – Diagrama de Sequencia: Inativar Usuário<text:tab/>147</text:p>
          <text:p text:style-name="P123">Figura 23 – Diagrama de Sequencia: Excluir Usuário<text:tab/>148</text:p>
          <text:p text:style-name="P123">Figura 24 – Diagrama de Sequencia: Consultar Usuário<text:tab/>149</text:p>
          <text:p text:style-name="P123">Figura 25 – Diagrama de Sequencia: Incluir Mantimento<text:tab/>150</text:p>
          <text:p text:style-name="P123">Figura 26 – Diagrama de Sequencia: Alterar Mantimento<text:tab/>151</text:p>
          <text:p text:style-name="P123">Figura 27 – Diagrama de Sequencia: Excluir Mantimento<text:tab/>152</text:p>
          <text:p text:style-name="P123">Figura 28 – Diagrama de Sequencia: Consultar Estoque<text:tab/>153</text:p>
          <text:p text:style-name="P123">Figura 29 – Diagrama de Sequencia: Consultar Entrada de Mantimento<text:tab/>154</text:p>
          <text:p text:style-name="P123">Figura 30 – Diagrama de Sequencia: Consultar Saída de Cesta<text:tab/>155</text:p>
          <text:p text:style-name="P123">Figura 31 – Diagrama de Sequencia: Consultar Vencimento do Mantimento<text:tab/>156</text:p>
          <text:p text:style-name="P123">Figura 32 – Diagrama de Sequencia: Relatório de Vencimento de Mantimento<text:tab/>157</text:p>
          <text:p text:style-name="P123">Figura 33 – Diagrama de Sequencia: Relatório de Cestas Disponíveis<text:tab/>158</text:p>
          <text:p text:style-name="P123"><text:soft-page-break/>Figura 34 – Diagrama de Sequencia: Relatório de Itens Pendentes na Cesta<text:tab/>159</text:p>
          <text:p text:style-name="P123">Figura 35 – Diagrama de Sequencia: Cadastrar Voluntário<text:tab/>160</text:p>
          <text:p text:style-name="P123">Figura 36 – Diagrama de Sequencia: Alterar Voluntário<text:tab/>161</text:p>
          <text:p text:style-name="P123">Figura 37 – Diagrama de Sequencia: Inativar Voluntário<text:tab/>162</text:p>
          <text:p text:style-name="P123">Figura 38 – Diagrama de Sequencia: Excluir Voluntário<text:tab/>163</text:p>
          <text:p text:style-name="P123">Figura 39 – Diagrama de Sequencia: Consultar Voluntário<text:tab/>164</text:p>
          <text:p text:style-name="P123">Figura 40 – Diagrama de Sequencia: Relatório de Voluntário<text:tab/>165</text:p>
          <text:p text:style-name="P123">Figura 41 – Diagrama de Sequencia: Cadastrar Família<text:tab/>166</text:p>
          <text:p text:style-name="P123">Figura 42 – Diagrama de Sequencia: Cadastrar Frequência de Família<text:tab/>167</text:p>
          <text:p text:style-name="P123">Figura 43 – Diagrama de Sequencia: Alterar Família<text:tab/>168</text:p>
          <text:p text:style-name="P123">Figura 44 – Diagrama de Sequencia: Alterar Frequência Família<text:tab/>169</text:p>
          <text:p text:style-name="P123">Figura 45 – Diagrama de Sequencia: Inativar Família<text:tab/>170</text:p>
          <text:p text:style-name="P123">Figura 46 – Diagrama de Sequencia: Excluir Família<text:tab/>171</text:p>
          <text:p text:style-name="P123">Figura 47 – Diagrama de Sequencia: Consultar Família<text:tab/>172</text:p>
          <text:p text:style-name="P123">Figura 48 – Diagrama de Sequencia: Consultar Situação Família<text:tab/>173</text:p>
          <text:p text:style-name="P123">Figura 49 – Diagrama de Sequencia: Consultar Frequência Família<text:tab/>174</text:p>
          <text:p text:style-name="P123">Figura 50 – Diagrama de Sequencia: Relatório Vencimento Matrícula<text:tab/>175</text:p>
          <text:p text:style-name="P123">Figura 51 – Diagrama de Sequencia: Relatório Família Apta<text:tab/>176</text:p>
          <text:p text:style-name="P123">Figura 52 – Diagrama de Sequencia: Efetuar Login<text:tab/>177</text:p>
          <text:p text:style-name="P123">Figura 53 – Diagrama de Sequencia: Recuperar Senha<text:tab/>178</text:p>
          <text:p text:style-name="P123">Figura 54 – Diagrama de Sequencia: Armazenar Log<text:tab/>179</text:p>
          <text:p text:style-name="P123">Figura 55 – Diagrama de Sequencia: Consultar Log<text:tab/>180</text:p>
          <text:p text:style-name="P123">Figura 56 – Diagrama de Sequencia: Cadastrar Doação<text:tab/>181</text:p>
          <text:p text:style-name="P123">Figura 57 – Diagrama de Sequencia: Alterar Doação<text:tab/>182</text:p>
          <text:p text:style-name="P123">Figura 58 – Diagrama de Sequencia: Consultar Doação<text:tab/>183</text:p>
          <text:p text:style-name="P123">Figura 59 – Diagrama de Sequencia: Relatório Doação Feita<text:tab/>184</text:p>
          <text:p text:style-name="P123">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1">LISTA DE QUADROS</text:p>
          </text:index-title>
          <text:p text:style-name="P123">Quadro 1 – Acompanhamento de versões<text:tab/>5</text:p>
          <text:p text:style-name="P123">Quadro 2 – Entradas Externas<text:tab/>29</text:p>
          <text:p text:style-name="P123">Quadro 3 – Saídas Externas<text:tab/>30</text:p>
          <text:p text:style-name="P123">Quadro 4 – Arquivos Lógicos Internos<text:tab/>30</text:p>
          <text:p text:style-name="P123">Quadro 5 – Consultas Externas<text:tab/>31</text:p>
          <text:p text:style-name="P123">Quadro 6 – Cálculo do FPA não ajustado<text:tab/>32</text:p>
          <text:p text:style-name="P123">Quadro 7 – Somatório dos níveis de Influência<text:tab/>33</text:p>
          <text:p text:style-name="P123">Quadro 8 – Estimativa de esforço<text:tab/>35</text:p>
          <text:p text:style-name="P123">Quadro 9 – Pontos de Monitoramento e Controle<text:tab/>38</text:p>
          <text:p text:style-name="P123">Quadro 10 – Funções e responsabilidades<text:tab/>43</text:p>
          <text:p text:style-name="P123">Quadro 11 – Custo de software<text:tab/>45</text:p>
          <text:p text:style-name="P123">Quadro 12 – Custo de Hardware<text:tab/>46</text:p>
          <text:p text:style-name="P123">Quadro 13 – Custo de Mão de Obra<text:tab/>46</text:p>
          <text:p text:style-name="P123">Quadro 14 – Custo com outras despesas<text:tab/>48</text:p>
          <text:p text:style-name="P123">Quadro 15 – Custo total<text:tab/>48</text:p>
          <text:p text:style-name="P123">Quadro 16 – Histórico do Controle de Versão<text:tab/>55</text:p>
          <text:p text:style-name="P123">Quadro 17 – Descrição dos Atores<text:tab/>63</text:p>
          <text:p text:style-name="P123">Quadro 18 – Perfis dos Usuários do Sistema<text:tab/>67</text:p>
          <text:p text:style-name="P123">Quadro 19 – Atributos do Usuário<text:tab/>123</text:p>
          <text:p text:style-name="P123">Quadro 20 – Atributos de Voluntário<text:tab/>123</text:p>
          <text:p text:style-name="P123">Quadro 21 – Atributos da Família<text:tab/>124</text:p>
          <text:p text:style-name="P123">Quadro 22 – Atributos de Mantimento<text:tab/>129</text:p>
          <text:p text:style-name="P123">Quadro 23 – Atributos da Cesta<text:tab/>130</text:p>
          <text:p text:style-name="P123">Quadro 24 – Atributos de log<text:tab/>130</text:p>
          <text:p text:style-name="P123">Quadro 25 – Alterações nos pontos de função<text:tab/>132</text:p>
          <text:p text:style-name="P123">Quadro 26 – Novo cálculo FPA não-ajustado<text:tab/>133</text:p>
          <text:p text:style-name="P123">Quadro 27 – Nova estimativa de esforço<text:tab/>134</text:p>
          <text:p text:style-name="P123">Quadro 28 – Modelo de Classe UML<text:tab/>142</text:p>
          <text:p text:style-name="P123">Quadro 29 – Simbologia de explicação do diagrama de sequencia<text:tab/>144</text:p>
          <text:p text:style-name="P123">Quadro 30 – Complemento tabela Família do DTR<text:tab/>187</text:p>
          <text:p text:style-name="P123">Quadro 31 – Prazo do Primeiro Monitoramento e Controle<text:tab/>190</text:p>
          <text:p text:style-name="P123">Quadro 32 – Custo do Primeiro Monitoramento e Controle<text:tab/>191</text:p>
          <text:p text:style-name="P123">Quadro 33 – Prazo do Segundo Monitoramento e Controle<text:tab/>193</text:p>
          <text:p text:style-name="P123"><text:soft-page-break/>Quadro 34 – Custo do Segundo Monitoramento e Controle<text:tab/>194</text:p>
          <text:p text:style-name="P123">Quadro 35 – Tabela de Complexidade de EntradaTabela8<text:tab/>198</text:p>
          <text:p text:style-name="P123">Quadro 36 – Tabela de Complexidade de Saída<text:tab/>198</text:p>
          <text:p text:style-name="P123">Quadro 37 – Tabela de Complexidade ALI<text:tab/>198</text:p>
          <text:p text:style-name="P123">Quadro 38 – Tabela de Complexidade AIE<text:tab/>199</text:p>
          <text:p text:style-name="P123">Quadro 39 – Tabela de Complexidade de Consulta<text:tab/>199</text:p>
          <text:p text:style-name="P123">Quadro 40 – Tabela de pesos para FPA<text:tab/>199</text:p>
        </text:index-body>
      </text:user-index>
      <text:p text:style-name="P108">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0">SUMÁRIO</text:p>
          </text:index-title>
          <text:p text:style-name="P123">1 CONTEXTUALIZAÇÃO<text:tab/>15</text:p>
          <text:p text:style-name="P122">1.1 Introdução<text:tab/>15</text:p>
          <text:p text:style-name="P122">1.2 Objetivo<text:tab/>16</text:p>
          <text:p text:style-name="P122">1.3 Motivação<text:tab/>17</text:p>
          <text:p text:style-name="P122">1.4 Justificativa<text:tab/>17</text:p>
          <text:p text:style-name="P122">1.5 Levantamento preliminar de requisitos<text:tab/>18</text:p>
          <text:p text:style-name="P124">1.5.1 Cadastramento das famílias assistidas<text:tab/>18</text:p>
          <text:p text:style-name="P124">1.5.2 Cadastramento dos voluntários cadastrados<text:tab/>19</text:p>
          <text:p text:style-name="P124">1.5.3 Gerenciamento do controle de estoque<text:tab/>19</text:p>
          <text:p text:style-name="P124">1.5.4 Funcionalidades gerais do Sistema<text:tab/>20</text:p>
          <text:p text:style-name="P122">1.6 Outras questões do projeto<text:tab/>20</text:p>
          <text:p text:style-name="P123">2 PLANEJAMENTO DO PROJETO<text:tab/>21</text:p>
          <text:p text:style-name="P122">2.1 Declaração do escopo<text:tab/>21</text:p>
          <text:p text:style-name="P122">2.2 Plano do processo de desenvolvimento<text:tab/>22</text:p>
          <text:p text:style-name="P122">2.3 Metodologia de desenvolvimento<text:tab/>24</text:p>
          <text:p text:style-name="P122">2.4 Estrutura analítica do projeto<text:tab/>24</text:p>
          <text:p text:style-name="P122">2.5 Estimativa de tamanho, esforço, prazo<text:tab/>27</text:p>
          <text:p text:style-name="P124">2.5.1 Identificação das funções da aplicação<text:tab/>27</text:p>
          <text:p text:style-name="P125">2.5.1.1 Entradas Externas<text:tab/>27</text:p>
          <text:p text:style-name="P125">2.5.1.2 Saídas Externas<text:tab/>28</text:p>
          <text:p text:style-name="P125">2.5.1.3 Arquivos Lógicos Internos<text:tab/>28</text:p>
          <text:p text:style-name="P125">2.5.1.4 Arquivos de Interface Externa<text:tab/>28</text:p>
          <text:p text:style-name="P124">2.5.1.5 Consulta Externa<text:tab/>29</text:p>
          <text:p text:style-name="P124">2.5.2 Definição da complexidade das funcionalidades<text:tab/>29</text:p>
          <text:p text:style-name="P125">2.5.2.1 Entradas Externas<text:tab/>29</text:p>
          <text:p text:style-name="P125">2.5.2.2 Saídas Externas<text:tab/>30</text:p>
          <text:p text:style-name="P125">2.5.2.3 Arquivos Lógicos Internos<text:tab/>30</text:p>
          <text:p text:style-name="P125">2.5.2.4 Consultas Externas<text:tab/>31</text:p>
          <text:p text:style-name="P124">2.5.3 Calculo dos pesos (FPA Não ajustados)<text:tab/>32</text:p>
          <text:p text:style-name="P124">2.5.4 Cálculo do Fator de ajuste e FPA ajustado<text:tab/>32</text:p>
          <text:p text:style-name="P124">2.5.5 Estimativas de Esforço e Prazo<text:tab/>35</text:p>
          <text:p text:style-name="P122">2.6 Plano de Organização<text:tab/>36</text:p>
          <text:p text:style-name="P122">2.7 Plano de monitoramento e controle<text:tab/>37</text:p>
          <text:p text:style-name="P124">2.7.1 Introdução<text:tab/>37</text:p>
          <text:p text:style-name="P124">2.7.2 Custo<text:tab/>38</text:p>
          <text:p text:style-name="P124"><text:soft-page-break/>2.7.3 Prazo<text:tab/>38</text:p>
          <text:p text:style-name="P124">2.7.4 Produção<text:tab/>39</text:p>
          <text:p text:style-name="P124">2.7.5 Risco<text:tab/>39</text:p>
          <text:p text:style-name="P122">2.8 Cronograma<text:tab/>39</text:p>
          <text:p text:style-name="P124">2.8.1 Gráfico de Gantt <text:tab/>40</text:p>
          <text:p text:style-name="P122">2.9 Plano de recursos humanos<text:tab/>43</text:p>
          <text:p text:style-name="P122">2.10 Plano de recursos gerais<text:tab/>43</text:p>
          <text:p text:style-name="P124">2.10.1 Hardware<text:tab/>43</text:p>
          <text:p text:style-name="P124">2.10.2 Software<text:tab/>44</text:p>
          <text:p text:style-name="P124">2.10.3 Recursos adicionais<text:tab/>44</text:p>
          <text:p text:style-name="P122">2.11 Plano de custos<text:tab/>45</text:p>
          <text:p text:style-name="P124">2.11.2 Custos de Hardware<text:tab/>46</text:p>
          <text:p text:style-name="P124">2.11.3 Custos de Mão de Obra<text:tab/>46</text:p>
          <text:p text:style-name="P124">2.11.4 Custos com outras despesas<text:tab/>47</text:p>
          <text:p text:style-name="P124">2.11.5 Total Geral das Despesas do projeto<text:tab/>48</text:p>
          <text:p text:style-name="P122">2.12 Plano de gerencia de dados<text:tab/>49</text:p>
          <text:p text:style-name="P122">2.13 Plano de medição e análise<text:tab/>49</text:p>
          <text:p text:style-name="P122">2.14 Plano de gerencia de configuração<text:tab/>49</text:p>
          <text:p text:style-name="P122">2.15 Plano de gerencia de riscos<text:tab/>49</text:p>
          <text:p text:style-name="P122">2.16 Plano de garantia da qualidade<text:tab/>49</text:p>
          <text:p text:style-name="P122">2.17 Plano de verificação<text:tab/>49</text:p>
          <text:p text:style-name="P122">2.18 Plano de validação<text:tab/>50</text:p>
          <text:p text:style-name="P122">2.19 Plano de testes<text:tab/>50</text:p>
          <text:p text:style-name="P122">2.20 Plano de treinamento<text:tab/>51</text:p>
          <text:p text:style-name="P122">2.21 Plano de implantação<text:tab/>51</text:p>
          <text:p text:style-name="P124">2.21.1 Introdução<text:tab/>51</text:p>
          <text:p text:style-name="P124">2.21.2 Especificação do hardware e do software<text:tab/>52</text:p>
          <text:p text:style-name="P125">2.21.2.1 Hardware<text:tab/>52</text:p>
          <text:p text:style-name="P125">2.21.2.2 Software<text:tab/>52</text:p>
          <text:p text:style-name="P124">2.21.3 Guia da instalação<text:tab/>53</text:p>
          <text:p text:style-name="P122">2.22 Observações complementares<text:tab/>54</text:p>
          <text:p text:style-name="P123">3 ESPECIFICAÇÃO DE REQUISITOS<text:tab/>54</text:p>
          <text:p text:style-name="P122">3.1 Requisitos do cliente<text:tab/>55</text:p>
          <text:p text:style-name="P124">3.1.1 Descrição geral da aplicação<text:tab/>55</text:p>
          <text:p text:style-name="P125">3.1.1.1 Descrição da necessidade<text:tab/>55</text:p>
          <text:p text:style-name="P125">3.1.1.2 Objetivo<text:tab/>56</text:p>
          <text:p text:style-name="P125"><text:soft-page-break/>3.1.1.3 Escopo da Aplicação<text:tab/>56</text:p>
          <text:p text:style-name="P124">3.1.2 Descrição geral do cliente<text:tab/>57</text:p>
          <text:p text:style-name="P124">3.1.3 Lista de requisitos do cliente<text:tab/>57</text:p>
          <text:p text:style-name="P122">3.2 Requisitos do software<text:tab/>58</text:p>
          <text:p text:style-name="P124">3.2.1 - Fronteiras do software<text:tab/>58</text:p>
          <text:p text:style-name="P124">3.2.2 Itens de software<text:tab/>58</text:p>
          <text:p text:style-name="P124">3.2.3 Lista de requisitos não funcionais<text:tab/>58</text:p>
          <text:p text:style-name="P124">3.2.4 Requisitos funcionais<text:tab/>60</text:p>
          <text:p text:style-name="P125">3.2.4.1 Lista dos requisitos funcionais<text:tab/>61</text:p>
          <text:p text:style-name="P125">3.2.4.2 Descrição dos atores<text:tab/>63</text:p>
          <text:p text:style-name="P125">3.2.4.3 Descrição de casos de uso<text:tab/>67</text:p>
          <text:p text:style-name="P125">3.2.5.1 Lista de requisitos de Dados<text:tab/>119</text:p>
          <text:p text:style-name="P125">3.2.5.2 Modelo Conceitual de Dados<text:tab/>122</text:p>
          <text:p text:style-name="P125">3.2.5.3 Entidades e Atributos<text:tab/>123</text:p>
          <text:p text:style-name="P124">3.2.6 Melhoramentos Previstos<text:tab/>131</text:p>
          <text:p text:style-name="P122">3.3 Revisão de estimativas<text:tab/>131</text:p>
          <text:p text:style-name="P124">3.3.1 Considerações preliminares<text:tab/>131</text:p>
          <text:p text:style-name="P124">3.3.2 Estimativa de tamanho de Software<text:tab/>131</text:p>
          <text:p text:style-name="P124">3.3.3 Estimativa de esforço <text:tab/>132</text:p>
          <text:p text:style-name="P124">3.3.4 Estimativa de prazo<text:tab/>132</text:p>
          <text:p text:style-name="P124">3.3.5 Cronograma revisado<text:tab/>136</text:p>
          <text:p text:style-name="P124">3.3.7 Considerações finais sobre a revisão de estimativas <text:tab/>139</text:p>
          <text:p text:style-name="P123">4. MODELAGEM DE ANÁLISE<text:tab/>139</text:p>
          <text:p text:style-name="P122">4.1 Considerações preliminares<text:tab/>139</text:p>
          <text:p text:style-name="P122">4.2 Metodologia adotada<text:tab/>140</text:p>
          <text:p text:style-name="P122">4.3 Diagrama de caso de uso<text:tab/>140</text:p>
          <text:p text:style-name="P122">4.4 Diagrama de classe<text:tab/>141</text:p>
          <text:p text:style-name="P124">4.4.1 Classe <text:tab/>141</text:p>
          <text:p text:style-name="P124">4.4.2 Diagrama de classes <text:tab/>142</text:p>
          <text:p text:style-name="P122">4.4 Diagrama de sequência<text:tab/>144</text:p>
          <text:p text:style-name="P122">4.5 Diagrama de tabelas relacionais (DTR) <text:tab/>185</text:p>
          <text:p text:style-name="P123">5. MONITORAMENTO E CONTROLE<text:tab/>190</text:p>
          <text:p text:style-name="P122">5.1 Considerações Preliminares<text:tab/>190</text:p>
          <text:p text:style-name="P122">5.2 Primeiro monitoramento e controle<text:tab/>190</text:p>
          <text:p text:style-name="P124">5.2.1 Prazo<text:tab/>190</text:p>
          <text:p text:style-name="P124">5.2.2 Produção<text:tab/>191</text:p>
          <text:p text:style-name="P124">5.2.3 Custos<text:tab/>191</text:p>
          <text:p text:style-name="P124"><text:soft-page-break/>5.2.4 Riscos <text:tab/>192</text:p>
          <text:p text:style-name="P124">5.2.5 Fechamento do Primeiro Monitoramento e Controle <text:tab/>192</text:p>
          <text:p text:style-name="P122">5.3 Segundo monitoramento e controle<text:tab/>192</text:p>
          <text:p text:style-name="P124">5.2.1 Prazo<text:tab/>192</text:p>
          <text:p text:style-name="P124">5.2.2 Produção<text:tab/>194</text:p>
          <text:p text:style-name="P124">5.2.3 Custos<text:tab/>194</text:p>
          <text:p text:style-name="P124">5.2.4 Riscos <text:tab/>194</text:p>
          <text:p text:style-name="P124">5.2.5 Fechamento do Segundo Monitoramento e Controle <text:tab/>195</text:p>
          <text:p text:style-name="P123">6 CONSIDERAÇÕES FINAIS<text:tab/>195</text:p>
          <text:p text:style-name="P123">BIBLIOGRAFIA<text:tab/>197</text:p>
          <text:p text:style-name="P123">Anexo I – Tabelas Relativas ao FPA<text:tab/>198</text:p>
        </text:index-body>
      </text:table-of-content>
      <text:p text:style-name="P13"/>
      <text:h text:style-name="P173" text:outline-level="1">1 CONTEXTUALIZAÇÃO</text:h>
      <text:h text:style-name="P163"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2">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3" text:outline-level="2">1.2 Objetivo</text:h>
      <text:p text:style-name="P3"/>
      <text:p text:style-name="P6"><text:tab/>O SGCE – Sistema de Gerenciamento Centro Espírita – nome referente ao <text:span text:style-name="T32">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2">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2">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3"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3"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2">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3" text:outline-level="2">1.5 Levantamento preliminar de requisitos</text:h>
      <text:p text:style-name="P6"/>
      <text:p text:style-name="P6"><text:span text:style-name="T7"><text:tab/></text:span><text:span text:style-name="T36">Ao iniciar este projeto, a equipe de desenvolvimento tem a necessidade de fazer um levantamento preliminar das necessidades que o </text:span><text:span text:style-name="T39">software</text:span><text:span text:style-name="T36">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804082455" text:style-name="L1">
        <text:list-item>
          <text:p text:style-name="P12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615459413" text:continue-numbering="true" text:style-name="L1">
        <text:list-item>
          <text:p text:style-name="P12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722635518" text:continue-numbering="true" text:style-name="L1">
        <text:list-item>
          <text:p text:style-name="P127">A família para receber o status de apta ou não apta precisa preencher alguns <text:soft-page-break/>requisitos preestabelecidos, como: frequência continua nas atividade realizadas aos sábados. N<text:span text:style-name="T26">o caso de ausência, </text:span><text:span text:style-name="T26">levam</text:span><text:span text:style-name="T26"> </text:span><text:span text:style-name="T26">um </text:span><text:span text:style-name="T26">documento explicando a falta, a fim de que a mesma seja justificada. Após três ausência</text:span><text:span text:style-name="T26">s</text:span><text:span text:style-name="T26"> sem justificativa, perdem o vinculo.</text:span></text:p>
        </text:list-item>
      </text:list>
      <text:p text:style-name="P61"/>
      <text:h text:style-name="Heading_20_3" text:outline-level="3">1.5.2 Cadastramento dos voluntários cadastrados</text:h>
      <text:p text:style-name="P6"/>
      <text:list xml:id="list1790738143" text:style-name="L2">
        <text:list-item>
          <text:p text:style-name="P12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8"/>
        </text:list-item>
      </text:list>
      <text:h text:style-name="Heading_20_3" text:outline-level="3">1.5.3 Gerenciamento do controle de estoque</text:h>
      <text:p text:style-name="P6"/>
      <text:list xml:id="list1474939657" text:style-name="L3">
        <text:list-item>
          <text:p text:style-name="P12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292138817" text:continue-numbering="true" text:style-name="L3">
        <text:list-item>
          <text:p text:style-name="P12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743296196" text:continue-numbering="true" text:style-name="L3">
        <text:list-item>
          <text:p text:style-name="P129">O sistema mostrará quantas cestas são possíveis ser montadas com a quantidade de mantimento disponível no estoque;</text:p>
        </text:list-item>
      </text:list>
      <text:p text:style-name="P6"/>
      <text:list xml:id="list1538248947" text:continue-numbering="true" text:style-name="L3">
        <text:list-item>
          <text:p text:style-name="P129">O sistema deverá informar os alimentos que estarão com o prazo de validade <text:soft-page-break/>vencendo em um mês a partir da data de doação;</text:p>
          <text:p text:style-name="P153"/>
        </text:list-item>
      </text:list>
      <text:h text:style-name="Heading_20_3" text:outline-level="3">1.5.4 Funcionalidades gerais do Sistema</text:h>
      <text:list xml:id="list1514078698" text:style-name="L4">
        <text:list-header>
          <text:p text:style-name="P154"/>
        </text:list-header>
        <text:list-item>
          <text:p text:style-name="P15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5">O sistema será capaz de armazenar um históricos das transações realizadas no <text:span text:style-name="T32">software</text:span>; </text:p>
        </text:list-item>
        <text:list-item>
          <text:p text:style-name="P155">O sistema será capaz de realizar um backup automático do banco de dados que pode ser enviado para um e-mail cadastrado e configurado;</text:p>
        </text:list-item>
        <text:list-item>
          <text:p text:style-name="P155">Geração de relatórios tais como:</text:p>
        </text:list-item>
        <text:list-item>
          <text:p text:style-name="P154">a) Famílias cadastradas com matrícula, situação atual, data da próxima visita domiciliar.</text:p>
        </text:list-item>
        <text:list-item>
          <text:p text:style-name="P154">b) Voluntários cadastrados com nome, telefone e o tipo de colaboração.</text:p>
        </text:list-item>
        <text:list-item>
          <text:p text:style-name="P154">c) Quantidade de cestas básicas completas no estoque.</text:p>
        </text:list-item>
        <text:list-item>
          <text:p text:style-name="P154">d) Vencimento dos alimentos.</text:p>
        </text:list-item>
      </text:list>
      <text:h text:style-name="P163"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2">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70" text:outline-level="1"><text:soft-page-break/>2 PLANEJAMENTO DO PROJETO</text:h>
      <text:p text:style-name="P6"/>
      <text:h text:style-name="P163"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3"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2">software</text:span>, conhecidos também como ciclo de vida.</text:p>
      <text:p text:style-name="P6"><text:tab/>Um ciclo de vida pode ser entendido como um roteiro de atividades a serem feitos, em geral, de grandes etapas com objetos funcionais na construção do <text:span text:style-name="T32">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5"/>
      <text:list xml:id="list884751552" text:style-name="L5">
        <text:list-item>
          <text:p text:style-name="P130"><text:span text:style-name="T42">Levantamento de requisitos</text:span>: Essa é a etapa que provê recolher informações para que haja um entendimento para a construção do <text:span text:style-name="T32">software</text:span>, como, também as necessidades estabelecidas pelos clientes.</text:p>
        </text:list-item>
        <text:list-item>
          <text:p text:style-name="P130"><text:span text:style-name="T34">Análise de requisitos</text:span>: Essa etapa destina-se a construir modelos, detalhando os requisitos coletados e à representação abrangente do projeto para o <text:span text:style-name="T32">software</text:span> a ser construído. (PRESSMAN, 2006).</text:p>
        </text:list-item>
        <text:list-item>
          <text:p text:style-name="P130"><text:span text:style-name="T34">Projeto</text:span>: Nessa etapa é realizada a identificação e a descrição das abstrações principais do sistema e suas relações. Nela será descrito como o projeto será implementado, ou seja, a interação entre os módulos do <text:span text:style-name="T32">software</text:span> com suas funcionalidades específicas.</text:p>
        </text:list-item>
        <text:list-item>
          <text:p text:style-name="P130"><text:soft-page-break/><text:span text:style-name="T34">Implementação</text:span>: Nessa etapa decorre a codificação, criação do código <text:s/>fonte, do <text:span text:style-name="T32">software</text:span> que é construído em cima dos modelos criados em etapas anteriores.</text:p>
        </text:list-item>
        <text:list-item>
          <text:p text:style-name="P130"><text:span text:style-name="T35">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0"><text:span text:style-name="T34">Implantação</text:span>: Na implantação, o produto final, terminado, será entregue ao cliente pronto para ser utilizado.</text:p>
        </text:list-item>
      </text:list>
      <text:p text:style-name="P6"/>
      <text:h text:style-name="P163" text:outline-level="2">2.3 Metodologia de desenvolvimento</text:h>
      <text:p text:style-name="P6"/>
      <text:p text:style-name="P6"><text:tab/>Uma metodologia é uma explicação detalhada, minuciosa e exata de toda a ação desenvolvida no métod<text:span text:style-name="T7">o </text:span><text:span text:style-name="T27">(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2">software</text:span> com características do nosso cotidiano, tornando mais <text:s/>confortável de se gerar e reaproveitar o código fonte.</text:p>
      <text:p text:style-name="P6"/>
      <text:h text:style-name="P163" text:outline-level="2">2.4 Estrutura analítica do projeto</text:h>
      <text:p text:style-name="P6"/>
      <text:p text:style-name="P6"><text:tab/>Uma Estrutura Analítica de Projetos (EAP) ou do inglês <text:span text:style-name="T32">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3"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9">Function</text:span> Point Analysis) ou Ponto de Função, desenvolvido pela IBM em 1979, por Allan Albrecht, é uma unidade de medida de <text:span text:style-name="T32">software</text:span> utilizada para estimar o tamanho de um sistema de informação baseando nas funcionalidades percebidas pelo usuário do sistema, independentemente da tecnologia a ser utilizada para implementá-lo.</text:p>
      <text:p text:style-name="P6"/>
      <text:h text:style-name="P156"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9" text:outline-level="4">2.5.1.1 <text:span text:style-name="T34">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59" text:outline-level="4">2.5.1.2 <text:span text:style-name="T34">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9" text:outline-level="4">2.5.1.3 <text:span text:style-name="T34">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9" text:outline-level="4">2.5.1.4 <text:span text:style-name="T34">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56" text:outline-level="3"><text:soft-page-break/>2.5.1.5 <text:span text:style-name="T34">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6" text:outline-level="3">2.5.2 Definição da complexidade das funcionalidades</text:h>
      <text:p text:style-name="P62"/>
      <text:p text:style-name="P62"><text:tab/>Para realizar os cálculos de grau das funções deste item, foi utilizado os quadros 15,16,17,18 e 19 no Anexo I da página 49.</text:p>
      <text:h text:style-name="P159" text:outline-level="4">2.5.2.1 <text:span text:style-name="T34">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5">Entradas Externas</text:p>
          </table:table-cell>
          <table:covered-table-cell/>
          <table:covered-table-cell/>
          <table:covered-table-cell/>
        </table:table-row>
        <table:table-row table:style-name="Tabela1.1">
          <table:table-cell table:style-name="Tabela1.A2" office:value-type="string">
            <text:p text:style-name="P78">Descrição Função</text:p>
          </table:table-cell>
          <table:table-cell table:style-name="Tabela1.A2" office:value-type="string">
            <text:p text:style-name="P78">Qtde Arquivos</text:p>
          </table:table-cell>
          <table:table-cell table:style-name="Tabela1.A2" office:value-type="string">
            <text:p text:style-name="P78">Qtde Itens</text:p>
          </table:table-cell>
          <table:table-cell table:style-name="Tabela1.D2" office:value-type="string">
            <text:p text:style-name="P78">Grau da Função</text:p>
          </table:table-cell>
        </table:table-row>
        <table:table-row table:style-name="Tabela1.1">
          <table:table-cell table:style-name="Tabela1.A2" office:value-type="string">
            <text:p text:style-name="P77">incluir família</text:p>
          </table:table-cell>
          <table:table-cell table:style-name="Tabela1.A2" office:value-type="string">
            <text:p text:style-name="P76">2</text:p>
          </table:table-cell>
          <table:table-cell table:style-name="Tabela1.A2" office:value-type="string">
            <text:p text:style-name="P76">35</text:p>
          </table:table-cell>
          <table:table-cell table:style-name="Tabela1.D2" office:value-type="string">
            <text:p text:style-name="P76">complexo</text:p>
          </table:table-cell>
        </table:table-row>
        <table:table-row table:style-name="Tabela1.1">
          <table:table-cell table:style-name="Tabela1.A2" office:value-type="string">
            <text:p text:style-name="P77">excluir família</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alterar família</text:p>
          </table:table-cell>
          <table:table-cell table:style-name="Tabela1.A2" office:value-type="string">
            <text:p text:style-name="P76">2</text:p>
          </table:table-cell>
          <table:table-cell table:style-name="Tabela1.A2" office:value-type="string">
            <text:p text:style-name="P76">35</text:p>
          </table:table-cell>
          <table:table-cell table:style-name="Tabela1.D2" office:value-type="string">
            <text:p text:style-name="P76">complexo</text:p>
          </table:table-cell>
        </table:table-row>
        <table:table-row table:style-name="Tabela1.1">
          <table:table-cell table:style-name="Tabela1.A2" office:value-type="string">
            <text:p text:style-name="P77">incluir voluntário</text:p>
          </table:table-cell>
          <table:table-cell table:style-name="Tabela1.A2" office:value-type="string">
            <text:p text:style-name="P76">1</text:p>
          </table:table-cell>
          <table:table-cell table:style-name="Tabela1.A2" office:value-type="string">
            <text:p text:style-name="P76">11</text:p>
          </table:table-cell>
          <table:table-cell table:style-name="Tabela1.D2" office:value-type="string">
            <text:p text:style-name="P76">simples</text:p>
          </table:table-cell>
        </table:table-row>
        <table:table-row table:style-name="Tabela1.1">
          <table:table-cell table:style-name="Tabela1.A2" office:value-type="string">
            <text:p text:style-name="P77">alterar voluntário</text:p>
          </table:table-cell>
          <table:table-cell table:style-name="Tabela1.A2" office:value-type="string">
            <text:p text:style-name="P76">1</text:p>
          </table:table-cell>
          <table:table-cell table:style-name="Tabela1.A2" office:value-type="string">
            <text:p text:style-name="P76">11</text:p>
          </table:table-cell>
          <table:table-cell table:style-name="Tabela1.D2" office:value-type="string">
            <text:p text:style-name="P76">simples</text:p>
          </table:table-cell>
        </table:table-row>
        <table:table-row table:style-name="Tabela1.1">
          <table:table-cell table:style-name="Tabela1.A2" office:value-type="string">
            <text:p text:style-name="P77">excluir voluntário</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incluir mantiment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mantiment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excluir mantimento</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incluir usuári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usuári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ext:soft-page-break/>
        <table:table-row table:style-name="Tabela1.1">
          <table:table-cell table:style-name="Tabela1.A2" office:value-type="string">
            <text:p text:style-name="P77">excluir usuário</text:p>
          </table:table-cell>
          <table:table-cell table:style-name="Tabela1.A2" office:value-type="string">
            <text:p text:style-name="P76">1</text:p>
          </table:table-cell>
          <table:table-cell table:style-name="Tabela1.A2" office:value-type="string">
            <text:p text:style-name="P76">3</text:p>
          </table:table-cell>
          <table:table-cell table:style-name="Tabela1.D2" office:value-type="string">
            <text:p text:style-name="P76">simples</text:p>
          </table:table-cell>
        </table:table-row>
        <table:table-row table:style-name="Tabela1.1">
          <table:table-cell table:style-name="Tabela1.A2" office:value-type="string">
            <text:p text:style-name="P77">incluir frequência</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frequência</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excluir frequência</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
          </table:table-cell>
        </table:table-row>
        <table:table-row table:style-name="Tabela1.1">
          <table:table-cell table:style-name="Tabela1.A2" office:value-type="string">
            <text:p text:style-name="P77">Total formulário Entradas Externas</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15</text:p>
          </table:table-cell>
        </table:table-row>
        <table:table-row table:style-name="Tabela1.1">
          <table:table-cell table:style-name="Tabela1.A2" office:value-type="string">
            <text:p text:style-name="P77"/>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
          </table:table-cell>
        </table:table-row>
        <table:table-row table:style-name="Tabela1.1">
          <table:table-cell table:style-name="Tabela1.A2" office:value-type="string">
            <text:p text:style-name="P77">Total Simples</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13</text:p>
          </table:table-cell>
        </table:table-row>
        <table:table-row table:style-name="Tabela1.1">
          <table:table-cell table:style-name="Tabela1.A2" office:value-type="string">
            <text:p text:style-name="P77">Total Médio</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0</text:p>
          </table:table-cell>
        </table:table-row>
        <table:table-row table:style-name="Tabela1.1">
          <table:table-cell table:style-name="Tabela1.A2" office:value-type="string">
            <text:p text:style-name="P77">Total Complexo</text:p>
          </table:table-cell>
          <table:table-cell table:style-name="Tabela1.A2" office:value-type="string">
            <text:p text:style-name="P76"/>
          </table:table-cell>
          <table:table-cell table:style-name="Tabela1.A2" office:value-type="string">
            <text:p text:style-name="P76"/>
          </table:table-cell>
          <table:table-cell table:style-name="Tabela1.D23" office:value-type="float" office:value="2">
            <text:p text:style-name="P76">2</text:p>
          </table:table-cell>
        </table:table-row>
      </table:table>
      <text:p text:style-name="leg.Quadro"><text:tab/>Quadro 2 – Entradas Externas</text:p>
      <text:p text:style-name="P12"/>
      <text:h text:style-name="P159" text:outline-level="4">2.5.2.2 <text:span text:style-name="T34">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3">Saídas Externas</text:p>
          </table:table-cell>
          <table:covered-table-cell/>
          <table:covered-table-cell/>
          <table:covered-table-cell/>
        </table:table-row>
        <table:table-row table:style-name="Tabela2.1">
          <table:table-cell table:style-name="Tabela2.A2" office:value-type="string">
            <text:p text:style-name="P78">Descrição Função</text:p>
          </table:table-cell>
          <table:table-cell table:style-name="Tabela2.A2" office:value-type="string">
            <text:p text:style-name="P78">Qtde Arquivos</text:p>
          </table:table-cell>
          <table:table-cell table:style-name="Tabela2.A2" office:value-type="string">
            <text:p text:style-name="P78">Qtde Itens</text:p>
          </table:table-cell>
          <table:table-cell table:style-name="Tabela2.D2" office:value-type="string">
            <text:p text:style-name="P78">Grau da Função</text:p>
          </table:table-cell>
        </table:table-row>
        <table:table-row table:style-name="Tabela2.1">
          <table:table-cell table:style-name="Tabela2.A2" office:value-type="string">
            <text:p text:style-name="P77">Relatório vencimento de matricula <text:s/>famílias</text:p>
          </table:table-cell>
          <table:table-cell table:style-name="Tabela2.A2" office:value-type="string">
            <text:p text:style-name="P76">2</text:p>
          </table:table-cell>
          <table:table-cell table:style-name="Tabela2.A2" office:value-type="string">
            <text:p text:style-name="P76">5</text:p>
          </table:table-cell>
          <table:table-cell table:style-name="Tabela2.D2" office:value-type="string">
            <text:p text:style-name="P76">simples</text:p>
          </table:table-cell>
        </table:table-row>
        <table:table-row table:style-name="Tabela2.1">
          <table:table-cell table:style-name="Tabela2.A2" office:value-type="string">
            <text:p text:style-name="P77">Relatório parcial das cestas básicas</text:p>
          </table:table-cell>
          <table:table-cell table:style-name="Tabela2.A2" office:value-type="string">
            <text:p text:style-name="P76">1</text:p>
          </table:table-cell>
          <table:table-cell table:style-name="Tabela2.A2" office:value-type="string">
            <text:p text:style-name="P76">3</text:p>
          </table:table-cell>
          <table:table-cell table:style-name="Tabela2.D2" office:value-type="string">
            <text:p text:style-name="P76">simples</text:p>
          </table:table-cell>
        </table:table-row>
        <table:table-row table:style-name="Tabela2.1">
          <table:table-cell table:style-name="Tabela2.A2" office:value-type="string">
            <text:p text:style-name="P77">Relatório de quantidade de cestas básicas</text:p>
          </table:table-cell>
          <table:table-cell table:style-name="Tabela2.A2" office:value-type="string">
            <text:p text:style-name="P76">1</text:p>
          </table:table-cell>
          <table:table-cell table:style-name="Tabela2.A2" office:value-type="string">
            <text:p text:style-name="P76">1</text:p>
          </table:table-cell>
          <table:table-cell table:style-name="Tabela2.D2" office:value-type="string">
            <text:p text:style-name="P76">simples</text:p>
          </table:table-cell>
        </table:table-row>
        <table:table-row table:style-name="Tabela2.1">
          <table:table-cell table:style-name="Tabela2.D2" table:number-columns-spanned="4" office:value-type="string">
            <text:p text:style-name="P77"/>
          </table:table-cell>
          <table:covered-table-cell/>
          <table:covered-table-cell/>
          <table:covered-table-cell/>
        </table:table-row>
        <table:table-row table:style-name="Tabela2.1">
          <table:table-cell table:style-name="Tabela2.A2" office:value-type="string">
            <text:p text:style-name="P77">Total formulário Saídas Externas</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3</text:p>
          </table:table-cell>
        </table:table-row>
        <table:table-row table:style-name="Tabela2.1">
          <table:table-cell table:style-name="Tabela2.D2" table:number-columns-spanned="4" office:value-type="string">
            <text:p text:style-name="P77"/>
          </table:table-cell>
          <table:covered-table-cell/>
          <table:covered-table-cell/>
          <table:covered-table-cell/>
        </table:table-row>
        <table:table-row table:style-name="Tabela2.1">
          <table:table-cell table:style-name="Tabela2.A2" office:value-type="string">
            <text:p text:style-name="P77">Total Simples</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3</text:p>
          </table:table-cell>
        </table:table-row>
        <table:table-row table:style-name="Tabela2.1">
          <table:table-cell table:style-name="Tabela2.A2" office:value-type="string">
            <text:p text:style-name="P77">Total Médio</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0</text:p>
          </table:table-cell>
        </table:table-row>
        <table:table-row table:style-name="Tabela2.1">
          <table:table-cell table:style-name="Tabela2.A2" office:value-type="string">
            <text:p text:style-name="P77">Total Complexo</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0</text:p>
          </table:table-cell>
        </table:table-row>
      </table:table>
      <text:p text:style-name="leg.Quadro"><text:tab/>Quadro 3 – Saídas Externas</text:p>
      <text:p text:style-name="P6"/>
      <text:h text:style-name="P159" text:outline-level="4">2.5.2.3 <text:span text:style-name="T34">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3">Arquivos Lógicos Internos</text:p>
          </table:table-cell>
          <table:covered-table-cell/>
          <table:covered-table-cell/>
          <table:covered-table-cell/>
        </table:table-row>
        <table:table-row table:style-name="Tabela3.1">
          <table:table-cell table:style-name="Tabela3.A2" office:value-type="string">
            <text:p text:style-name="P78">Descrição Função</text:p>
          </table:table-cell>
          <table:table-cell table:style-name="Tabela3.A2" office:value-type="string">
            <text:p text:style-name="P78">Qtde Registros</text:p>
          </table:table-cell>
          <table:table-cell table:style-name="Tabela3.A2" office:value-type="string">
            <text:p text:style-name="P78">Qtde Campos</text:p>
          </table:table-cell>
          <table:table-cell table:style-name="Tabela3.D2" office:value-type="string">
            <text:p text:style-name="P78">Grau da Função</text:p>
          </table:table-cell>
        </table:table-row>
        <table:table-row table:style-name="Tabela3.1">
          <table:table-cell table:style-name="Tabela3.A2" office:value-type="string">
            <text:p text:style-name="P77">cadastro família</text:p>
          </table:table-cell>
          <table:table-cell table:style-name="Tabela3.A2" office:value-type="string">
            <text:p text:style-name="P76">2</text:p>
          </table:table-cell>
          <table:table-cell table:style-name="Tabela3.A2" office:value-type="string">
            <text:p text:style-name="P76">35</text:p>
          </table:table-cell>
          <table:table-cell table:style-name="Tabela3.D2" office:value-type="string">
            <text:p text:style-name="P76">médio</text:p>
          </table:table-cell>
        </table:table-row>
        <text:soft-page-break/>
        <table:table-row table:style-name="Tabela3.1">
          <table:table-cell table:style-name="Tabela3.A2" office:value-type="string">
            <text:p text:style-name="P77">cadastro voluntário</text:p>
          </table:table-cell>
          <table:table-cell table:style-name="Tabela3.A2" office:value-type="string">
            <text:p text:style-name="P76">1</text:p>
          </table:table-cell>
          <table:table-cell table:style-name="Tabela3.A2" office:value-type="string">
            <text:p text:style-name="P76">11</text:p>
          </table:table-cell>
          <table:table-cell table:style-name="Tabela3.D2" office:value-type="string">
            <text:p text:style-name="P76">simples</text:p>
          </table:table-cell>
        </table:table-row>
        <table:table-row table:style-name="Tabela3.1">
          <table:table-cell table:style-name="Tabela3.A2" office:value-type="string">
            <text:p text:style-name="P77">cadastro mantimento</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A2" office:value-type="string">
            <text:p text:style-name="P77">cadastro usuário</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A2" office:value-type="string">
            <text:p text:style-name="P77">cadastro frequência família</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D2" table:number-columns-spanned="4" office:value-type="string">
            <text:p text:style-name="P77"/>
          </table:table-cell>
          <table:covered-table-cell/>
          <table:covered-table-cell/>
          <table:covered-table-cell/>
        </table:table-row>
        <table:table-row table:style-name="Tabela3.1">
          <table:table-cell table:style-name="Tabela3.A2" office:value-type="string">
            <text:p text:style-name="P77">Total formulário ALI</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5</text:p>
          </table:table-cell>
        </table:table-row>
        <table:table-row table:style-name="Tabela3.1">
          <table:table-cell table:style-name="Tabela3.D2" table:number-columns-spanned="4" office:value-type="string">
            <text:p text:style-name="P77"/>
          </table:table-cell>
          <table:covered-table-cell/>
          <table:covered-table-cell/>
          <table:covered-table-cell/>
        </table:table-row>
        <table:table-row table:style-name="Tabela3.1">
          <table:table-cell table:style-name="Tabela3.A2" office:value-type="string">
            <text:p text:style-name="P77">Total Simples</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4</text:p>
          </table:table-cell>
        </table:table-row>
        <table:table-row table:style-name="Tabela3.1">
          <table:table-cell table:style-name="Tabela3.A2" office:value-type="string">
            <text:p text:style-name="P77">Total Médio</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1</text:p>
          </table:table-cell>
        </table:table-row>
        <table:table-row table:style-name="Tabela3.1">
          <table:table-cell table:style-name="Tabela3.A2" office:value-type="string">
            <text:p text:style-name="P77">Total Complexo</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0</text:p>
          </table:table-cell>
        </table:table-row>
      </table:table>
      <text:p text:style-name="leg.Quadro"><text:tab/>Quadro 4 – Arquivos Lógicos Internos</text:p>
      <text:p text:style-name="P6"/>
      <text:h text:style-name="P160" text:outline-level="4">2.5.2.4 <text:span text:style-name="T34">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3">Consultas Externas</text:p>
          </table:table-cell>
          <table:covered-table-cell/>
          <table:covered-table-cell/>
          <table:covered-table-cell/>
        </table:table-row>
        <table:table-row table:style-name="Tabela4.1">
          <table:table-cell table:style-name="Tabela4.A2" office:value-type="string">
            <text:p text:style-name="P78">Descrição Função</text:p>
          </table:table-cell>
          <table:table-cell table:style-name="Tabela4.A2" office:value-type="string">
            <text:p text:style-name="P78">Qtde Arquivos</text:p>
          </table:table-cell>
          <table:table-cell table:style-name="Tabela4.A2" office:value-type="string">
            <text:p text:style-name="P78">Qtde Campos</text:p>
          </table:table-cell>
          <table:table-cell table:style-name="Tabela4.D2" office:value-type="string">
            <text:p text:style-name="P78">Grau da Função</text:p>
          </table:table-cell>
        </table:table-row>
        <table:table-row table:style-name="Tabela4.1">
          <table:table-cell table:style-name="Tabela4.A2" office:value-type="string">
            <text:p text:style-name="P77">Consulta situação família</text:p>
          </table:table-cell>
          <table:table-cell table:style-name="Tabela4.A2" office:value-type="string">
            <text:p text:style-name="P76">2</text:p>
          </table:table-cell>
          <table:table-cell table:style-name="Tabela4.A2" office:value-type="string">
            <text:p text:style-name="P76">5</text:p>
          </table:table-cell>
          <table:table-cell table:style-name="Tabela4.D2" office:value-type="string">
            <text:p text:style-name="P76">simples</text:p>
          </table:table-cell>
        </table:table-row>
        <table:table-row table:style-name="Tabela4.1">
          <table:table-cell table:style-name="Tabela4.A2" office:value-type="string">
            <text:p text:style-name="P77">Consulta voluntário</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voluntário Colaborador</text:p>
          </table:table-cell>
          <table:table-cell table:style-name="Tabela4.A2" office:value-type="string">
            <text:p text:style-name="P76">1</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Consulta mantimento</text:p>
          </table:table-cell>
          <table:table-cell table:style-name="Tabela4.A2" office:value-type="string">
            <text:p text:style-name="P76">1</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Consulta usuário</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vencimento mantimentos</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frequência famílias</text:p>
          </table:table-cell>
          <table:table-cell table:style-name="Tabela4.A2" office:value-type="string">
            <text:p text:style-name="P76">2</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Efetuar login</text:p>
          </table:table-cell>
          <table:table-cell table:style-name="Tabela4.A2" office:value-type="string">
            <text:p text:style-name="P76">1</text:p>
          </table:table-cell>
          <table:table-cell table:style-name="Tabela4.A2" office:value-type="string">
            <text:p text:style-name="P76">2</text:p>
          </table:table-cell>
          <table:table-cell table:style-name="Tabela4.D2" office:value-type="string">
            <text:p text:style-name="P76">simples</text:p>
          </table:table-cell>
        </table:table-row>
        <table:table-row table:style-name="Tabela4.1">
          <table:table-cell table:style-name="Tabela4.D2" table:number-columns-spanned="4" office:value-type="string">
            <text:p text:style-name="P77"/>
          </table:table-cell>
          <table:covered-table-cell/>
          <table:covered-table-cell/>
          <table:covered-table-cell/>
        </table:table-row>
        <table:table-row table:style-name="Tabela4.1">
          <table:table-cell table:style-name="Tabela4.A2" office:value-type="string">
            <text:p text:style-name="P77">Total formulário Consultas Externas</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8</text:p>
          </table:table-cell>
        </table:table-row>
        <table:table-row table:style-name="Tabela4.1">
          <table:table-cell table:style-name="Tabela4.D2" table:number-columns-spanned="4" office:value-type="string">
            <text:p text:style-name="P77"/>
          </table:table-cell>
          <table:covered-table-cell/>
          <table:covered-table-cell/>
          <table:covered-table-cell/>
        </table:table-row>
        <table:table-row table:style-name="Tabela4.1">
          <table:table-cell table:style-name="Tabela4.A2" office:value-type="string">
            <text:p text:style-name="P77">Total Simples</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8</text:p>
          </table:table-cell>
        </table:table-row>
        <table:table-row table:style-name="Tabela4.1">
          <table:table-cell table:style-name="Tabela4.A2" office:value-type="string">
            <text:p text:style-name="P77">Total Médio</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0</text:p>
          </table:table-cell>
        </table:table-row>
        <table:table-row table:style-name="Tabela4.1">
          <table:table-cell table:style-name="Tabela4.A2" office:value-type="string">
            <text:p text:style-name="P77">Total Complexo</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0</text:p>
          </table:table-cell>
        </table:table-row>
      </table:table>
      <text:p text:style-name="leg.Quadro"><text:tab/>Quadro 5 – Consultas Externas</text:p>
      <text:p text:style-name="P6"/>
      <text:h text:style-name="P156" text:outline-level="3"><text:soft-page-break/>2.5.3 Calculo dos pesos (FPA Não ajustados)</text:h>
      <text:p text:style-name="P62"><text:tab/>Para os cálculos utilizados neste item, utilizou-se o quadro 20 do Anexo I da página 50.</text:p>
      <text:p text:style-name="P72"/>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4">Pontos de Função Não Ajustados</text:p>
          </table:table-cell>
          <table:covered-table-cell/>
          <table:covered-table-cell/>
          <table:covered-table-cell/>
          <table:covered-table-cell/>
        </table:table-row>
        <table:table-row table:style-name="Tabela5.2">
          <table:table-cell table:style-name="Tabela5.A2" office:value-type="string">
            <text:p text:style-name="P82">Tipo de Função</text:p>
          </table:table-cell>
          <table:table-cell table:style-name="Tabela5.A2" office:value-type="string">
            <text:p text:style-name="P83">Complexidade Funcional</text:p>
          </table:table-cell>
          <table:table-cell table:style-name="Tabela5.A2" office:value-type="string">
            <text:p text:style-name="P83">Quantidade</text:p>
          </table:table-cell>
          <table:table-cell table:style-name="Tabela5.A2" office:value-type="string">
            <text:p text:style-name="P83">Total Complexidade</text:p>
          </table:table-cell>
          <table:table-cell table:style-name="Tabela5.E2" office:value-type="string">
            <text:p text:style-name="P83">Total Tipo</text:p>
          </table:table-cell>
        </table:table-row>
        <table:table-row table:style-name="Tabela5.3">
          <table:table-cell table:style-name="Tabela5.A2" table:number-rows-spanned="3" office:value-type="string">
            <text:p text:style-name="P80">Arquivo Lógico Interno</text:p>
          </table:table-cell>
          <table:table-cell table:style-name="Tabela5.A2" office:value-type="string">
            <text:p text:style-name="P81">Simples</text:p>
          </table:table-cell>
          <table:table-cell table:style-name="Tabela5.A2" office:value-type="string">
            <text:p text:style-name="P81">4</text:p>
          </table:table-cell>
          <table:table-cell table:style-name="Tabela5.A2" office:value-type="string">
            <text:p text:style-name="P81">* 7 = 0</text:p>
          </table:table-cell>
          <table:table-cell table:style-name="Tabela5.E2" office:value-type="string">
            <text:p text:style-name="P81">28</text:p>
          </table:table-cell>
        </table:table-row>
        <table:table-row table:style-name="Tabela5.4">
          <table:covered-table-cell/>
          <table:table-cell table:style-name="Tabela5.A2" office:value-type="string">
            <text:p text:style-name="P81">Média</text:p>
          </table:table-cell>
          <table:table-cell table:style-name="Tabela5.A2" office:value-type="string">
            <text:p text:style-name="P81">1</text:p>
          </table:table-cell>
          <table:table-cell table:style-name="Tabela5.A2" office:value-type="string">
            <text:p text:style-name="P81">* 10 = 0</text:p>
          </table:table-cell>
          <table:table-cell table:style-name="Tabela5.E2" office:value-type="string">
            <text:p text:style-name="P81">10</text:p>
          </table:table-cell>
        </table:table-row>
        <table:table-row table:style-name="Tabela5.5">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15 = 0</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103">Interface Externa</text:p>
          </table:table-cell>
          <table:table-cell table:style-name="Tabela5.A2" office:value-type="string">
            <text:p text:style-name="P81">Simples</text:p>
          </table:table-cell>
          <table:table-cell table:style-name="Tabela5.A2" office:value-type="string">
            <text:p text:style-name="P81">0</text:p>
          </table:table-cell>
          <table:table-cell table:style-name="Tabela5.A2" office:value-type="string">
            <text:p text:style-name="P81">* 5 = 0</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7 = 0</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10 = 0</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Entrada Externa</text:p>
          </table:table-cell>
          <table:table-cell table:style-name="Tabela5.A2" office:value-type="string">
            <text:p text:style-name="P81">Simples</text:p>
          </table:table-cell>
          <table:table-cell table:style-name="Tabela5.A2" office:value-type="string">
            <text:p text:style-name="P81">13</text:p>
          </table:table-cell>
          <table:table-cell table:style-name="Tabela5.A2" office:value-type="string">
            <text:p text:style-name="P81">* 3 =</text:p>
          </table:table-cell>
          <table:table-cell table:style-name="Tabela5.E2" office:value-type="string">
            <text:p text:style-name="P81">39</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4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2</text:p>
          </table:table-cell>
          <table:table-cell table:style-name="Tabela5.A2" office:value-type="string">
            <text:p text:style-name="P81">* 6 =</text:p>
          </table:table-cell>
          <table:table-cell table:style-name="Tabela5.E2" office:value-type="string">
            <text:p text:style-name="P81">12</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Saída Externa</text:p>
          </table:table-cell>
          <table:table-cell table:style-name="Tabela5.A2" office:value-type="string">
            <text:p text:style-name="P81">Simples</text:p>
          </table:table-cell>
          <table:table-cell table:style-name="Tabela5.A2" office:value-type="string">
            <text:p text:style-name="P81">3</text:p>
          </table:table-cell>
          <table:table-cell table:style-name="Tabela5.A2" office:value-type="string">
            <text:p text:style-name="P81">* 4 =</text:p>
          </table:table-cell>
          <table:table-cell table:style-name="Tabela5.E2" office:value-type="string">
            <text:p text:style-name="P81">12</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5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7 =</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Consulta Externa</text:p>
          </table:table-cell>
          <table:table-cell table:style-name="Tabela5.A2" office:value-type="string">
            <text:p text:style-name="P81">Simples</text:p>
          </table:table-cell>
          <table:table-cell table:style-name="Tabela5.A2" office:value-type="string">
            <text:p text:style-name="P81">8</text:p>
          </table:table-cell>
          <table:table-cell table:style-name="Tabela5.A2" office:value-type="string">
            <text:p text:style-name="P81">* 3 =</text:p>
          </table:table-cell>
          <table:table-cell table:style-name="Tabela5.E2" office:value-type="string">
            <text:p text:style-name="P81">24</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4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6 =</text:p>
          </table:table-cell>
          <table:table-cell table:style-name="Tabela5.E2" office:value-type="string">
            <text:p text:style-name="P81">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3">125</text:p>
          </table:table-cell>
        </table:table-row>
      </table:table>
      <text:p text:style-name="leg.Quadro"><text:tab/>Quadro 6 – Cálculo do FPA não ajustado</text:p>
      <text:p text:style-name="P72"/>
      <text:h text:style-name="P156"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2"/>
      <text:p text:style-name="P73">O nível de influência de cada característica é dado por uma escala de 0 a 5:</text:p>
      <text:p text:style-name="P73"><text:soft-page-break/></text:p>
      <text:p text:style-name="P74"><text:tab/>0 = Não existe nenhuma influência</text:p>
      <text:p text:style-name="P74"><text:tab/>1 = Pouca influência</text:p>
      <text:p text:style-name="P74"><text:tab/>2 = Influência moderada</text:p>
      <text:p text:style-name="P74"><text:tab/>3 = Influência média</text:p>
      <text:p text:style-name="P74"><text:tab/>4 = Influência significativa</text:p>
      <text:p text:style-name="P74"><text:tab/>5 = Grande influência</text:p>
      <text:p text:style-name="P74"/>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3">Cálculo do Fator de Ajuste</text:p>
          </table:table-cell>
          <table:covered-table-cell/>
        </table:table-row>
        <table:table-row table:style-name="Tabela6.1">
          <table:table-cell table:style-name="Tabela6.A2" office:value-type="string">
            <text:p text:style-name="P83">Características Gerais das Aplicações Nível de Influência</text:p>
          </table:table-cell>
          <table:table-cell table:style-name="Tabela6.B2" office:value-type="string">
            <text:p text:style-name="P83">Nível de influência</text:p>
          </table:table-cell>
        </table:table-row>
        <table:table-row table:style-name="Tabela6.1">
          <table:table-cell table:style-name="Tabela6.A2" office:value-type="string">
            <text:p text:style-name="P80">Comunicação</text:p>
          </table:table-cell>
          <table:table-cell table:style-name="Tabela6.B2" office:value-type="string">
            <text:p text:style-name="P81">4</text:p>
          </table:table-cell>
        </table:table-row>
        <table:table-row table:style-name="Tabela6.1">
          <table:table-cell table:style-name="Tabela6.A2" office:value-type="string">
            <text:p text:style-name="P80">Funções distribuídas</text:p>
          </table:table-cell>
          <table:table-cell table:style-name="Tabela6.B2" office:value-type="string">
            <text:p text:style-name="P81">4</text:p>
          </table:table-cell>
        </table:table-row>
        <table:table-row table:style-name="Tabela6.1">
          <table:table-cell table:style-name="Tabela6.A2" office:value-type="string">
            <text:p text:style-name="P80">Desempenho</text:p>
          </table:table-cell>
          <table:table-cell table:style-name="Tabela6.B2" office:value-type="string">
            <text:p text:style-name="P81">0</text:p>
          </table:table-cell>
        </table:table-row>
        <table:table-row table:style-name="Tabela6.1">
          <table:table-cell table:style-name="Tabela6.A2" office:value-type="string">
            <text:p text:style-name="P80">Configuração de equipamentos</text:p>
          </table:table-cell>
          <table:table-cell table:style-name="Tabela6.B2" office:value-type="string">
            <text:p text:style-name="P81">1</text:p>
          </table:table-cell>
        </table:table-row>
        <table:table-row table:style-name="Tabela6.1">
          <table:table-cell table:style-name="Tabela6.A2" office:value-type="string">
            <text:p text:style-name="P80">Volume de transações</text:p>
          </table:table-cell>
          <table:table-cell table:style-name="Tabela6.B2" office:value-type="string">
            <text:p text:style-name="P81">0</text:p>
          </table:table-cell>
        </table:table-row>
        <table:table-row table:style-name="Tabela6.1">
          <table:table-cell table:style-name="Tabela6.A2" office:value-type="string">
            <text:p text:style-name="P80">Entrada de dados</text:p>
          </table:table-cell>
          <table:table-cell table:style-name="Tabela6.B2" office:value-type="string">
            <text:p text:style-name="P81">5</text:p>
          </table:table-cell>
        </table:table-row>
        <table:table-row table:style-name="Tabela6.1">
          <table:table-cell table:style-name="Tabela6.A2" office:value-type="string">
            <text:p text:style-name="P80">Interfaces com o usuário</text:p>
          </table:table-cell>
          <table:table-cell table:style-name="Tabela6.B2" office:value-type="string">
            <text:p text:style-name="P81">3</text:p>
          </table:table-cell>
        </table:table-row>
        <table:table-row table:style-name="Tabela6.1">
          <table:table-cell table:style-name="Tabela6.A2" office:value-type="string">
            <text:p text:style-name="P80">Atualizações on-line</text:p>
          </table:table-cell>
          <table:table-cell table:style-name="Tabela6.B2" office:value-type="string">
            <text:p text:style-name="P81">3</text:p>
          </table:table-cell>
        </table:table-row>
        <table:table-row table:style-name="Tabela6.1">
          <table:table-cell table:style-name="Tabela6.A2" office:value-type="string">
            <text:p text:style-name="P80">Processamento complexo</text:p>
          </table:table-cell>
          <table:table-cell table:style-name="Tabela6.B2" office:value-type="string">
            <text:p text:style-name="P81">0</text:p>
          </table:table-cell>
        </table:table-row>
        <table:table-row table:style-name="Tabela6.1">
          <table:table-cell table:style-name="Tabela6.A2" office:value-type="string">
            <text:p text:style-name="P80">Reutilização</text:p>
          </table:table-cell>
          <table:table-cell table:style-name="Tabela6.B2" office:value-type="string">
            <text:p text:style-name="P81">1</text:p>
          </table:table-cell>
        </table:table-row>
        <table:table-row table:style-name="Tabela6.1">
          <table:table-cell table:style-name="Tabela6.A2" office:value-type="string">
            <text:p text:style-name="P80">Facilidade de implantação</text:p>
          </table:table-cell>
          <table:table-cell table:style-name="Tabela6.B2" office:value-type="string">
            <text:p text:style-name="P81">1</text:p>
          </table:table-cell>
        </table:table-row>
        <table:table-row table:style-name="Tabela6.1">
          <table:table-cell table:style-name="Tabela6.A2" office:value-type="string">
            <text:p text:style-name="P80">Facilidade operacional</text:p>
          </table:table-cell>
          <table:table-cell table:style-name="Tabela6.B2" office:value-type="string">
            <text:p text:style-name="P81">1</text:p>
          </table:table-cell>
        </table:table-row>
        <table:table-row table:style-name="Tabela6.1">
          <table:table-cell table:style-name="Tabela6.A2" office:value-type="string">
            <text:p text:style-name="P80">Múltiplos locais</text:p>
          </table:table-cell>
          <table:table-cell table:style-name="Tabela6.B2" office:value-type="string">
            <text:p text:style-name="P81">3</text:p>
          </table:table-cell>
        </table:table-row>
        <table:table-row table:style-name="Tabela6.1">
          <table:table-cell table:style-name="Tabela6.A2" office:value-type="string">
            <text:p text:style-name="P80">Facilidade de mudanças (flexibilidade)</text:p>
          </table:table-cell>
          <table:table-cell table:style-name="Tabela6.B2" office:value-type="string">
            <text:p text:style-name="P81">1</text:p>
          </table:table-cell>
        </table:table-row>
        <table:table-row table:style-name="Tabela6.1">
          <table:table-cell table:style-name="Tabela6.A2" office:value-type="string">
            <text:p text:style-name="P82">Total geral</text:p>
          </table:table-cell>
          <table:table-cell table:style-name="Tabela6.B2" office:value-type="string">
            <text:p text:style-name="P83">27</text:p>
          </table:table-cell>
        </table:table-row>
      </table:table>
      <text:p text:style-name="leg.Quadro"><text:tab/>Quadro 7 – Somatório dos níveis de Influência</text:p>
      <text:p text:style-name="P62"/>
      <text:p text:style-name="P62"><text:tab/><text:span text:style-name="T37">Comunicação – grau 4: Aplicação é mais do que um</text:span><text:span text:style-name="T37">a</text:span><text:span text:style-name="T37"> entrada de dados on-line, mas suporta apenas um tipo de protocolo de comunicação.</text:span></text:p>
      <text:p text:style-name="P64"><text:tab/>Funções distribuídas – grau 4: Processamento distribuído e a transferência de dados são on-line e em ambas as direções .</text:p>
      <text:p text:style-name="P64"><text:tab/>Desempenho – grau 0: Nenhum requerimento especial de performance foi <text:soft-page-break/>solicitado pelo usuário.</text:p>
      <text:p text:style-name="P64"><text:tab/>Configurações de equipamentos – grau 1: Existem restrições operacionais leves. Não é necessário esforço especial para resolver as restrições.</text:p>
      <text:p text:style-name="P64"><text:tab/>Volume de transações – grau 0: Não estão previstos períodos de picos de volume de transação.</text:p>
      <text:p text:style-name="P62"><text:span text:style-name="T37"><text:tab/>Entrada de dados – grau 5: Mais de 30% das transações são entradas de</text:span> dados <text:span text:style-name="T30">on-line</text:span>.</text:p>
      <text:p text:style-name="P62"><text:tab/><text:span text:style-name="T37">Interfaces com usuário – grau 3: O sistema possui menus, utilização de </text:span><text:span text:style-name="T38">mouse</text:span><text:span text:style-name="T37">, </text:span><text:span text:style-name="T38">scrolling</text:span><text:span text:style-name="T37"> vertical, </text:span><text:span text:style-name="T38">drop down list</text:span><text:span text:style-name="T37">, janelas </text:span><text:span text:style-name="T38">pop-up, menos numero de telas para executar funções</text:span><text:span text:style-name="T37">.</text:span></text:p>
      <text:p text:style-name="P64"><text:tab/>Atualizações <text:span text:style-name="T30">on-line</text:span> – grau 3: <text:span text:style-name="T30">Atualização On-Line da maioria dos Arquivos </text:span><text:span text:style-name="T30">Lógicos</text:span><text:span text:style-name="T30"> Internos</text:span>.</text:p>
      <text:p text:style-name="P64"><text:tab/>Processamento complexo – grau 0: Não há processamento caracterizado como complexo.</text:p>
      <text:p text:style-name="P64"><text:tab/>Reutilização – grau 1: Código reutilizável é usado somente na aplicação.</text:p>
      <text:p text:style-name="P64"><text:tab/>Facilidade de implantação – grau 1: Nenhuma consideração especial foi estabelecida pelo usuário, mas procedimentos especiais são necessários na implantação, neste caso disponibilidade de hospedagem na <text:span text:style-name="T30">web e configuração de banco de dados </text:span>.</text:p>
      <text:p text:style-name="P64"><text:tab/>Facilidade operacional – grau 1: Processo de backup e recuperação com a intervenção do operador.</text:p>
      <text:p text:style-name="P64"><text:tab/>Múltiplos locais – grau 3: A necessidade de múltiplos locais (navegadores) foi considerada no projeto, assim como diferentes <text:span text:style-name="T30">softwares</text:span> e <text:span text:style-name="T30">hardwares</text:span>.</text:p>
      <text:p text:style-name="P64"><text:tab/>Facilidade de mudanças – grau 1: Estão disponíveis facilidades como consulta e relatórios flexíveis para atender necessidades simples.</text:p>
      <text:p text:style-name="P62"/>
      <text:p text:style-name="P62"><text:tab/>O fator de ajuste é dado a partir da fórmula pré definida:</text:p>
      <text:p text:style-name="P62"><text:tab/>Fator Ajuste (FA)= 0,65 + ( 0,01 * Σ(NI)) , onde NI =Nível de influência calculado anteriormente no quadro 6.</text:p>
      <text:p text:style-name="P62"/>
      <text:p text:style-name="P62"><text:tab/>Aplicando a formula temos:</text:p>
      <text:p text:style-name="P62"><text:tab/>FA = 0.65 + (0,01* 27)</text:p>
      <text:p text:style-name="P62"><text:tab/><text:span text:style-name="T6">FA = 0,92</text:span></text:p>
      <text:p text:style-name="P66"/>
      <text:p text:style-name="P62"><text:span text:style-name="T6"><text:tab/></text:span><text:span text:style-name="T33">O cálculo dos pontos de função ajustados é o produto do fator de ajuste e dos </text:span><text:span text:style-name="T33">pontos de função brutos </text:span></text:p>
      <text:p text:style-name="P66"><text:tab/>FPA = FPNA * FVA</text:p>
      <text:p text:style-name="P62"><text:span text:style-name="T33"><text:tab/>O</text:span>nde FPA é ponto de função ajustado, FPNA é ponto de função não ajustado <text:soft-page-break/>e FVA é fator de valor de ajuste.</text:p>
      <text:p text:style-name="P62"/>
      <text:p text:style-name="P62">O resultado geral será fornecido através do cálculo</text:p>
      <text:p text:style-name="P63"><text:tab/>FPA = 125 * 0,92</text:p>
      <text:p text:style-name="P62"><text:span text:style-name="T36"><text:tab/></text:span><text:span text:style-name="T40">FPA = 115</text:span></text:p>
      <text:p text:style-name="P62"><text:span text:style-name="T36">cujo resultado é 115, após arredondamento do produto realizado no passo anterior.</text:span> </text:p>
      <text:p text:style-name="P62"/>
      <text:h text:style-name="Heading_20_3" text:outline-level="3">2.5.5 Estimativas de Esforço e Prazo</text:h>
      <text:p text:style-name="P62"/>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6">7,5</text:p>
          </table:table-cell>
          <table:table-cell table:style-name="Tabela7.C2" office:value-type="string">
            <text:p text:style-name="P85"/>
          </table:table-cell>
        </table:table-row>
        <table:table-row>
          <table:table-cell table:style-name="Tabela7.A2" office:value-type="string">
            <text:p text:style-name="P34">Esforço total em hh(hora/homem) 7,5 * 115 =</text:p>
          </table:table-cell>
          <table:table-cell table:style-name="Tabela7.B2" office:value-type="string">
            <text:p text:style-name="P106">862,5</text:p>
          </table:table-cell>
          <table:table-cell table:style-name="Tabela7.C2" office:value-type="string">
            <text:p text:style-name="P85"/>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6">21,2962</text:p>
          </table:table-cell>
          <table:table-cell table:style-name="Tabela7.C2" office:value-type="string">
            <text:p text:style-name="P85"/>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6">2</text:p>
          </table:table-cell>
          <table:table-cell table:style-name="Tabela7.C2" office:value-type="string">
            <text:p text:style-name="P85"/>
          </table:table-cell>
        </table:table-row>
        <table:table-row>
          <table:table-cell table:style-name="Tabela7.A2" office:value-type="string">
            <text:p text:style-name="P34">Tamanho da Equipe = ( ( H / M ) / Prazo )</text:p>
          </table:table-cell>
          <table:table-cell table:style-name="Tabela7.B2" office:value-type="string">
            <text:p text:style-name="P107"/>
          </table:table-cell>
          <table:table-cell table:style-name="Tabela7.C2" office:value-type="string">
            <text:p text:style-name="P85"/>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5"/>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5"/>
          </table:table-cell>
        </table:table-row>
      </table:table>
      <text:p text:style-name="leg.Quadro"><text:tab/>Quadro 8 – Estimativa de esforço</text:p>
      <text:p text:style-name="P62"/>
      <text:h text:style-name="P163"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116450008" text:style-name="L6">
        <text:list-item>
          <text:p text:style-name="P131"><text:span text:style-name="T34">Gerente de </text:span><text:span text:style-name="T34">p</text:span><text:span text:style-name="T34">rojeto</text:span>: É responsável por coordenar as interações com os demais níveis abaixo, para conduzir o planejamento do projeto, mantendo a equipe focada para alcançar os objetivos do projeto. </text:p>
        </text:list-item>
        <text:list-item>
          <text:p text:style-name="P131"><text:span text:style-name="T34">Cliente</text:span>: Atribui os dados necessários para que o sistema seja construído. Informando ao analista de sistemas todos os requisitos que irão compor o sistema; valida as propostas ofertadas pelo analista e aprova a construção do <text:span text:style-name="T32">software</text:span>.</text:p>
        </text:list-item>
        <text:list-item>
          <text:p text:style-name="P131"><text:span text:style-name="T34">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1"><text:span text:style-name="T34">Programador</text:span>: Codifica o sistema de acordo com as especificações <text:soft-page-break/>feitas pelo analista, objetivando a coesão de um sistema funcional de acordo com o que foi especificado.</text:p>
        </text:list-item>
        <text:list-item>
          <text:p text:style-name="P131"><text:span text:style-name="T34">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1"/>
        </text:list-item>
      </text:list>
      <text:h text:style-name="P163"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1">Ordem</text:p>
          </table:table-cell>
          <table:table-cell table:style-name="Tabela33.B1" office:value-type="string">
            <text:p text:style-name="P81">Ponto</text:p>
          </table:table-cell>
        </table:table-row>
        <table:table-row>
          <table:table-cell table:style-name="Tabela33.A2" office:value-type="string">
            <text:p text:style-name="P95">1º Marco</text:p>
          </table:table-cell>
          <table:table-cell table:style-name="Tabela33.B2" office:value-type="string">
            <text:p text:style-name="P95">Final da fase da especificação de requisitos</text:p>
          </table:table-cell>
        </table:table-row>
        <table:table-row>
          <table:table-cell table:style-name="Tabela33.A2" office:value-type="string">
            <text:p text:style-name="P95">2º Marco</text:p>
          </table:table-cell>
          <table:table-cell table:style-name="Tabela33.B2" office:value-type="string">
            <text:p text:style-name="P95">Final da fase de análise e modelagem </text:p>
          </table:table-cell>
        </table:table-row>
        <table:table-row>
          <table:table-cell table:style-name="Tabela33.A2" office:value-type="string">
            <text:p text:style-name="P95">3º Marco</text:p>
          </table:table-cell>
          <table:table-cell table:style-name="Tabela33.B2" office:value-type="string">
            <text:p text:style-name="P95">Final da fase de processo de teste</text:p>
          </table:table-cell>
        </table:table-row>
        <table:table-row>
          <table:table-cell table:style-name="Tabela33.A2" office:value-type="string">
            <text:p text:style-name="P95">4º Marco</text:p>
          </table:table-cell>
          <table:table-cell table:style-name="Tabela33.B2" office:value-type="string">
            <text:p text:style-name="P95">Final da fase da implantação pré-operação</text:p>
          </table:table-cell>
        </table:table-row>
        <table:table-row>
          <table:table-cell table:style-name="Tabela33.A2" office:value-type="string">
            <text:p text:style-name="P95">5º Marco</text:p>
          </table:table-cell>
          <table:table-cell table:style-name="Tabela33.B2" office:value-type="string">
            <text:p text:style-name="P95">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2">software</text:span> utilizado, pois, em sua grande parte, o <text:span text:style-name="T32">software</text:span> livre estará à frente. Outro detalhe relevante é que os poucos <text:span text:style-name="T32">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2">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8"><text:tab/>"Por decisão do </text:span><text:span text:style-name="T28">C</text:span><text:span text:style-name="T28">olegiado do curso, a apresentação do </text:span><text:span text:style-name="T4">plano de monitoramento e controle de p</text:span><text:span text:style-name="T5">rodução</text:span><text:span text:style-name="T28"> é opcional, e por este motivo não será </text:span><text:span text:style-name="T28">elaborado neste projeto."</text:span></text:p>
      <text:p text:style-name="P20"/>
      <text:h text:style-name="Heading_20_3" text:outline-level="3">2.7.5 Risco</text:h>
      <text:p text:style-name="P20"/>
      <text:p text:style-name="P20"><text:span text:style-name="T28"><text:tab/>"Por decisão do </text:span><text:span text:style-name="T28">C</text:span><text:span text:style-name="T28">olegiado do curso, a apresentação do </text:span><text:span text:style-name="T4">plano de monitoramento e controle de </text:span><text:span text:style-name="T4">risco</text:span><text:span text:style-name="T28"> é opcional, e por este motivo não será elaborado neste projeto."</text:span></text:p>
      <text:p text:style-name="P20"/>
      <text:h text:style-name="P164" text:outline-level="2">2.8 Cronograma</text:h>
      <text:p text:style-name="P60"/>
      <text:p text:style-name="P61"><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1"><text:tab/>Para as informações de construção do projeto utilizou-se, como definido no escopo, recursos contendo duas pessoas na equipe a trabalhar pela disponibilidade de cada integrante em meio ao período letivo. </text:p>
      <text:p text:style-name="P61"><text:tab/>A definição de cada data, com seus respectivos prazos, foi definida no cronograma de atividades (Figura 4), com observações decorridas em projetos passados que utilizaram o clico de vida cascata. </text:p>
      <text:p text:style-name="P61"><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0"/>
      <text:h text:style-name="Heading_20_3" text:outline-level="3">2.8.1 Gráfico de Gantt </text:h>
      <text:p text:style-name="P68"/>
      <text:p text:style-name="P69"><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9"><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7"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7">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8">Responsabilidade</text:p>
          </table:table-cell>
          <table:table-cell table:style-name="Tabela11.C2" office:value-type="string">
            <text:p text:style-name="P118">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3"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69155274" text:style-name="L7">
        <text:list-item>
          <text:p text:style-name="P132">1 Notebook Pentium Dual-Core com 4GB de memória RAM, 320GB de HD; </text:p>
        </text:list-item>
        <text:list-item>
          <text:p text:style-name="P132">1 Microcomputador pessoal Intel Core2 Duo com 512GB de memória RAM, 200GB de HD;</text:p>
        </text:list-item>
        <text:list-item>
          <text:p text:style-name="P132">1 Impressora Multifuncional;</text:p>
        </text:list-item>
        <text:list-item>
          <text:p text:style-name="P132">1 Impressora a laser; </text:p>
        </text:list-item>
        <text:list-item>
          <text:p text:style-name="P132"><text:soft-page-break/>2 Roteadores;</text:p>
        </text:list-item>
      </text:list>
      <text:p text:style-name="P6"/>
      <text:h text:style-name="Heading_20_3" text:outline-level="3">2.10.2 Software</text:h>
      <text:p text:style-name="P6"/>
      <text:list xml:id="list650305615" text:style-name="L8">
        <text:list-item>
          <text:p text:style-name="P133">Ubuntu 10.10 Desktop Edition - <text:span text:style-name="T32">Software</text:span> Livre; </text:p>
        </text:list-item>
        <text:list-item>
          <text:p text:style-name="P133">Microsoft Windows 7 Home Basic - Licenciado; </text:p>
        </text:list-item>
        <text:list-item>
          <text:p text:style-name="P133">OpenOffice 3.2 - <text:span text:style-name="T32">Software</text:span> Livre; </text:p>
        </text:list-item>
        <text:list-item>
          <text:p text:style-name="P133">Google Chrome 9.0 - <text:span text:style-name="T32">Software</text:span> Livre; </text:p>
        </text:list-item>
        <text:list-item>
          <text:p text:style-name="P133">Mozilla Firefox 3.6 - <text:span text:style-name="T32">Software</text:span> Livre; </text:p>
        </text:list-item>
        <text:list-item>
          <text:p text:style-name="P133">Kdesvn 1.5.4 - <text:span text:style-name="T32">Software</text:span> Livre;</text:p>
        </text:list-item>
        <text:list-item>
          <text:p text:style-name="P133"><text:span text:style-name="T41">Tortoise SVN 1.6.12 </text:span><text:span text:style-name="T41">- Gratuito</text:span><text:span text:style-name="T41">;</text:span></text:p>
        </text:list-item>
        <text:list-item>
          <text:p text:style-name="P133">StarUml 5.0.2 - <text:span text:style-name="T32">Software</text:span> Livre; </text:p>
        </text:list-item>
        <text:list-item>
          <text:p text:style-name="P133">OpenProj 1.42 - <text:span text:style-name="T32">Software</text:span> Livre;</text:p>
        </text:list-item>
        <text:list-item>
          <text:p text:style-name="P133">Wbs Tool Web 0.9 beta - Gratuito;</text:p>
        </text:list-item>
        <text:list-item>
          <text:p text:style-name="P133">brModelo 2.0 - <text:span text:style-name="T32">Software</text:span> Livre; </text:p>
        </text:list-item>
        <text:list-item>
          <text:p text:style-name="P133">Vi IMproved 7.2 - <text:span text:style-name="T32">Software</text:span> Livre; </text:p>
        </text:list-item>
        <text:list-item>
          <text:p text:style-name="P133">Geany 0.19 - <text:span text:style-name="T32">Software</text:span> Livre; </text:p>
        </text:list-item>
        <text:list-item>
          <text:p text:style-name="P133">CakePHP 1.3.2 - <text:span text:style-name="T32">Software</text:span> Livre; </text:p>
        </text:list-item>
        <text:list-item>
          <text:p text:style-name="P133">PHP 5.3.3 - <text:span text:style-name="T32">Software</text:span> Livre; </text:p>
        </text:list-item>
        <text:list-item>
          <text:p text:style-name="P133">Mysql 5.0 - <text:span text:style-name="T32">Software</text:span> Livre; </text:p>
        </text:list-item>
        <text:list-item>
          <text:p text:style-name="P133">Dia 0.97.1 - <text:span text:style-name="T32">Software</text:span> Livre; </text:p>
        </text:list-item>
        <text:list-item>
          <text:p text:style-name="P133">Apache 2.2.16 - <text:span text:style-name="T32">Software</text:span> Livre;</text:p>
        </text:list-item>
        <text:list-item>
          <text:p text:style-name="P133">Windows Live Messenger - Gratuito;</text:p>
        </text:list-item>
        <text:list-item>
          <text:p text:style-name="P138">Empathy 2.32 - <text:span text:style-name="T32">Software</text:span> Livre;</text:p>
        </text:list-item>
        <text:list-item>
          <text:p text:style-name="P138">Gimp 2.6 – <text:span text:style-name="T32">Software</text:span> Livre;</text:p>
        </text:list-item>
        <text:list-item>
          <text:p text:style-name="P138">Inkscape 0.48 - <text:span text:style-name="T32">Software</text:span> Livre;</text:p>
        </text:list-item>
        <text:list-item>
          <text:p text:style-name="P138">MySQL Workbench v5.2.34 – Software Livre;</text:p>
          <text:p text:style-name="P138"/>
        </text:list-item>
      </text:list>
      <text:h text:style-name="Heading_20_3" text:outline-level="3"><text:soft-page-break/>2.10.3 Recursos adicionais</text:h>
      <text:p text:style-name="P6"/>
      <text:list xml:id="list1674113415" text:style-name="L9">
        <text:list-item>
          <text:p text:style-name="P134">Energia elétrica; </text:p>
        </text:list-item>
        <text:list-item>
          <text:p text:style-name="P134">Telefone; </text:p>
        </text:list-item>
        <text:list-item>
          <text:p text:style-name="P134">Internet; </text:p>
        </text:list-item>
        <text:list-item>
          <text:p text:style-name="P134">Encadernações;</text:p>
        </text:list-item>
        <text:list-item>
          <text:p text:style-name="P134">Transporte; </text:p>
        </text:list-item>
        <text:list-item>
          <text:p text:style-name="P134">Alimentação;</text:p>
        </text:list-item>
      </text:list>
      <text:p text:style-name="P6"/>
      <text:h text:style-name="P163" text:outline-level="2">2.11 Plano de custos</text:h>
      <text:p text:style-name="P62"/>
      <text:p text:style-name="P69"><text:tab/>O plano de custos deste projeto conforme todo planejamento, será apresentado pelos quadros a seguir.</text:p>
      <text:p text:style-name="P62"/>
      <text:p text:style-name="P62">2.11.1 Custos de Software</text:p>
      <text:p text:style-name="P62"/>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0">Custos de Software</text:p>
          </table:table-cell>
          <table:covered-table-cell/>
          <table:covered-table-cell/>
          <table:covered-table-cell/>
        </table:table-row>
        <table:table-row>
          <table:table-cell table:style-name="Tabela9.A2" office:value-type="string">
            <text:p text:style-name="P82">ITEM</text:p>
          </table:table-cell>
          <table:table-cell table:style-name="Tabela9.A2" office:value-type="string">
            <text:p text:style-name="P82">Custo (em R$)</text:p>
          </table:table-cell>
          <table:table-cell table:style-name="Tabela9.A2" office:value-type="string">
            <text:p text:style-name="P82">Licença</text:p>
          </table:table-cell>
          <table:table-cell table:style-name="Tabela9.D2" office:value-type="string">
            <text:p text:style-name="P82">Total (em R$)</text:p>
          </table:table-cell>
        </table:table-row>
        <table:table-row>
          <table:table-cell table:style-name="Tabela9.A2" office:value-type="string">
            <text:p text:style-name="P80">Windows 7 Home Basic</text:p>
          </table:table-cell>
          <table:table-cell table:style-name="Tabela9.A2" office:value-type="string">
            <text:p text:style-name="P80">16,50</text:p>
          </table:table-cell>
          <table:table-cell table:style-name="Tabela9.C3" office:value-type="float" office:value="1">
            <text:p text:style-name="P80">1</text:p>
          </table:table-cell>
          <table:table-cell table:style-name="Tabela9.D2" office:value-type="string">
            <text:p text:style-name="P80">16,50</text:p>
          </table:table-cell>
        </table:table-row>
        <table:table-row>
          <table:table-cell table:style-name="Tabela9.A2" table:number-columns-spanned="3" office:value-type="string">
            <text:p text:style-name="P84">Total</text:p>
          </table:table-cell>
          <table:covered-table-cell/>
          <table:covered-table-cell/>
          <table:table-cell table:style-name="Tabela9.D2" office:value-type="string">
            <text:p text:style-name="P82">16,50</text:p>
          </table:table-cell>
        </table:table-row>
      </table:table>
      <text:p text:style-name="leg.Quadro"><text:tab/>Quadro 11 – Custo de software</text:p>
      <text:p text:style-name="P62"/>
      <text:p text:style-name="P69"><text:tab/>Visando uma maior flexibilidade, foi optado por utilizar o maior número de <text:s/><text:span text:style-name="T32">softwares</text:span> gratuitos e/ou livres para minimizar o custo total deste projeto. Para os <text:span text:style-name="T32">softwares</text:span> adquiridos, espera-se poder utilizá-los em <text:span text:style-name="T7">mais quatro projeto</text:span>s consecutivos, o que faz com que o seu valor seja dividido, além de estar calculado a vida útil do <text:span text:style-name="T32">software</text:span> que foi estimado em quatro anos representado no quadro 11<text:span text:style-name="T7">.</text:span></text:p>
      <text:p text:style-name="P61"><text:tab/>O valor do <text:span text:style-name="T32">software</text:span> windows 7 home basic foi baseados em um orçamento <text:span text:style-name="T32">ON-LINE</text:span> visando um melhor custo/beneficio.</text:p>
      <text:p text:style-name="P67"/>
      <text:h text:style-name="Heading_20_3" text:outline-level="3"><text:soft-page-break/>2.11.2 Custos de Hardware</text:h>
      <text:p text:style-name="P62"/>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5">Custos de Hardware</text:p>
          </table:table-cell>
          <table:covered-table-cell/>
          <table:covered-table-cell/>
          <table:covered-table-cell/>
        </table:table-row>
        <table:table-row>
          <table:table-cell table:style-name="Tabela10.A2" office:value-type="string">
            <text:p text:style-name="P89">Descrição</text:p>
          </table:table-cell>
          <table:table-cell table:style-name="Tabela10.A2" office:value-type="string">
            <text:p text:style-name="P89">Custo unitário</text:p>
          </table:table-cell>
          <table:table-cell table:style-name="Tabela10.A2" office:value-type="string">
            <text:p text:style-name="P89">Quantidade</text:p>
          </table:table-cell>
          <table:table-cell table:style-name="Tabela10.D2" office:value-type="string">
            <text:p text:style-name="P89">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6">R$ 1.500,00</text:p>
          </table:table-cell>
          <table:table-cell table:style-name="Tabela10.A2" office:value-type="string">
            <text:p text:style-name="P86">1</text:p>
          </table:table-cell>
          <table:table-cell table:style-name="Tabela10.D2" office:value-type="string">
            <text:p text:style-name="P86">(1500 / 4) = 375</text:p>
          </table:table-cell>
        </table:table-row>
        <table:table-row>
          <table:table-cell table:style-name="Tabela10.A2" office:value-type="string">
            <text:p text:style-name="P86">Microcomputador pessoal Core 2 Duo, 512GB RAM, 200Gb HD</text:p>
          </table:table-cell>
          <table:table-cell table:style-name="Tabela10.A2" office:value-type="string">
            <text:p text:style-name="P86">R$ 700,00</text:p>
          </table:table-cell>
          <table:table-cell table:style-name="Tabela10.A2" office:value-type="string">
            <text:p text:style-name="P86">1</text:p>
          </table:table-cell>
          <table:table-cell table:style-name="Tabela10.D2" office:value-type="string">
            <text:p text:style-name="P86">(700 / 4) = 175</text:p>
          </table:table-cell>
        </table:table-row>
        <table:table-row>
          <table:table-cell table:style-name="Tabela10.A2" office:value-type="string">
            <text:p text:style-name="P86">Impressora laser</text:p>
          </table:table-cell>
          <table:table-cell table:style-name="Tabela10.A2" office:value-type="string">
            <text:p text:style-name="P86">R$ 150,00</text:p>
          </table:table-cell>
          <table:table-cell table:style-name="Tabela10.A2" office:value-type="string">
            <text:p text:style-name="P86">1</text:p>
          </table:table-cell>
          <table:table-cell table:style-name="Tabela10.D2" office:value-type="string">
            <text:p text:style-name="P86">(150 / 4) = 37,5</text:p>
          </table:table-cell>
        </table:table-row>
        <table:table-row>
          <table:table-cell table:style-name="Tabela10.A2" office:value-type="string">
            <text:p text:style-name="P86">Impressora Multifuncional</text:p>
          </table:table-cell>
          <table:table-cell table:style-name="Tabela10.A2" office:value-type="string">
            <text:p text:style-name="P86">R$ 200,00</text:p>
          </table:table-cell>
          <table:table-cell table:style-name="Tabela10.A2" office:value-type="string">
            <text:p text:style-name="P86">1</text:p>
          </table:table-cell>
          <table:table-cell table:style-name="Tabela10.D2" office:value-type="string">
            <text:p text:style-name="P86">(200 / 4) = 50</text:p>
          </table:table-cell>
        </table:table-row>
        <table:table-row>
          <table:table-cell table:style-name="Tabela10.A2" office:value-type="string">
            <text:p text:style-name="P86">Roteador</text:p>
          </table:table-cell>
          <table:table-cell table:style-name="Tabela10.A2" office:value-type="string">
            <text:p text:style-name="P86">R$ 100,00</text:p>
          </table:table-cell>
          <table:table-cell table:style-name="Tabela10.A2" office:value-type="string">
            <text:p text:style-name="P86">2</text:p>
          </table:table-cell>
          <table:table-cell table:style-name="Tabela10.D2" office:value-type="string">
            <text:p text:style-name="P86">(100 / 4) = 25</text:p>
          </table:table-cell>
        </table:table-row>
        <table:table-row>
          <table:table-cell table:style-name="Tabela10.D2" table:number-columns-spanned="4" office:value-type="string">
            <text:p text:style-name="P86"/>
          </table:table-cell>
          <table:covered-table-cell/>
          <table:covered-table-cell/>
          <table:covered-table-cell/>
        </table:table-row>
        <table:table-row table:style-name="Tabela10.9">
          <table:table-cell table:style-name="Tabela10.A2" table:number-columns-spanned="3" office:value-type="string">
            <text:p text:style-name="P89">TOTAL</text:p>
          </table:table-cell>
          <table:covered-table-cell/>
          <table:covered-table-cell/>
          <table:table-cell table:style-name="Tabela10.D2" office:value-type="string">
            <text:p text:style-name="P89">(662,5 / 5 projetos) = 132,5</text:p>
          </table:table-cell>
        </table:table-row>
      </table:table>
      <text:p text:style-name="leg.Quadro"><text:tab/>Quadro 12 – Custo de Hardware</text:p>
      <text:p text:style-name="P68"/>
      <text:p text:style-name="P71"><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9"><text:tab/>Os valores encontrados foram baseados em orçamentos <text:span text:style-name="T32">ON-LINE</text:span> visando um melhor custo/beneficio total dos equipamentos.</text:p>
      <text:p text:style-name="P69"/>
      <text:h text:style-name="Heading_20_3" text:outline-level="3">2.11.3 Custos de Mão de Obra</text:h>
      <text:p text:style-name="P62"/>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0">Custos de Mão de Obra</text:p>
          </table:table-cell>
          <table:covered-table-cell/>
          <table:covered-table-cell/>
          <table:covered-table-cell/>
          <table:covered-table-cell/>
          <table:covered-table-cell/>
        </table:table-row>
        <table:table-row>
          <table:table-cell table:style-name="Tabela12.A2" office:value-type="string">
            <text:p text:style-name="P82">Profissional</text:p>
          </table:table-cell>
          <table:table-cell table:style-name="Tabela12.A2" office:value-type="string">
            <text:p text:style-name="P82">Salário(mês) em R$</text:p>
          </table:table-cell>
          <table:table-cell table:style-name="Tabela12.A2" office:value-type="string">
            <text:p text:style-name="P82">Salário (44h/Mês) em R$</text:p>
          </table:table-cell>
          <table:table-cell table:style-name="Tabela12.A2" office:value-type="string">
            <text:p text:style-name="P82">Meses trabalhados</text:p>
          </table:table-cell>
          <table:table-cell table:style-name="Tabela12.A2" office:value-type="string">
            <text:p text:style-name="P82">Quantidade de profissionais</text:p>
          </table:table-cell>
          <table:table-cell table:style-name="Tabela12.F2" office:value-type="string">
            <text:p text:style-name="P82">Total</text:p>
          </table:table-cell>
        </table:table-row>
        <text:soft-page-break/>
        <table:table-row>
          <table:table-cell table:style-name="Tabela12.A2" office:value-type="string">
            <text:p text:style-name="P80">Gerente de projeto</text:p>
          </table:table-cell>
          <table:table-cell table:style-name="Tabela12.A2" office:value-type="string">
            <text:p text:style-name="P81">700</text:p>
          </table:table-cell>
          <table:table-cell table:style-name="Tabela12.A2" office:value-type="string">
            <text:p text:style-name="P81">175</text:p>
          </table:table-cell>
          <table:table-cell table:style-name="Tabela12.A2" office:value-type="string">
            <text:p text:style-name="P81">10</text:p>
          </table:table-cell>
          <table:table-cell table:style-name="Tabela12.A2" office:value-type="string">
            <text:p text:style-name="P81">2</text:p>
          </table:table-cell>
          <table:table-cell table:style-name="Tabela12.F2" office:value-type="string">
            <text:p text:style-name="P81">3.500</text:p>
          </table:table-cell>
        </table:table-row>
        <table:table-row>
          <table:table-cell table:style-name="Tabela12.A2" office:value-type="string">
            <text:p text:style-name="P80">Analista</text:p>
          </table:table-cell>
          <table:table-cell table:style-name="Tabela12.A2" office:value-type="string">
            <text:p text:style-name="P81">500</text:p>
          </table:table-cell>
          <table:table-cell table:style-name="Tabela12.A2" office:value-type="string">
            <text:p text:style-name="P81">125</text:p>
          </table:table-cell>
          <table:table-cell table:style-name="Tabela12.A2" office:value-type="string">
            <text:p text:style-name="P81">10</text:p>
          </table:table-cell>
          <table:table-cell table:style-name="Tabela12.A2" office:value-type="string">
            <text:p text:style-name="P81">2</text:p>
          </table:table-cell>
          <table:table-cell table:style-name="Tabela12.F2" office:value-type="string">
            <text:p text:style-name="P81">2.500</text:p>
          </table:table-cell>
        </table:table-row>
        <table:table-row>
          <table:table-cell table:style-name="Tabela12.A2" office:value-type="string">
            <text:p text:style-name="P80">Testador</text:p>
          </table:table-cell>
          <table:table-cell table:style-name="Tabela12.A2" office:value-type="string">
            <text:p text:style-name="P81">900</text:p>
          </table:table-cell>
          <table:table-cell table:style-name="Tabela12.A2" office:value-type="string">
            <text:p text:style-name="P81">225</text:p>
          </table:table-cell>
          <table:table-cell table:style-name="Tabela12.A2" office:value-type="string">
            <text:p text:style-name="P81">3</text:p>
          </table:table-cell>
          <table:table-cell table:style-name="Tabela12.A2" office:value-type="string">
            <text:p text:style-name="P81">2</text:p>
          </table:table-cell>
          <table:table-cell table:style-name="Tabela12.F2" office:value-type="string">
            <text:p text:style-name="P81">1.350</text:p>
          </table:table-cell>
        </table:table-row>
        <table:table-row>
          <table:table-cell table:style-name="Tabela12.A2" office:value-type="string">
            <text:p text:style-name="P80">Programador</text:p>
          </table:table-cell>
          <table:table-cell table:style-name="Tabela12.A2" office:value-type="string">
            <text:p text:style-name="P81">1000</text:p>
          </table:table-cell>
          <table:table-cell table:style-name="Tabela12.A2" office:value-type="string">
            <text:p text:style-name="P81">250</text:p>
          </table:table-cell>
          <table:table-cell table:style-name="Tabela12.A2" office:value-type="string">
            <text:p text:style-name="P81">5</text:p>
          </table:table-cell>
          <table:table-cell table:style-name="Tabela12.A2" office:value-type="string">
            <text:p text:style-name="P81">2</text:p>
          </table:table-cell>
          <table:table-cell table:style-name="Tabela12.F6" office:value-type="string">
            <text:p text:style-name="P81">2.500</text:p>
          </table:table-cell>
        </table:table-row>
        <table:table-row>
          <table:table-cell table:style-name="Tabela12.A2" table:number-columns-spanned="5" office:value-type="string">
            <text:p text:style-name="P84">TOTAL</text:p>
          </table:table-cell>
          <table:covered-table-cell/>
          <table:covered-table-cell/>
          <table:covered-table-cell/>
          <table:covered-table-cell/>
          <table:table-cell table:style-name="Tabela12.F2" office:value-type="string">
            <text:p text:style-name="P83">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2"/>
      <text:p text:style-name="P62"/>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0">Custos com outras despesas</text:p>
          </table:table-cell>
          <table:covered-table-cell/>
          <table:covered-table-cell/>
          <table:covered-table-cell/>
        </table:table-row>
        <table:table-row>
          <table:table-cell table:style-name="Tabela13.A2" office:value-type="string">
            <text:p text:style-name="P82"/>
          </table:table-cell>
          <table:table-cell table:style-name="Tabela13.A2" office:value-type="string">
            <text:p text:style-name="P82">Custo (mensal)</text:p>
          </table:table-cell>
          <table:table-cell table:style-name="Tabela13.A2" office:value-type="string">
            <text:p text:style-name="P82">Quantidade (meses)</text:p>
          </table:table-cell>
          <table:table-cell table:style-name="Tabela13.D2" office:value-type="string">
            <text:p text:style-name="P82">Total (R$)</text:p>
          </table:table-cell>
        </table:table-row>
        <table:table-row>
          <table:table-cell table:style-name="Tabela13.A2" office:value-type="string">
            <text:p text:style-name="P80">Energia</text:p>
          </table:table-cell>
          <table:table-cell table:style-name="Tabela13.A2" office:value-type="string">
            <text:p text:style-name="P80">R$ 100,00</text:p>
          </table:table-cell>
          <table:table-cell table:style-name="Tabela13.A2" office:value-type="string">
            <text:p text:style-name="P81">10</text:p>
          </table:table-cell>
          <table:table-cell table:style-name="Tabela13.D2" office:value-type="string">
            <text:p text:style-name="P81">1.000,00</text:p>
          </table:table-cell>
        </table:table-row>
        <table:table-row>
          <table:table-cell table:style-name="Tabela13.A2" office:value-type="string">
            <text:p text:style-name="P80">Telefone </text:p>
          </table:table-cell>
          <table:table-cell table:style-name="Tabela13.A2" office:value-type="string">
            <text:p text:style-name="P80">R$ 6,60</text:p>
          </table:table-cell>
          <table:table-cell table:style-name="Tabela13.A2" office:value-type="string">
            <text:p text:style-name="P81">10</text:p>
          </table:table-cell>
          <table:table-cell table:style-name="Tabela13.D2" office:value-type="string">
            <text:p text:style-name="P81">66,00</text:p>
          </table:table-cell>
        </table:table-row>
        <table:table-row>
          <table:table-cell table:style-name="Tabela13.A2" office:value-type="string">
            <text:p text:style-name="P80">Internet</text:p>
          </table:table-cell>
          <table:table-cell table:style-name="Tabela13.A2" office:value-type="string">
            <text:p text:style-name="P80">R$ 43,30</text:p>
          </table:table-cell>
          <table:table-cell table:style-name="Tabela13.A2" office:value-type="string">
            <text:p text:style-name="P81">10</text:p>
          </table:table-cell>
          <table:table-cell table:style-name="Tabela13.D2" office:value-type="string">
            <text:p text:style-name="P81">443,00</text:p>
          </table:table-cell>
        </table:table-row>
        <table:table-row>
          <table:table-cell table:style-name="Tabela13.A2" office:value-type="string">
            <text:p text:style-name="P80">Encadernação</text:p>
          </table:table-cell>
          <table:table-cell table:style-name="Tabela13.A2" office:value-type="string">
            <text:p text:style-name="P80">R$ 4,50 (cada)</text:p>
          </table:table-cell>
          <table:table-cell table:style-name="Tabela13.A2" office:value-type="string">
            <text:p text:style-name="P81">10 (vezes)</text:p>
          </table:table-cell>
          <table:table-cell table:style-name="Tabela13.D2" office:value-type="string">
            <text:p text:style-name="P81">45,00</text:p>
          </table:table-cell>
        </table:table-row>
        <table:table-row>
          <table:table-cell table:style-name="Tabela13.A2" office:value-type="string">
            <text:p text:style-name="P80">Transporte</text:p>
          </table:table-cell>
          <table:table-cell table:style-name="Tabela13.A2" office:value-type="string">
            <text:p text:style-name="P80">R$ 31,00</text:p>
          </table:table-cell>
          <table:table-cell table:style-name="Tabela13.A2" office:value-type="string">
            <text:p text:style-name="P81">10</text:p>
          </table:table-cell>
          <table:table-cell table:style-name="Tabela13.D2" office:value-type="string">
            <text:p text:style-name="P81">310,00</text:p>
          </table:table-cell>
        </table:table-row>
        <table:table-row>
          <table:table-cell table:style-name="Tabela13.A2" office:value-type="string">
            <text:p text:style-name="P80">Alimentação</text:p>
          </table:table-cell>
          <table:table-cell table:style-name="Tabela13.A2" office:value-type="string">
            <text:p text:style-name="P80">R$ 180,00</text:p>
          </table:table-cell>
          <table:table-cell table:style-name="Tabela13.A2" office:value-type="string">
            <text:p text:style-name="P81">10</text:p>
          </table:table-cell>
          <table:table-cell table:style-name="Tabela13.D2" office:value-type="string">
            <text:p text:style-name="P81">1.800,00</text:p>
          </table:table-cell>
        </table:table-row>
        <table:table-row>
          <table:table-cell table:style-name="Tabela13.A2" table:number-columns-spanned="3" office:value-type="string">
            <text:p text:style-name="P84">Total</text:p>
          </table:table-cell>
          <table:covered-table-cell/>
          <table:covered-table-cell/>
          <table:table-cell table:style-name="Tabela13.D2" office:value-type="string">
            <text:p text:style-name="P83">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6"/>
      <table:table table:name="Tabela14" table:style-name="Tabela14">
        <table:table-column table:style-name="Tabela14.A"/>
        <table:table-column table:style-name="Tabela14.B"/>
        <table:table-row>
          <table:table-cell table:style-name="Tabela14.A1" office:value-type="string">
            <text:p text:style-name="P81">Recurso</text:p>
          </table:table-cell>
          <table:table-cell table:style-name="Tabela14.B1" office:value-type="string">
            <text:p text:style-name="P81">Valores (em R$)</text:p>
          </table:table-cell>
        </table:table-row>
        <table:table-row>
          <table:table-cell table:style-name="Tabela14.A2" office:value-type="string">
            <text:p text:style-name="P80">Software</text:p>
          </table:table-cell>
          <table:table-cell table:style-name="Tabela14.B2" office:value-type="string">
            <text:p text:style-name="P94">16,50</text:p>
          </table:table-cell>
        </table:table-row>
        <table:table-row>
          <table:table-cell table:style-name="Tabela14.A2" office:value-type="string">
            <text:p text:style-name="P80">Hardware</text:p>
          </table:table-cell>
          <table:table-cell table:style-name="Tabela14.B2" office:value-type="string">
            <text:p text:style-name="P93">132,5</text:p>
          </table:table-cell>
        </table:table-row>
        <table:table-row>
          <table:table-cell table:style-name="Tabela14.A2" office:value-type="string">
            <text:p text:style-name="P80">Mão de Obra</text:p>
          </table:table-cell>
          <table:table-cell table:style-name="Tabela14.B2" office:value-type="string">
            <text:p text:style-name="P94">9.850,00</text:p>
          </table:table-cell>
        </table:table-row>
        <table:table-row>
          <table:table-cell table:style-name="Tabela14.A2" office:value-type="string">
            <text:p text:style-name="P95">Despesas Gerais</text:p>
          </table:table-cell>
          <table:table-cell table:style-name="Tabela14.B2" office:value-type="string">
            <text:p text:style-name="P94">3.664,00</text:p>
          </table:table-cell>
        </table:table-row>
        <table:table-row>
          <table:table-cell table:style-name="Tabela14.A2" office:value-type="string">
            <text:p text:style-name="P84">TOTAL</text:p>
          </table:table-cell>
          <table:table-cell table:style-name="Tabela14.B2" office:value-type="string">
            <text:p text:style-name="P83">R$ 13.663,00</text:p>
          </table:table-cell>
        </table:table-row>
      </table:table>
      <text:p text:style-name="leg.Quadro"><text:tab/>Quadro 15 – Custo total</text:p>
      <text:p text:style-name="P66"/>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63" text:outline-level="2">2.12 Plano de gerencia de dados</text:h>
      <text:p text:style-name="P6"/>
      <text:p text:style-name="P20"><text:span text:style-name="T28"><text:tab/>"Por decisão do </text:span><text:span text:style-name="T28">C</text:span><text:span text:style-name="T28">olegiado do curso, a apresentação do </text:span><text:span text:style-name="T4">plano de </text:span><text:span text:style-name="T4">gerencia </text:span><text:span text:style-name="T4">de dados</text:span><text:span text:style-name="T28"> é opcional, e por este motivo não será elaborado neste projeto."</text:span></text:p>
      <text:p text:style-name="P23"/>
      <text:h text:style-name="P163"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3" text:outline-level="2">2.14 Plano de gerencia de configuração</text:h>
      <text:p text:style-name="P6"/>
      <text:p text:style-name="P20"><text:span text:style-name="T28"><text:tab/>"Por decisão do </text:span><text:span text:style-name="T28">C</text:span><text:span text:style-name="T28">olegiado do curso, a apresentação do </text:span><text:span text:style-name="T4">plano de </text:span><text:span text:style-name="T4">gerencia </text:span><text:span text:style-name="T4">de configuração</text:span><text:span text:style-name="T28"> é opcional, e por este motivo não será elaborado neste projeto."</text:span></text:p>
      <text:p text:style-name="P6"/>
      <text:h text:style-name="P163" text:outline-level="2">2.15 Plano de gerencia de riscos</text:h>
      <text:p text:style-name="P6"/>
      <text:p text:style-name="P20"><text:span text:style-name="T28"><text:tab/>"Por decisão do </text:span><text:span text:style-name="T28">C</text:span><text:span text:style-name="T28">olegiado do curso, a apresentação do </text:span><text:span text:style-name="T4">plano de </text:span><text:span text:style-name="T4">gerencia </text:span><text:span text:style-name="T4">de</text:span><text:span text:style-name="T4"> </text:span><text:span text:style-name="T4">risco</text:span><text:span text:style-name="T28"> é opcional, e por este motivo não será elaborado neste projeto."</text:span></text:p>
      <text:p text:style-name="P6"/>
      <text:h text:style-name="P163" text:outline-level="2">2.16 Plano de garantia da qualidade</text:h>
      <text:p text:style-name="P6"/>
      <text:p text:style-name="P20"><text:span text:style-name="T28"><text:tab/>"Por decisão do </text:span><text:span text:style-name="T28">C</text:span><text:span text:style-name="T28">olegiado do curso, a apresentação do </text:span><text:span text:style-name="T4">plano de </text:span><text:span text:style-name="T4">garantia da qualidade</text:span><text:span text:style-name="T28"> é opcional, e por este motivo não será elaborado neste projeto."</text:span></text:p>
      <text:p text:style-name="P6"/>
      <text:h text:style-name="P163"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63"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3"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2">software</text:span>. Segundo Pressam (2006), um bom teste é o que possui grande probabilidade de encontrar falhas. O objetivo de testar o <text:span text:style-name="T32">software</text:span> é tentar minimizar ao máximo o aparecimento de defeitos, para que assim não surjam erros nem falhas no <text:span text:style-name="T32">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2">software</text:span>. </text:p>
      <text:p text:style-name="P6"><text:tab/>Este projeto adotará a técnica caixa-preta, que consiste em um componente de <text:span text:style-name="T32">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2">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3"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3"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2">software</text:span>, seguindo do guia de instalação dos mesmos.</text:p>
      <text:p text:style-name="P6"/>
      <text:h text:style-name="Heading_20_3" text:outline-level="3">2.21.2 Especificação do hardware e do software</text:h>
      <text:h text:style-name="Heading_20_4" text:outline-level="4">2.21.2.1 <text:span text:style-name="T34">Hardware</text:span></text:h>
      <text:p text:style-name="P6"/>
      <text:list xml:id="list208290132" text:style-name="L10">
        <text:list-item>
          <text:p text:style-name="P135">Servidor</text:p>
          <text:list>
            <text:list-item>
              <text:p text:style-name="P135">Processador com mínimo de 1GHz;</text:p>
            </text:list-item>
            <text:list-item>
              <text:p text:style-name="P135">Memória RAM com mínimo de 384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Estações</text:p>
          <text:list>
            <text:list-item>
              <text:p text:style-name="P135">Processador com mínimo de 600MHz;</text:p>
            </text:list-item>
            <text:list-item>
              <text:p text:style-name="P135">Memória com mínimo de 128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Outras especificações</text:p>
          <text:list>
            <text:list-item>
              <text:p text:style-name="P135">Cabo de rede;</text:p>
            </text:list-item>
            <text:list-item>
              <text:p text:style-name="P135">Roteador</text:p>
            </text:list-item>
          </text:list>
        </text:list-item>
      </text:list>
      <text:p text:style-name="P6"/>
      <text:h text:style-name="Heading_20_4" text:outline-level="4"><text:soft-page-break/>2.21.2.2 <text:span text:style-name="T34">Software</text:span></text:h>
      <text:p text:style-name="P6"/>
      <text:list xml:id="list2166011921" text:style-name="L11">
        <text:list-item>
          <text:p text:style-name="P136">Servidor</text:p>
          <text:list>
            <text:list-item>
              <text:p text:style-name="P136">Sistema Operacional GNU/Linux;</text:p>
            </text:list-item>
            <text:list-item>
              <text:p text:style-name="P136">Servidor Apache2;</text:p>
            </text:list-item>
            <text:list-item>
              <text:p text:style-name="P136">PHP5;</text:p>
            </text:list-item>
            <text:list-item>
              <text:p text:style-name="P139"><text:span text:style-name="T1">MySQL </text:span><text:span text:style-name="T1">5</text:span><text:span text:style-name="T1">;</text:span></text:p>
            </text:list-item>
            <text:list-item>
              <text:p text:style-name="P136">Crontab;</text:p>
            </text:list-item>
            <text:list-item>
              <text:p text:style-name="P136">Mailx;</text:p>
            </text:list-item>
            <text:list-item>
              <text:p text:style-name="P136">Ssmtp;</text:p>
            </text:list-item>
            <text:list-item>
              <text:p text:style-name="P136">Mpack;</text:p>
            </text:list-item>
            <text:list-item>
              <text:p text:style-name="P136">Bunzip2;</text:p>
            </text:list-item>
            <text:list-item>
              <text:p text:style-name="P136">Mozilla Firefox 3.x ou Chrome/Chromium 9.x, ou superior;</text:p>
            </text:list-item>
          </text:list>
        </text:list-item>
        <text:list-item>
          <text:p text:style-name="P136">Estação</text:p>
          <text:list>
            <text:list-item>
              <text:p text:style-name="P136">Sistema Operacional GNU/Linux;</text:p>
            </text:list-item>
            <text:list-item>
              <text:p text:style-name="P136">Mozilla Firefox 3.x ou Chrome/Chromium 9.x, ou superior;</text:p>
            </text:list-item>
          </text:list>
        </text:list-item>
      </text:list>
      <text:p text:style-name="P6"/>
      <text:h text:style-name="P156" text:outline-level="3">2.21.3 Guia da instalação</text:h>
      <text:p text:style-name="P6"/>
      <text:list xml:id="list860344856" text:style-name="L12">
        <text:list-item>
          <text:p text:style-name="P137">Servidor</text:p>
          <text:list>
            <text:list-item>
              <text:p text:style-name="P137">Passo 1: Instalar a distribuição GNU/Linux definida;</text:p>
            </text:list-item>
            <text:list-item>
              <text:p text:style-name="P140"><text:span text:style-name="T1">Passo 2: Configurar a rede no servidor </text:span><text:span text:style-name="T1">com IP fixo</text:span><text:span text:style-name="T1">;</text:span></text:p>
            </text:list-item>
            <text:list-item>
              <text:p text:style-name="P137">Passo 3: Instalar os programas na seguinte ordem: apache, php5, mysql, crontab, mailx, ssmtp, mpack, bunzip2, firefox ou chrome/chromium;</text:p>
            </text:list-item>
            <text:list-item>
              <text:p text:style-name="P137">Passo 4: Configurar o servidor apache;</text:p>
            </text:list-item>
            <text:list-item>
              <text:p text:style-name="P137">Passo 5: Criar o diretório /var/www/sgce e copiar todo o sistema para tal lugar;</text:p>
            </text:list-item>
            <text:list-item>
              <text:p text:style-name="P140"><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7">Estação</text:p>
          <text:list>
            <text:list-item>
              <text:p text:style-name="P137">Passo 1: Instalar a distribuição GNU/LINUX definida;</text:p>
            </text:list-item>
            <text:list-item>
              <text:p text:style-name="P137">Passo 2: Configurar a rede como DHCP;</text:p>
            </text:list-item>
            <text:list-item>
              <text:p text:style-name="P137">Passo 3: Instalar o navegador firefox ou chrome/chromium.</text:p>
            </text:list-item>
          </text:list>
        </text:list-item>
        <text:list-item>
          <text:p text:style-name="P137">Outras especificações</text:p>
          <text:list>
            <text:list-item>
              <text:p text:style-name="P137">Passo 1: Crimpar e instalar todos os cabos de rede;</text:p>
            </text:list-item>
            <text:list-item>
              <text:p text:style-name="P137">Passo 2: Configurar o roteador.</text:p>
            </text:list-item>
          </text:list>
        </text:list-item>
      </text:list>
      <text:p text:style-name="P6"/>
      <text:h text:style-name="P163" text:outline-level="2">2.22 Observações complementares</text:h>
      <text:p text:style-name="P6"/>
      <text:p text:style-name="P6"><text:tab/>Em detrimento em optar pela utilização de 99% dos <text:span text:style-name="T32">softwares</text:span> neste projeto serem classificados como livres, <text:span text:style-name="T32">software</text:span> livre, ou gratuitos, foi possível obter um grande abatimento nos valores das licenças de <text:span text:style-name="T32">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72" text:outline-level="1"><text:span text:style-name="Default_20_Paragraph_20_Font"><text:span text:style-name="T11">3 ESPECIFICAÇÃO DE REQUISITOS</text:span></text:span></text:h>
      <text:p text:style-name="P46"/>
      <text:p text:style-name="P51"><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2">21/03/2011</text:p>
          </table:table-cell>
          <table:table-cell table:style-name="Tabela18.A3" office:value-type="string">
            <text:p text:style-name="P52">1.1</text:p>
          </table:table-cell>
          <table:table-cell table:style-name="Tabela18.A3" office:value-type="string">
            <text:p text:style-name="P52">Especificação de caso de uso</text:p>
          </table:table-cell>
          <table:table-cell table:style-name="Tabela18.A3" office:value-type="string">
            <text:p text:style-name="P52"><text:span text:style-name="Default_20_Paragraph_20_Font"><text:span text:style-name="T22">Rafael Malatesta e Tales Araújo</text:span></text:span></text:p>
          </table:table-cell>
        </table:table-row>
        <table:table-row table:style-name="Tabela18.1">
          <table:table-cell table:style-name="Tabela18.A3" office:value-type="string">
            <text:p text:style-name="P52">20/04/2011</text:p>
          </table:table-cell>
          <table:table-cell table:style-name="Tabela18.A3" office:value-type="string">
            <text:p text:style-name="P52">1.2</text:p>
          </table:table-cell>
          <table:table-cell table:style-name="Tabela18.A3" office:value-type="string">
            <text:p text:style-name="P52">Término da especificação do caso de uso.</text:p>
          </table:table-cell>
          <table:table-cell table:style-name="Tabela18.A3" office:value-type="string">
            <text:p text:style-name="P52"><text:span text:style-name="Default_20_Paragraph_20_Font"><text:span text:style-name="T22">Rafael Malatesta e Tales Araújo</text:span></text:span></text:p>
          </table:table-cell>
        </table:table-row>
      </table:table>
      <text:p text:style-name="leg.Quadro"><text:tab/>Quadro 16 – Histórico do Controle de Versão</text:p>
      <text:p text:style-name="P51"><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46"/>
      <text:h text:style-name="P165" text:outline-level="2"><text:span text:style-name="Default_20_Paragraph_20_Font"><text:span text:style-name="T11">3.1 Requisitos do cliente</text:span></text:span></text:h>
      <text:h text:style-name="P157" text:outline-level="3"><text:span text:style-name="Default_20_Paragraph_20_Font"><text:span text:style-name="T17">3.1.1 Descrição geral da aplicação</text:span></text:span></text:h>
      <text:h text:style-name="P162" text:outline-level="4"><text:span text:style-name="Default_20_Paragraph_20_Font"><text:span text:style-name="T12">3.1.1.1 </text:span></text:span><text:span text:style-name="Default_20_Paragraph_20_Font"><text:span text:style-name="T16">Descrição da necessidade</text:span></text:span></text:h>
      <text:p text:style-name="P46"/>
      <text:p text:style-name="P112"><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1"><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1"><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1"><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61" text:outline-level="4"><text:span text:style-name="Default_20_Paragraph_20_Font"><text:span text:style-name="T12">3.1.1.2 </text:span></text:span><text:span text:style-name="Default_20_Paragraph_20_Font"><text:span text:style-name="T16">Objetivo</text:span></text:span></text:h>
      <text:p text:style-name="P51"><text:span text:style-name="Default_20_Paragraph_20_Font"><text:span text:style-name="T12"/></text:span></text:p>
      <text:p text:style-name="P51"><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61" text:outline-level="4"><text:span text:style-name="Default_20_Paragraph_20_Font"><text:span text:style-name="T12">3.1.1.3 </text:span></text:span><text:span text:style-name="Default_20_Paragraph_20_Font"><text:span text:style-name="T16">Escopo da Aplicação</text:span></text:span></text:h>
      <text:p text:style-name="P51"><text:span text:style-name="Default_20_Paragraph_20_Font"><text:span text:style-name="T12"/></text:span></text:p>
      <text:p text:style-name="P51"><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6"/>
      <text:h text:style-name="P157" text:outline-level="3"><text:span text:style-name="Default_20_Paragraph_20_Font"><text:span text:style-name="T17">3.1.2 Descrição geral do cliente</text:span></text:span></text:h>
      <text:p text:style-name="P46"/>
      <text:p text:style-name="P51"><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58" text:outline-level="3"><text:span text:style-name="Default_20_Paragraph_20_Font"><text:span text:style-name="T17">3.1.3 Lista de requisitos do cliente</text:span></text:span></text:h>
      <text:p text:style-name="P46"/>
      <text:p text:style-name="P51"><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1"><text:span text:style-name="Default_20_Paragraph_20_Font"><text:span text:style-name="T12"><text:tab/>Abaixo serão descritos os requisitos do cliente em conformidade com o projeto proposto:</text:span></text:span></text:p>
      <text:p text:style-name="P46"/>
      <text:list xml:id="list127296946" text:style-name="LS1">
        <text:list-item>
          <text:p text:style-name="P142"><text:span text:style-name="Default_20_Paragraph_20_Font"><text:span text:style-name="T8">RC01: Os usuários do sistema deverão ser autenticados;</text:span></text:span></text:p>
        </text:list-item>
        <text:list-item>
          <text:p text:style-name="P142"><text:span text:style-name="Default_20_Paragraph_20_Font"><text:span text:style-name="T8">RC02: O sistema deverá permitir que o administrador do sistema modere outros usuários com um controle de permissão;</text:span></text:span></text:p>
        </text:list-item>
        <text:list-item>
          <text:p text:style-name="P142"><text:span text:style-name="Default_20_Paragraph_20_Font"><text:span text:style-name="T8">RC03: O sistema deverá realizar o </text:span></text:span><text:span text:style-name="Default_20_Paragraph_20_Font"><text:span text:style-name="T25">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2"><text:span text:style-name="Default_20_Paragraph_20_Font"><text:span text:style-name="T8">RC04: O sistema deverá possuir um histórico das transições realizadas;</text:span></text:span></text:p>
        </text:list-item>
        <text:list-item>
          <text:p text:style-name="P142"><text:span text:style-name="Default_20_Paragraph_20_Font"><text:span text:style-name="T8">RC05: O sistema deverá manter, de forma íntegra, todos os dados inseridos na base de dados;</text:span></text:span></text:p>
        </text:list-item>
      </text:list>
      <text:p text:style-name="P46"/>
      <text:h text:style-name="P168" text:outline-level="2"><text:soft-page-break/><text:span text:style-name="Default_20_Paragraph_20_Font"><text:span text:style-name="T11">3.2 Requisitos do software</text:span></text:span></text:h>
      <text:h text:style-name="P158" text:outline-level="3"><text:span text:style-name="Default_20_Paragraph_20_Font"><text:span text:style-name="T17">3.2.1 - Fronteiras do software</text:span></text:span></text:h>
      <text:p text:style-name="P51"><text:span text:style-name="Default_20_Paragraph_20_Font"><text:span text:style-name="T12"/></text:span></text:p>
      <text:p text:style-name="P51"><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1"><text:span text:style-name="Default_20_Paragraph_20_Font"><text:span text:style-name="T12"/></text:span></text:p>
      <text:list xml:id="list521137994" text:style-name="LS2">
        <text:list-item>
          <text:p text:style-name="P143"><text:span text:style-name="Default_20_Paragraph_20_Font"><text:span text:style-name="T8">O SGCE não usará interfaces de programas de terceiros e nem disponibilizará que terceiros utilize sua interface;</text:span></text:span></text:p>
        </text:list-item>
      </text:list>
      <text:list xml:id="list857940742" text:style-name="LS3">
        <text:list-item>
          <text:p text:style-name="P144"><text:span text:style-name="Default_20_Paragraph_20_Font"><text:span text:style-name="T8">O SGCE não compartilhará o Banco de dados com outros sistemas;</text:span></text:span></text:p>
        </text:list-item>
      </text:list>
      <text:list xml:id="list1659221938" text:style-name="LS4">
        <text:list-item>
          <text:p text:style-name="P145"><text:span text:style-name="Default_20_Paragraph_20_Font"><text:span text:style-name="T8">Os itens listados no item 3.2.2 deste projeto descrevem os limites da fronteira do SGCE.</text:span></text:span></text:p>
        </text:list-item>
      </text:list>
      <text:p text:style-name="P46"/>
      <text:h text:style-name="P157" text:outline-level="3"><text:span text:style-name="Default_20_Paragraph_20_Font"><text:span text:style-name="T17">3.2.2 Itens de software</text:span></text:span></text:h>
      <text:p text:style-name="P46"/>
      <text:p text:style-name="P51"><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218648460" text:style-name="LS5">
        <text:list-item>
          <text:list>
            <text:list-header>
              <text:p text:style-name="P149"><text:span text:style-name="Default_20_Paragraph_20_Font"><text:span text:style-name="T12"/></text:span></text:p>
            </text:list-header>
          </text:list>
        </text:list-item>
        <text:list-item>
          <text:p text:style-name="P150"><text:span text:style-name="Default_20_Paragraph_20_Font"><text:span text:style-name="T12">Inclusão (família, mantimento, usuário, frequência);</text:span></text:span></text:p>
        </text:list-item>
        <text:list-item>
          <text:p text:style-name="P150"><text:span text:style-name="Default_20_Paragraph_20_Font"><text:span text:style-name="T12">Exclusão (família, mantimento, usuário);</text:span></text:span></text:p>
        </text:list-item>
        <text:list-item>
          <text:p text:style-name="P150"><text:span text:style-name="Default_20_Paragraph_20_Font"><text:span text:style-name="T12">Alteração (família, mantimento, usuário, frequência);</text:span></text:span></text:p>
        </text:list-item>
        <text:list-item>
          <text:p text:style-name="P150"><text:span text:style-name="Default_20_Paragraph_20_Font"><text:span text:style-name="T12">Consulta (família, mantimento, usuário, frequência);</text:span></text:span></text:p>
        </text:list-item>
        <text:list-item>
          <text:p text:style-name="P150"><text:span text:style-name="Default_20_Paragraph_20_Font"><text:span text:style-name="T12">Controle do estoque de mantimentos(criação de cestas básicas);</text:span></text:span></text:p>
        </text:list-item>
        <text:list-item>
          <text:p text:style-name="P150"><text:span text:style-name="Default_20_Paragraph_20_Font"><text:span text:style-name="T12">Controle das famílias assistidas (ativação/inativação);</text:span></text:span></text:p>
        </text:list-item>
        <text:list-item>
          <text:p text:style-name="P150"><text:span text:style-name="Default_20_Paragraph_20_Font"><text:span text:style-name="T12">Monitoramento da validade dos alimentos.</text:span></text:span></text:p>
        </text:list-item>
      </text:list>
      <text:p text:style-name="P46"/>
      <text:h text:style-name="P157" text:outline-level="3"><text:span text:style-name="Default_20_Paragraph_20_Font"><text:span text:style-name="T17">3.2.3 Lista de requisitos não funcionais</text:span></text:span></text:h>
      <text:p text:style-name="P46"/>
      <text:p text:style-name="P51"><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1"><text:span text:style-name="Default_20_Paragraph_20_Font"><text:span text:style-name="T12"><text:tab/></text:span></text:span></text:p>
      <text:p text:style-name="P112"><text:span text:style-name="Default_20_Paragraph_20_Font"><text:span text:style-name="T12">Usabilidade</text:span></text:span></text:p>
      <text:list xml:id="list1926431783" text:style-name="LS6">
        <text:list-item>
          <text:p text:style-name="P146"><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1"><text:span text:style-name="Default_20_Paragraph_20_Font"><text:span text:style-name="T12"><text:tab/>Segurança</text:span></text:span></text:p>
      <text:list xml:id="list21" text:style-name="LS6">
        <text:list-item>
          <text:p text:style-name="P146"><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6"><text:span text:style-name="Default_20_Paragraph_20_Font"><text:span text:style-name="T8">RNF03: Somente usuários do tipo administrador poderão realizar exclusões no sistema;</text:span></text:span></text:p>
        </text:list-item>
        <text:list-item>
          <text:p text:style-name="P146"><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1"><text:span text:style-name="Default_20_Paragraph_20_Font"><text:span text:style-name="T12"><text:tab/>Interface</text:span></text:span></text:p>
      <text:list xml:id="list24" text:style-name="LS6">
        <text:list-item>
          <text:p text:style-name="P146"><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6"><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5">software</text:span></text:span><text:span text:style-name="Default_20_Paragraph_20_Font"><text:span text:style-name="T8">;</text:span></text:span></text:p>
        </text:list-item>
        <text:list-item>
          <text:p text:style-name="P146"><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6"><text:span text:style-name="Default_20_Paragraph_20_Font"><text:span text:style-name="T8">RNF08: Cada usuário terá o tempo de 1 min de ociosidade para que o sistema faça </text:span></text:span><text:span text:style-name="Default_20_Paragraph_20_Font"><text:span text:style-name="T25">logoff</text:span></text:span><text:span text:style-name="Default_20_Paragraph_20_Font"><text:span text:style-name="T8"> de seu usuário.</text:span></text:span></text:p>
        </text:list-item>
        <text:list-item>
          <text:p text:style-name="P146"><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1"><text:span text:style-name="Default_20_Paragraph_20_Font"><text:span text:style-name="T12"><text:tab/>Acessibilidade</text:span></text:span></text:p>
      <text:list xml:id="list29" text:style-name="LS6">
        <text:list-item>
          <text:p text:style-name="P146"><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1"><text:span text:style-name="Default_20_Paragraph_20_Font"><text:span text:style-name="T12"><text:tab/>Robustez</text:span></text:span></text:p>
      <text:list xml:id="list30" text:style-name="LS6">
        <text:list-item>
          <text:p text:style-name="P146"><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1"><text:span text:style-name="Default_20_Paragraph_20_Font"><text:span text:style-name="T12"><text:tab/>Tecnológico</text:span></text:span></text:p>
      <text:list xml:id="list31" text:style-name="LS6">
        <text:list-item>
          <text:p text:style-name="P146"><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6"><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6"><text:span text:style-name="Default_20_Paragraph_20_Font"><text:span text:style-name="T8">O </text:span></text:span><text:span text:style-name="Default_20_Paragraph_20_Font"><text:span text:style-name="T25">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57" text:outline-level="3"><text:span text:style-name="Default_20_Paragraph_20_Font"><text:span text:style-name="T17">3.2.4 Requisitos funcionais</text:span></text:span></text:h>
      <text:p text:style-name="P46"/>
      <text:p text:style-name="P51"><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61" text:outline-level="4"><text:soft-page-break/><text:span text:style-name="Default_20_Paragraph_20_Font"><text:span text:style-name="T12">3.2.4.1 </text:span></text:span><text:span text:style-name="Default_20_Paragraph_20_Font"><text:span text:style-name="T16">Lista dos requisitos funcionais</text:span></text:span></text:h>
      <text:p text:style-name="P46"/>
      <text:p text:style-name="P51"><text:span text:style-name="Default_20_Paragraph_20_Font"><text:span text:style-name="T12">3.2.4.1.1 Inclusões</text:span></text:span></text:p>
      <text:p text:style-name="P46"/>
      <text:list xml:id="list34" text:style-name="LS6">
        <text:list-item>
          <text:p text:style-name="P146"><text:span text:style-name="Default_20_Paragraph_20_Font"><text:span text:style-name="T8">RF01: Família;</text:span></text:span></text:p>
        </text:list-item>
        <text:list-item>
          <text:p text:style-name="P146"><text:span text:style-name="Default_20_Paragraph_20_Font"><text:span text:style-name="T8">RF02: Mantimento;</text:span></text:span></text:p>
        </text:list-item>
        <text:list-item>
          <text:p text:style-name="P146"><text:span text:style-name="Default_20_Paragraph_20_Font"><text:span text:style-name="T8">RF03: Usuário;</text:span></text:span></text:p>
        </text:list-item>
        <text:list-item>
          <text:p text:style-name="P146"><text:span text:style-name="Default_20_Paragraph_20_Font"><text:span text:style-name="T8">RF04: Frequência da Família;</text:span></text:span></text:p>
        </text:list-item>
      </text:list>
      <text:p text:style-name="P46"/>
      <text:p text:style-name="P51"><text:span text:style-name="Default_20_Paragraph_20_Font"><text:span text:style-name="T12">3.2.4.1.2 Exclusão</text:span></text:span></text:p>
      <text:p text:style-name="P51"><text:span text:style-name="Default_20_Paragraph_20_Font"><text:span text:style-name="T12"/></text:span></text:p>
      <text:list xml:id="list40" text:style-name="LS6">
        <text:list-item>
          <text:p text:style-name="P146"><text:span text:style-name="Default_20_Paragraph_20_Font"><text:span text:style-name="T8">RF05: Família;</text:span></text:span></text:p>
        </text:list-item>
        <text:list-item>
          <text:p text:style-name="P146"><text:span text:style-name="Default_20_Paragraph_20_Font"><text:span text:style-name="T8">RF06: Mantimento;</text:span></text:span></text:p>
        </text:list-item>
        <text:list-item>
          <text:p text:style-name="P146"><text:span text:style-name="Default_20_Paragraph_20_Font"><text:span text:style-name="T8">RF07: Usuário;</text:span></text:span></text:p>
        </text:list-item>
      </text:list>
      <text:p text:style-name="P46"/>
      <text:p text:style-name="P51"><text:span text:style-name="Default_20_Paragraph_20_Font"><text:span text:style-name="T12">3.2.4.1.3 Alterações</text:span></text:span></text:p>
      <text:p text:style-name="P45"/>
      <text:list xml:id="list44" text:style-name="LS6">
        <text:list-item>
          <text:p text:style-name="P146"><text:span text:style-name="Default_20_Paragraph_20_Font"><text:span text:style-name="T8">RF08: Família;</text:span></text:span></text:p>
        </text:list-item>
        <text:list-item>
          <text:p text:style-name="P146"><text:span text:style-name="Default_20_Paragraph_20_Font"><text:span text:style-name="T8">RF09: Mantimento;</text:span></text:span></text:p>
        </text:list-item>
        <text:list-item>
          <text:p text:style-name="P146"><text:span text:style-name="Default_20_Paragraph_20_Font"><text:span text:style-name="T8">RF10: Usuário;</text:span></text:span></text:p>
        </text:list-item>
        <text:list-item>
          <text:p text:style-name="P146"><text:span text:style-name="Default_20_Paragraph_20_Font"><text:span text:style-name="T8">RF11: Frequência da família;</text:span></text:span></text:p>
        </text:list-item>
      </text:list>
      <text:p text:style-name="P46"/>
      <text:p text:style-name="P51"><text:span text:style-name="Default_20_Paragraph_20_Font"><text:span text:style-name="T12">3.2.4.1.4 Consultas</text:span></text:span></text:p>
      <text:p text:style-name="P46"/>
      <text:list xml:id="list51" text:style-name="LS6">
        <text:list-item>
          <text:p text:style-name="P146"><text:span text:style-name="Default_20_Paragraph_20_Font"><text:span text:style-name="T8">RF12: Situação Família;</text:span></text:span></text:p>
        </text:list-item>
        <text:list-item>
          <text:p text:style-name="P146"><text:span text:style-name="Default_20_Paragraph_20_Font"><text:span text:style-name="T8">RF13: Entrada de Mantimento;</text:span></text:span></text:p>
        </text:list-item>
        <text:list-item>
          <text:p text:style-name="P146"><text:span text:style-name="Default_20_Paragraph_20_Font"><text:span text:style-name="T8">RF14: Saída de Mantimento;</text:span></text:span></text:p>
        </text:list-item>
        <text:list-item>
          <text:p text:style-name="P146"><text:span text:style-name="Default_20_Paragraph_20_Font"><text:span text:style-name="T7">RF15: Vencimento mantimento;</text:span></text:span></text:p>
        </text:list-item>
        <text:list-item>
          <text:p text:style-name="P148"><text:span text:style-name="Default_20_Paragraph_20_Font"><text:span text:style-name="T7">RF16: Usuário;</text:span></text:span></text:p>
        </text:list-item>
      </text:list>
      <text:list xml:id="list56" text:style-name="LS6">
        <text:list-item>
          <text:p text:style-name="P146"><text:span text:style-name="Default_20_Paragraph_20_Font"><text:span text:style-name="T8">RF17: Frequência família;</text:span></text:span></text:p>
        </text:list-item>
        <text:list-item>
          <text:p text:style-name="P146"><text:span text:style-name="Default_20_Paragraph_20_Font"><text:span text:style-name="T7">RF18: </text:span></text:span><text:span text:style-name="Default_20_Paragraph_20_Font"><text:span text:style-name="T25">Log</text:span></text:span><text:span text:style-name="Default_20_Paragraph_20_Font"><text:span text:style-name="T7"> de operações do mês;</text:span></text:span></text:p>
        </text:list-item>
      </text:list>
      <text:p text:style-name="P46"><text:soft-page-break/></text:p>
      <text:p text:style-name="P51"><text:span text:style-name="Default_20_Paragraph_20_Font"><text:span text:style-name="T12">3.2.4.1.5 Inativações</text:span></text:span></text:p>
      <text:p text:style-name="P46"/>
      <text:list xml:id="list1660722290" text:style-name="LS7">
        <text:list-item>
          <text:p text:style-name="P147"><text:span text:style-name="Default_20_Paragraph_20_Font"><text:span text:style-name="T8">RF19: Famílias;</text:span></text:span></text:p>
        </text:list-item>
      </text:list>
      <text:list xml:id="list61" text:style-name="LS6">
        <text:list-item>
          <text:p text:style-name="P146"><text:span text:style-name="Default_20_Paragraph_20_Font"><text:span text:style-name="T8">RF20: Usuário.</text:span></text:span></text:p>
        </text:list-item>
      </text:list>
      <text:p text:style-name="P46"/>
      <text:p text:style-name="P51"><text:span text:style-name="Default_20_Paragraph_20_Font"><text:span text:style-name="T12">3.2.4.1.6 Relatórios</text:span></text:span></text:p>
      <text:p text:style-name="P46"/>
      <text:list xml:id="list63" text:style-name="LS6">
        <text:list-item>
          <text:p text:style-name="P146"><text:span text:style-name="Default_20_Paragraph_20_Font"><text:span text:style-name="T8">RF21: Relatório de vencimento anual matricula das famílias;</text:span></text:span></text:p>
        </text:list-item>
        <text:list-item>
          <text:p text:style-name="P146"><text:span text:style-name="Default_20_Paragraph_20_Font"><text:span text:style-name="T8">RF22: Relatórios das famílias aptas a receber a cesta básica;</text:span></text:span></text:p>
        </text:list-item>
        <text:list-item>
          <text:p text:style-name="P146"><text:span text:style-name="Default_20_Paragraph_20_Font"><text:span text:style-name="T8">RF23: Itens pendentes para completar cestas básicas;</text:span></text:span></text:p>
        </text:list-item>
        <text:list-item>
          <text:p text:style-name="P146"><text:span text:style-name="Default_20_Paragraph_20_Font"><text:span text:style-name="T8">RF24: Relatório da quantidade de cestas disponíveis atuais;</text:span></text:span></text:p>
        </text:list-item>
        <text:list-item>
          <text:p text:style-name="P146"><text:span text:style-name="Default_20_Paragraph_20_Font"><text:span text:style-name="T8">RF25: Relatório de vencimento dos alimentos;</text:span></text:span></text:p>
        </text:list-item>
        <text:list-item>
          <text:p text:style-name="P146"><text:span text:style-name="Default_20_Paragraph_20_Font"><text:span text:style-name="T8">RF26: Relatório dos voluntários da instituição;</text:span></text:span></text:p>
        </text:list-item>
        <text:list-item>
          <text:p text:style-name="P146"><text:span text:style-name="Default_20_Paragraph_20_Font"><text:span text:style-name="T8">RF27: Relatório das doações feitas;</text:span></text:span></text:p>
        </text:list-item>
      </text:list>
      <text:p text:style-name="P46"/>
      <text:p text:style-name="P51"><text:span text:style-name="Default_20_Paragraph_20_Font"><text:span text:style-name="T12">3.2.4.1.7 Outras funcionalidades</text:span></text:span></text:p>
      <text:p text:style-name="P46"/>
      <text:list xml:id="list71" text:style-name="LS6">
        <text:list-item>
          <text:p text:style-name="P146"><text:span text:style-name="Default_20_Paragraph_20_Font"><text:span text:style-name="T8">RF28: O </text:span></text:span><text:span text:style-name="Default_20_Paragraph_20_Font"><text:span text:style-name="T25">software</text:span></text:span><text:span text:style-name="Default_20_Paragraph_20_Font"><text:span text:style-name="T8"> deve permitir que o administrador inclua, altere ou exclua perfis de acesso;</text:span></text:span></text:p>
        </text:list-item>
        <text:list-item>
          <text:p text:style-name="P146"><text:span text:style-name="Default_20_Paragraph_20_Font"><text:span text:style-name="T8">RF29: O </text:span></text:span><text:span text:style-name="Default_20_Paragraph_20_Font"><text:span text:style-name="T25">software</text:span></text:span><text:span text:style-name="Default_20_Paragraph_20_Font"><text:span text:style-name="T8"> deve identificar todos os usuários que desejam acessá-lo, identificando seu perfil;</text:span></text:span></text:p>
        </text:list-item>
        <text:list-item>
          <text:p text:style-name="P146"><text:span text:style-name="Default_20_Paragraph_20_Font"><text:span text:style-name="T8">RF30: Consultar estoque;</text:span></text:span></text:p>
        </text:list-item>
        <text:list-item>
          <text:p text:style-name="P146"><text:span text:style-name="Default_20_Paragraph_20_Font"><text:span text:style-name="T8">RF31: Recuperar senha. </text:span></text:span></text:p>
        </text:list-item>
        <text:list-item>
          <text:p text:style-name="P146"><text:span text:style-name="Default_20_Paragraph_20_Font"><text:span text:style-name="T8">RF32: O sistema deve permitir ao administrador gerir usuários.</text:span></text:span></text:p>
        </text:list-item>
        <text:list-item>
          <text:p text:style-name="P146"><text:span text:style-name="Default_20_Paragraph_20_Font"><text:span text:style-name="T8">RF33: O sistema deve permitir ao administrador gerir categoria dos usuários (consultor, coordenador, gestor).</text:span></text:span></text:p>
        </text:list-item>
        <text:list-item>
          <text:p text:style-name="P146"><text:span text:style-name="Default_20_Paragraph_20_Font"><text:span text:style-name="T8">RF34: O sistema deve permitir ao administrador alterar permissões de categorias.</text:span></text:span></text:p>
        </text:list-item>
        <text:list-item>
          <text:p text:style-name="P146"><text:span text:style-name="Default_20_Paragraph_20_Font"><text:span text:style-name="T7">RF35: O sistema deve permitir ao administrar associar usuário às categorias. Um usuário pode ser associar a uma categoria e uma categoria pode se associar com vários usuários.</text:span></text:span></text:p>
        </text:list-item>
        <text:list-item>
          <text:p text:style-name="P146"><text:soft-page-break/><text:span text:style-name="Default_20_Paragraph_20_Font"><text:span text:style-name="T7">RF36: Deverá existir um controle das datas de validades dos alimentos em estoque;</text:span></text:span></text:p>
        </text:list-item>
        <text:list-item>
          <text:p text:style-name="P146"><text:span text:style-name="Default_20_Paragraph_20_Font"><text:span text:style-name="T7">RF37: O sistema deverá permitir inclusões, consultas e alterações dos alimentos;</text:span></text:span></text:p>
        </text:list-item>
        <text:list-item>
          <text:p text:style-name="P146"><text:span text:style-name="Default_20_Paragraph_20_Font"><text:span text:style-name="T7">RF38: O sistema deverá permitir inclusões, consultas e alterações das famílias assistidas;</text:span></text:span></text:p>
        </text:list-item>
        <text:list-item>
          <text:p text:style-name="P146"><text:span text:style-name="Default_20_Paragraph_20_Font"><text:span text:style-name="T7">RF39: O sistema deverá permitir inclusões, consultas e alterações dos voluntários envolvidos no processo de doações.</text:span></text:span></text:p>
        </text:list-item>
        <text:list-item>
          <text:p text:style-name="P146"><text:span text:style-name="Default_20_Paragraph_20_Font"><text:span text:style-name="T7">RF40: O sistema deverá controlar uma lista de presença das famílias aptas a receber a cesta;</text:span></text:span></text:p>
        </text:list-item>
        <text:list-item>
          <text:p text:style-name="P148"><text:span text:style-name="Default_20_Paragraph_20_Font"><text:span text:style-name="T7">RF41: Nas entregas de cestas básicas, o usuário informará ao sistema o nome do representante da família e o sistema dará baixa no estoque dos mantimentos contidos na cesta.</text:span></text:span></text:p>
        </text:list-item>
      </text:list>
      <text:p text:style-name="P46"/>
      <text:h text:style-name="P161" text:outline-level="4"><text:span text:style-name="Default_20_Paragraph_20_Font"><text:span text:style-name="T12">3.2.4.2 </text:span></text:span><text:span text:style-name="Default_20_Paragraph_20_Font"><text:span text:style-name="T16">Descrição dos atores</text:span></text:span></text:h>
      <text:p text:style-name="P51"><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Gestor</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text:soft-page-break/></text:p>
      <text:p text:style-name="P51"><text:span text:style-name="Default_20_Paragraph_20_Font"><text:span text:style-name="T14">3.2.4.2.1 Esquema dos atores</text:span></text:span></text:p>
      <text:p text:style-name="P47"/>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89cm" draw:z-index="74"><draw:image xlink:href="Pictures/100000000000035E00000312246C1A8D.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text:span text:style-name="Default_20_Paragraph_20_Font"><text:span text:style-name="T19"/></text:span></text:p>
      <text:p text:style-name="leg.Figuras"><draw:frame draw:style-name="fr2" draw:name="figura14" text:anchor-type="paragraph" svg:width="16cm" svg:height="8.343cm" draw:z-index="63"><draw:image xlink:href="Pictures/1000000000000389000001D8AC1C4223.jpg" xlink:type="simple" xlink:show="embed" xlink:actuate="onLoad"/></draw:frame><text:span text:style-name="Default_20_Paragraph_20_Font"><text:span text:style-name="T19"><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64"><draw:image xlink:href="Pictures/100000000000026500000150130F5E84.jpg" xlink:type="simple" xlink:show="embed" xlink:actuate="onLoad"/></draw:frame><text:span text:style-name="Default_20_Paragraph_20_Font"><text:span text:style-name="T19"><text:tab/>Figura 9 – Diagrama Usuário (Perfil Gestor)</text:span></text:span></text:p>
      <text:p text:style-name="P41"><text:span text:style-name="Default_20_Paragraph_20_Font"><text:span text:style-name="T14"/></text:span></text:p>
      <text:p text:style-name="P41"><text:span text:style-name="Default_20_Paragraph_20_Font"><text:span text:style-name="T14"/></text:span></text:p>
      <text:p text:style-name="P41"><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1">Nome</text:p>
          </table:table-cell>
          <table:table-cell table:style-name="Tabela24.B1" office:value-type="string">
            <text:p text:style-name="P81">Descrição</text:p>
          </table:table-cell>
        </table:table-row>
        <table:table-row>
          <table:table-cell table:style-name="Tabela24.A2" office:value-type="string">
            <text:p text:style-name="P95">Administrador</text:p>
          </table:table-cell>
          <table:table-cell table:style-name="Tabela24.B2" office:value-type="string">
            <text:p text:style-name="P95">Responsável por administrar os usuários.</text:p>
          </table:table-cell>
        </table:table-row>
        <table:table-row>
          <table:table-cell table:style-name="Tabela24.A2" office:value-type="string">
            <text:p text:style-name="P95">Consultor</text:p>
          </table:table-cell>
          <table:table-cell table:style-name="Tabela24.B2" office:value-type="string">
            <text:p text:style-name="P95">Permite apenas realizar consultas no sistema.</text:p>
          </table:table-cell>
        </table:table-row>
        <table:table-row>
          <table:table-cell table:style-name="Tabela24.A2" office:value-type="string">
            <text:p text:style-name="P95">Gestor</text:p>
          </table:table-cell>
          <table:table-cell table:style-name="Tabela24.B2" office:value-type="string">
            <text:p text:style-name="P95">Responsável por gerenciar o estoque, bem como realizar consultas no sistema.</text:p>
          </table:table-cell>
        </table:table-row>
        <table:table-row>
          <table:table-cell table:style-name="Tabela24.A2" office:value-type="string">
            <text:p text:style-name="P95">Coordenador</text:p>
          </table:table-cell>
          <table:table-cell table:style-name="Tabela24.B2" office:value-type="string">
            <text:p text:style-name="P95">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62" text:outline-level="4"><text:span text:style-name="Default_20_Paragraph_20_Font"><text:span text:style-name="T12">3.2.4.3 </text:span></text:span><text:span text:style-name="Default_20_Paragraph_20_Font"><text:span text:style-name="T16">Descrição de casos de uso</text:span></text:span></text:h>
      <text:p text:style-name="P46"/>
      <text:p text:style-name="P51"><text:span text:style-name="Default_20_Paragraph_20_Font"><text:span text:style-name="T12">3.2.4.3.1 Modelos de casos de uso</text:span></text:span></text:p>
      <text:p text:style-name="P41"><text:span text:style-name="Default_20_Paragraph_20_Font"><text:span text:style-name="T12"/></text:span></text:p>
      <text:p text:style-name="P51"><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1"><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1"><text:span text:style-name="Default_20_Paragraph_20_Font"><text:span text:style-name="T12"/></text:span></text:p>
      <text:p text:style-name="leg.Figuras"><draw:frame draw:style-name="fr2" draw:name="figura7" text:anchor-type="paragraph" svg:width="16cm" svg:height="8.493cm" draw:z-index="69"><draw:image xlink:href="Pictures/10000000000002EA0000018C434C72D2.jpg" xlink:type="simple" xlink:show="embed" xlink:actuate="onLoad"/></draw:frame><text:span text:style-name="Default_20_Paragraph_20_Font"><text:span text:style-name="T19"><text:tab/>Figura 11 – Caso de uso família</text:span></text:span></text:p>
      <text:p text:style-name="leg.Figuras"><draw:frame draw:style-name="fr2" draw:name="figura8" text:anchor-type="paragraph" svg:width="16cm" svg:height="8.816cm" draw:z-index="70"><draw:image xlink:href="Pictures/10000000000002860000016413688170.jpg" xlink:type="simple" xlink:show="embed" xlink:actuate="onLoad"/></draw:frame><text:soft-page-break/><text:span text:style-name="Default_20_Paragraph_20_Font"><text:span text:style-name="T19"><text:tab/>Figura 12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3 – Caso de uso Usuário</text:span></text:span></text:p>
      <text:p text:style-name="leg.Figuras"><text:span text:style-name="Default_20_Paragraph_20_Font"><text:span text:style-name="T19"/></text:span></text:p>
      <text:p text:style-name="leg.Figuras"/>
      <text:p text:style-name="leg.Figuras"><draw:frame draw:style-name="fr1" draw:name="figura10" text:anchor-type="paragraph" svg:width="15.656cm" svg:height="21.701cm" draw:z-index="75"><draw:image xlink:href="Pictures/10000000000002D80000070E09DD4D43.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15 – Caso de uso </text:span></text:span><text:span text:style-name="Default_20_Paragraph_20_Font"><text:span text:style-name="T21">Log</text:span></text:span></text:p>
      <text:p text:style-name="P41"><text:soft-page-break/><text:span text:style-name="Default_20_Paragraph_20_Font"><text:span text:style-name="T12">3.2.4.3.2 Especificação de caso de uso</text:span></text:span></text:p>
      <text:p text:style-name="P46"/>
      <text:p text:style-name="P51"><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12"><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3"><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46"/>
      <text:p text:style-name="P39"/>
      <text:p text:style-name="P51"><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1"><text:span text:style-name="Default_20_Paragraph_20_Font"><text:span text:style-name="T11">Sumário</text:span></text:span></text:p>
      <text:p text:style-name="P51"><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1"><text:span text:style-name="Default_20_Paragraph_20_Font"><text:span text:style-name="T11">Ator</text:span></text:span></text:p>
      <text:p text:style-name="P41"><text:span text:style-name="Default_20_Paragraph_20_Font"><text:span text:style-name="T12">Administrador</text:span></text:span></text:p>
      <text:p text:style-name="P46"/>
      <text:p text:style-name="P51"><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1"><text:span text:style-name="Default_20_Paragraph_20_Font"><text:span text:style-name="T11">Curso Normal</text:span></text:span></text:p>
      <text:p text:style-name="P51"><text:span text:style-name="Default_20_Paragraph_20_Font"><text:span text:style-name="T12">1. Administrador solicita ao sistema a interface de cadastro de usuário;</text:span></text:span></text:p>
      <text:p text:style-name="P51"><text:span text:style-name="Default_20_Paragraph_20_Font"><text:span text:style-name="T12">2. Sistema autentica o usuário;</text:span></text:span></text:p>
      <text:p text:style-name="P51"><text:soft-page-break/><text:span text:style-name="Default_20_Paragraph_20_Font"><text:span text:style-name="T12">3. Sistema exibe a interface solicitada;</text:span></text:span></text:p>
      <text:p text:style-name="P51"><text:span text:style-name="Default_20_Paragraph_20_Font"><text:span text:style-name="T12">4. Administrador insere os dados (RD06);</text:span></text:span></text:p>
      <text:p text:style-name="P51"><text:span text:style-name="Default_20_Paragraph_20_Font"><text:span text:style-name="T12">5. Sistema verifica se os campos obrigatórios: status, perfil, voluntário, prestação serviço, nome, </text:span></text:span><text:span text:style-name="Default_20_Paragraph_20_Font"><text:span text:style-name="T17">e-mail, </text:span></text:span><text:span text:style-name="Default_20_Paragraph_20_Font"><text:span text:style-name="T12">e cpf foram digitados.</text:span></text:span></text:p>
      <text:p text:style-name="P51"><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1"><text:span text:style-name="Default_20_Paragraph_20_Font"><text:span text:style-name="T12">7. Sistema valida senha;</text:span></text:span></text:p>
      <text:p text:style-name="P51"><text:span text:style-name="Default_20_Paragraph_20_Font"><text:span text:style-name="T12">8. Administrador confirma operação de inclusão de usuário;</text:span></text:span></text:p>
      <text:p text:style-name="P51"><text:span text:style-name="Default_20_Paragraph_20_Font"><text:span text:style-name="T12">9. Sistema autentica usuário;</text:span></text:span></text:p>
      <text:p text:style-name="P51"><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1"><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1"><text:span text:style-name="Default_20_Paragraph_20_Font"><text:span text:style-name="T12">12. Sistema gera um código único para o usuário cadastrado;</text:span></text:span></text:p>
      <text:p text:style-name="P51"><text:span text:style-name="Default_20_Paragraph_20_Font"><text:span text:style-name="T12">13. Sistema salva as informações no Banco de Dados;</text:span></text:span></text:p>
      <text:p text:style-name="P51"><text:span text:style-name="Default_20_Paragraph_20_Font"><text:span text:style-name="T12">14. Caso de uso UC35 - Armazenar </text:span></text:span><text:span text:style-name="Default_20_Paragraph_20_Font"><text:span text:style-name="T17">Log</text:span></text:span><text:span text:style-name="Default_20_Paragraph_20_Font"><text:span text:style-name="T12">;</text:span></text:span></text:p>
      <text:p text:style-name="P51"><text:span text:style-name="Default_20_Paragraph_20_Font"><text:span text:style-name="T12">15. É exibida uma mensagem de operação realizada com sucesso.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8: O administrador pode cancelar a operação. Caso de uso termina.</text:span></text:span></text:p>
      <text:p text:style-name="P51"><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1"><text:span text:style-name="Default_20_Paragraph_20_Font"><text:span text:style-name="T12">11.2: Sistema solicita confirmação de ativação de usuário;</text:span></text:span></text:p>
      <text:p text:style-name="P51"><text:span text:style-name="Default_20_Paragraph_20_Font"><text:span text:style-name="T12">11.3: Administrador confirma a solicitação;</text:span></text:span></text:p>
      <text:p text:style-name="P51"><text:span text:style-name="Default_20_Paragraph_20_Font"><text:span text:style-name="T12">11.4: Sistema autentica administrador;</text:span></text:span></text:p>
      <text:p text:style-name="P51"><text:span text:style-name="Default_20_Paragraph_20_Font"><text:span text:style-name="T12">11.2 a 11.3: A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4.1: O tipo de usuário não foi definido, é assumido o nível mais baixo como padrão, consultor;</text:span></text:span></text:p>
      <text:p text:style-name="P51"><text:span text:style-name="Default_20_Paragraph_20_Font"><text:span text:style-name="T12">5.1: Os campos obrigatórios não foram preenchidos. Sistema informa ao usuário;</text:span></text:span></text:p>
      <text:p text:style-name="P51"><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1"><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oft-page-break/><text:span text:style-name="Default_20_Paragraph_20_Font"><text:span text:style-name="T12">ao usuário. Caso de uso termina.</text:span></text:span></text:p>
      <text:p text:style-name="P51"><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Usuário cadastrado no banco de dados do sistema.</text:span></text:span></text:p>
      <text:p text:style-name="P46"/>
      <text:p text:style-name="P46"/>
      <text:p text:style-name="P51"><text:span text:style-name="Default_20_Paragraph_20_Font"><text:span text:style-name="T12">3.2.4.3.2.2 Caso de uso UC02 - Alterar Usuári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1"><text:span text:style-name="Default_20_Paragraph_20_Font"><text:span text:style-name="T11">Ator</text:span></text:span></text:p>
      <text:p text:style-name="P41"><text:span text:style-name="Default_20_Paragraph_20_Font"><text:span text:style-name="T12">Administrador</text:span></text:span></text:p>
      <text:p text:style-name="P46"/>
      <text:p text:style-name="P51"><text:span text:style-name="Default_20_Paragraph_20_Font"><text:span text:style-name="T11">Pré-condições</text:span></text:span></text:p>
      <text:p text:style-name="P51"><text:span text:style-name="Default_20_Paragraph_20_Font"><text:span text:style-name="T12">Administrador cadastrado e logado no sistema com permissão para realizar a operação de alteração de usuário;</text:span></text:span></text:p>
      <text:p text:style-name="P51"><text:span text:style-name="Default_20_Paragraph_20_Font"><text:span text:style-name="T12">Usuário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05 - Consultar usuário;</text:span></text:span></text:p>
      <text:p text:style-name="P51"><text:span text:style-name="Default_20_Paragraph_20_Font"><text:span text:style-name="T12">2. Administrador altera os dados desejados;</text:span></text:span></text:p>
      <text:p text:style-name="P51"><text:span text:style-name="Default_20_Paragraph_20_Font"><text:span text:style-name="T12">3. Sistema verifica se os campos obrigatórios (status, perfil, voluntário, prestação serviço, nome, </text:span></text:span><text:span text:style-name="Default_20_Paragraph_20_Font"><text:span text:style-name="T17">e-mail, </text:span></text:span><text:span text:style-name="Default_20_Paragraph_20_Font"><text:span text:style-name="T12">e cpf) foram preenchidos;</text:span></text:span></text:p>
      <text:p text:style-name="P51"><text:span text:style-name="Default_20_Paragraph_20_Font"><text:span text:style-name="T12">4. Sistema valida </text:span></text:span><text:span text:style-name="Default_20_Paragraph_20_Font"><text:span text:style-name="T17">e-mail</text:span></text:span><text:span text:style-name="Default_20_Paragraph_20_Font"><text:span text:style-name="T12">;</text:span></text:span></text:p>
      <text:p text:style-name="P51"><text:span text:style-name="Default_20_Paragraph_20_Font"><text:span text:style-name="T12">5. Administrador confirma operação de alteração de usuário;</text:span></text:span></text:p>
      <text:p text:style-name="P51"><text:span text:style-name="Default_20_Paragraph_20_Font"><text:span text:style-name="T12">6. Sistema autentica Administrador;</text:span></text:span></text:p>
      <text:p text:style-name="P51"><text:span text:style-name="Default_20_Paragraph_20_Font"><text:span text:style-name="T12">7.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pan text:style-name="Default_20_Paragraph_20_Font"><text:span text:style-name="T12">ativo;</text:span></text:span></text:p>
      <text:p text:style-name="P51"><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1"><text:span text:style-name="Default_20_Paragraph_20_Font"><text:span text:style-name="T12">9. Sistema salva as informações no banco de dados;</text:span></text:span></text:p>
      <text:p text:style-name="P51"><text:span text:style-name="Default_20_Paragraph_20_Font"><text:span text:style-name="T12">10. Caso de uso UC35 - Armazenar </text:span></text:span><text:span text:style-name="Default_20_Paragraph_20_Font"><text:span text:style-name="T17">log</text:span></text:span><text:span text:style-name="Default_20_Paragraph_20_Font"><text:span text:style-name="T12"> no sistema;</text:span></text:span></text:p>
      <text:p text:style-name="P51"><text:span text:style-name="Default_20_Paragraph_20_Font"><text:span text:style-name="T12">11. É exibida uma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5: A operação pode ser cancelada. Caso de uso termina;</text:span></text:span></text:p>
      <text:p text:style-name="P51"><text:span text:style-name="Default_20_Paragraph_20_Font"><text:span text:style-name="T12">8.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1"><text:span text:style-name="Default_20_Paragraph_20_Font"><text:span text:style-name="T12">8.2: Sistema solicita confirmação de ativação do usuário;</text:span></text:span></text:p>
      <text:p text:style-name="P51"><text:span text:style-name="Default_20_Paragraph_20_Font"><text:span text:style-name="T12">8.3: Administrador confirma operação;</text:span></text:span></text:p>
      <text:p text:style-name="P51"><text:span text:style-name="Default_20_Paragraph_20_Font"><text:span text:style-name="T12">8.4: Sistema autentica administrador;</text:span></text:span></text:p>
      <text:p text:style-name="P51"><text:span text:style-name="Default_20_Paragraph_20_Font"><text:span text:style-name="T12">8.1 e 8.3: A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1"><text:span text:style-name="Default_20_Paragraph_20_Font"><text:span text:style-name="T12">4.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7.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1"><text:span text:style-name="Default_20_Paragraph_20_Font"><text:span text:style-name="T12">8.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Usuário alterado no banco de dados do sistema.</text:span></text:span></text:p>
      <text:p text:style-name="P46"/>
      <text:p text:style-name="P46"/>
      <text:p text:style-name="P51"><text:span text:style-name="Default_20_Paragraph_20_Font"><text:span text:style-name="T12">3.2.4.3.2.3 Caso de uso UC03 - Inativar Usuário</text:span></text:span></text:p>
      <text:p text:style-name="P46"/>
      <text:p text:style-name="P51"><text:span text:style-name="Default_20_Paragraph_20_Font"><text:span text:style-name="T11">Sumário</text:span></text:span></text:p>
      <text:p text:style-name="P51"><text:span text:style-name="Default_20_Paragraph_20_Font"><text:span text:style-name="T12">Inicia-se quando o Administrador solicita a interface de inativação de usuário. É utilizado quando um usuário não está mais apto a utilizar o sistema seja por </text:span></text:span><text:soft-page-break/><text:span text:style-name="Default_20_Paragraph_20_Font"><text:span text:style-name="T12">qualquer motivo a partir da decisão do administrador.</text:span></text:span></text:p>
      <text:p text:style-name="P46"/>
      <text:p text:style-name="P51"><text:span text:style-name="Default_20_Paragraph_20_Font"><text:span text:style-name="T11">Ator</text:span></text:span></text:p>
      <text:p text:style-name="P41"><text:span text:style-name="Default_20_Paragraph_20_Font"><text:span text:style-name="T12">Administrador</text:span></text:span></text:p>
      <text:p text:style-name="P46"/>
      <text:p text:style-name="P51"><text:span text:style-name="Default_20_Paragraph_20_Font"><text:span text:style-name="T11">Pré-condições</text:span></text:span></text:p>
      <text:p text:style-name="P51"><text:span text:style-name="Default_20_Paragraph_20_Font"><text:span text:style-name="T12">Administrador cadastrado e logado no sistema;</text:span></text:span></text:p>
      <text:p text:style-name="P51"><text:span text:style-name="Default_20_Paragraph_20_Font"><text:span text:style-name="T12">Usuário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05 - Consultar usuário;</text:span></text:span></text:p>
      <text:p text:style-name="P51"><text:span text:style-name="Default_20_Paragraph_20_Font"><text:span text:style-name="T12">2. Administrador altera respectivo campo;</text:span></text:span></text:p>
      <text:p text:style-name="P51"><text:span text:style-name="Default_20_Paragraph_20_Font"><text:span text:style-name="T12">3. Sistema verifica se o campo status foi alterado;</text:span></text:span></text:p>
      <text:p text:style-name="P51"><text:span text:style-name="Default_20_Paragraph_20_Font"><text:span text:style-name="T12">4. Administrador confirma operação;</text:span></text:span></text:p>
      <text:p text:style-name="P51"><text:span text:style-name="Default_20_Paragraph_20_Font"><text:span text:style-name="T12">5. Sistema autentica Administrador;</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5 - Armazenar </text:span></text:span><text:span text:style-name="Default_20_Paragraph_20_Font"><text:span text:style-name="T17">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Campo não foi modificado. Sistema informa ao administrador;</text:span></text:span></text:p>
      <text:p text:style-name="P5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Usuário torna-se inativo no sistema.</text:span></text:span></text:p>
      <text:p text:style-name="P46"/>
      <text:p text:style-name="P46"/>
      <text:p text:style-name="P51"><text:span text:style-name="Default_20_Paragraph_20_Font"><text:span text:style-name="T12">3.2.4.3.2.4 Caso de uso UC04 - Excluir Usuário</text:span></text:span></text:p>
      <text:p text:style-name="P46"><text:soft-page-break/></text:p>
      <text:p text:style-name="P51"><text:span text:style-name="Default_20_Paragraph_20_Font"><text:span text:style-name="T11">Sumário</text:span></text:span></text:p>
      <text:p text:style-name="P51"><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1"><text:span text:style-name="Default_20_Paragraph_20_Font"><text:span text:style-name="T11">Ator</text:span></text:span></text:p>
      <text:p text:style-name="P41"><text:span text:style-name="Default_20_Paragraph_20_Font"><text:span text:style-name="T12">Administrador</text:span></text:span></text:p>
      <text:p text:style-name="P46"/>
      <text:p text:style-name="P51"><text:span text:style-name="Default_20_Paragraph_20_Font"><text:span text:style-name="T11">Pré-condições</text:span></text:span></text:p>
      <text:p text:style-name="P51"><text:span text:style-name="Default_20_Paragraph_20_Font"><text:span text:style-name="T12">Administrador cadastrado no sistema;</text:span></text:span></text:p>
      <text:p text:style-name="P51"><text:span text:style-name="Default_20_Paragraph_20_Font"><text:span text:style-name="T12">Usuário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05 - Consultar Usuário;</text:span></text:span></text:p>
      <text:p text:style-name="P51"><text:span text:style-name="Default_20_Paragraph_20_Font"><text:span text:style-name="T12">2. Administrador seleciona operação de exclusão;</text:span></text:span></text:p>
      <text:p text:style-name="P51"><text:span text:style-name="Default_20_Paragraph_20_Font"><text:span text:style-name="T12">3. Sistema informa ao usuário mensagem de confirmação de exclusão;</text:span></text:span></text:p>
      <text:p text:style-name="P51"><text:span text:style-name="Default_20_Paragraph_20_Font"><text:span text:style-name="T12">4. Administrador confirma operação de exclusão;</text:span></text:span></text:p>
      <text:p text:style-name="P51"><text:span text:style-name="Default_20_Paragraph_20_Font"><text:span text:style-name="T12">5. Sistema autentica Administrador;</text:span></text:span></text:p>
      <text:p text:style-name="P51"><text:span text:style-name="Default_20_Paragraph_20_Font"><text:span text:style-name="T12">6. Sistema exclui informações do banco de dados do sistema;</text:span></text:span></text:p>
      <text:p text:style-name="P51"><text:span text:style-name="Default_20_Paragraph_20_Font"><text:span text:style-name="T12">7. Caso de uso UC35 - Armazenar </text:span></text:span><text:span text:style-name="Default_20_Paragraph_20_Font"><text:span text:style-name="T17">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o 4: Operação pode ser cancelada pelo administrador.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Usuário excluído do banco de dados do sistema.</text:span></text:span></text:p>
      <text:p text:style-name="P46"/>
      <text:p text:style-name="P46"><text:soft-page-break/></text:p>
      <text:p text:style-name="P51"><text:span text:style-name="Default_20_Paragraph_20_Font"><text:span text:style-name="T12">3.2.4.3.2.5 Caso de uso UC05 - Consulta Usuári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Administrador</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Administrador cadastrado e logado no sistema;</text:span></text:span></text:p>
      <text:p text:style-name="P51"><text:span text:style-name="Default_20_Paragraph_20_Font"><text:span text:style-name="T12">Usuári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Administrador solicita ao sistema interface de consulta de usuário;</text:span></text:span></text:p>
      <text:p text:style-name="P51"><text:span text:style-name="Default_20_Paragraph_20_Font"><text:span text:style-name="T12">2. Sistema exibe interface para filtrar informações desejadas (tipo de usuário, ativo, inativo);</text:span></text:span></text:p>
      <text:p text:style-name="P51"><text:span text:style-name="Default_20_Paragraph_20_Font"><text:span text:style-name="T12">3. Administrador clica nos campos desejados para filtrar a consulta;</text:span></text:span></text:p>
      <text:p text:style-name="P51"><text:span text:style-name="Default_20_Paragraph_20_Font"><text:span text:style-name="T12">4. Sistema autentica administrador;</text:span></text:span></text:p>
      <text:p text:style-name="P51"><text:span text:style-name="Default_20_Paragraph_20_Font"><text:span text:style-name="T12">5. Sistema apresenta na tela um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1"><text:span text:style-name="Default_20_Paragraph_20_Font"><text:span text:style-name="T12"/></text:span></text:p>
      <text:p text:style-name="P51"><text:soft-page-break/><text:span text:style-name="Default_20_Paragraph_20_Font"><text:span text:style-name="T11">Pós-Condições</text:span></text:span></text:p>
      <text:p text:style-name="P51"><text:span text:style-name="Default_20_Paragraph_20_Font"><text:span text:style-name="T12">Usuário consultado poderá ser visualizado, alterado ou excluído do banco de dados do sistema.</text:span></text:span></text:p>
      <text:p text:style-name="P46"/>
      <text:p text:style-name="P46"/>
      <text:p text:style-name="P51"><text:span text:style-name="Default_20_Paragraph_20_Font"><text:span text:style-name="T12">3.2.4.3.2.6 Caso de uso UC06 - Incluir Mantimento</text:span></text:span></text:p>
      <text:p text:style-name="P46"/>
      <text:p text:style-name="P51"><text:span text:style-name="Default_20_Paragraph_20_Font"><text:span text:style-name="T11">Sumário</text:span></text:span></text:p>
      <text:p text:style-name="P51"><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e logado com permissão para realizar a operação.</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solicita ao sistema a interface de inclusão de mantimento;</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a interface solicitada;</text:span></text:span></text:p>
      <text:p text:style-name="P51"><text:span text:style-name="Default_20_Paragraph_20_Font"><text:span text:style-name="T12">4. Usuário insere dados (RD05) para incluir um novo mantimento;</text:span></text:span></text:p>
      <text:p text:style-name="P51"><text:span text:style-name="Default_20_Paragraph_20_Font"><text:span text:style-name="T12">5. Sistema verifica se os campos foram preenchidos;</text:span></text:span></text:p>
      <text:p text:style-name="P51"><text:span text:style-name="Default_20_Paragraph_20_Font"><text:span text:style-name="T12">6. Usuário confirma inclusão do item;</text:span></text:span></text:p>
      <text:p text:style-name="P51"><text:span text:style-name="Default_20_Paragraph_20_Font"><text:span text:style-name="T12">7. Sistema autentica usuário;</text:span></text:span></text:p>
      <text:p text:style-name="P51"><text:span text:style-name="Default_20_Paragraph_20_Font"><text:span text:style-name="T12">8. Sistema salva as informações no banco de dados;</text:span></text:span></text:p>
      <text:p text:style-name="P51"><text:span text:style-name="Default_20_Paragraph_20_Font"><text:span text:style-name="T12">9. Caso de uso UC35 - Armazenar </text:span></text:span><text:span text:style-name="Default_20_Paragraph_20_Font"><text:span text:style-name="T17">log</text:span></text:span><text:span text:style-name="Default_20_Paragraph_20_Font"><text:span text:style-name="T12"> no sistema;</text:span></text:span></text:p>
      <text:p text:style-name="P51"><text:span text:style-name="Default_20_Paragraph_20_Font"><text:span text:style-name="T12">10. É exibida uma mensagem de inclusão realizada com sucesso. Caso de uso </text:span></text:span><text:span text:style-name="Default_20_Paragraph_20_Font"><text:span text:style-name="T12">termina.</text:span></text:span></text:p>
      <text:p text:style-name="P46"/>
      <text:p text:style-name="P51"><text:span text:style-name="Default_20_Paragraph_20_Font"><text:span text:style-name="T11">Curso Alternativo</text:span></text:span></text:p>
      <text:p text:style-name="P51"><text:soft-page-break/><text:span text:style-name="Default_20_Paragraph_20_Font"><text:span text:style-name="T12">1 a 6: A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5.1: Campo obrigatório não foi preenchido. Sistema informa ao usuário;</text:span></text:span></text:p>
      <text:p text:style-name="P5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Mantimento cadastrado no banco de dados do sistema.</text:span></text:span></text:p>
      <text:p text:style-name="P51"><text:span text:style-name="Default_20_Paragraph_20_Font"><text:span text:style-name="T12"/></text:span></text:p>
      <text:p text:style-name="P46"/>
      <text:p text:style-name="P51"><text:span text:style-name="Default_20_Paragraph_20_Font"><text:span text:style-name="T12">3.2.4.3.2.7 Caso de uso UC07 - Alterar Mantiment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alteração de mantimento por motivo de erro ou outro afim de manter os dados atualizados no sistema. </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e logado com permissão para realizar a operação;</text:span></text:span></text:p>
      <text:p text:style-name="P51"><text:span text:style-name="Default_20_Paragraph_20_Font"><text:span text:style-name="T12">Mantimento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UC09 - Consultar Estoque;</text:span></text:span></text:p>
      <text:p text:style-name="P51"><text:span text:style-name="Default_20_Paragraph_20_Font"><text:span text:style-name="T12">2. Usuário altera os dados desejados;</text:span></text:span></text:p>
      <text:p text:style-name="P51"><text:span text:style-name="Default_20_Paragraph_20_Font"><text:span text:style-name="T12">3. Sistema verifica se os campos obrigatórios foram preenchidos;</text:span></text:span></text:p>
      <text:p text:style-name="P51"><text:span text:style-name="Default_20_Paragraph_20_Font"><text:span text:style-name="T12">4. Usuário confirma operação de alteração;</text:span></text:span></text:p>
      <text:p text:style-name="P51"><text:span text:style-name="Default_20_Paragraph_20_Font"><text:span text:style-name="T12">5. Sistema autentica usuário;</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5 - Armazenar log no sistema;</text:span></text:span></text:p>
      <text:p text:style-name="P51"><text:soft-page-break/><text:span text:style-name="Default_20_Paragraph_20_Font"><text:span text:style-name="T12">8. É exibida a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Campos obrigatórios não foram preenchidos. Sistema informa ao usuário;</text:span></text:span></text:p>
      <text:p text:style-name="P5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Mantimento alterado no banco de dados do sistema.</text:span></text:span></text:p>
      <text:p text:style-name="P51"><text:span text:style-name="Default_20_Paragraph_20_Font"><text:span text:style-name="T12"/></text:span></text:p>
      <text:p text:style-name="P46"/>
      <text:p text:style-name="P51"><text:span text:style-name="Default_20_Paragraph_20_Font"><text:span text:style-name="T12">3.2.4.3.2.8 Caso de uso UC08 - Excluir Mantimento</text:span></text:span></text:p>
      <text:p text:style-name="P46"/>
      <text:p text:style-name="P51"><text:span text:style-name="Default_20_Paragraph_20_Font"><text:span text:style-name="T11">Sumário</text:span></text:span></text:p>
      <text:p text:style-name="P51"><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e logado no sistema;</text:span></text:span></text:p>
      <text:p text:style-name="P51"><text:span text:style-name="Default_20_Paragraph_20_Font"><text:span text:style-name="T12">Mantimento cadastrado no bando de dados d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09 - Consultar Estoque;</text:span></text:span></text:p>
      <text:p text:style-name="P51"><text:span text:style-name="Default_20_Paragraph_20_Font"><text:span text:style-name="T12">2. Usuário seleciona operação de exclusão;</text:span></text:span></text:p>
      <text:p text:style-name="P51"><text:span text:style-name="Default_20_Paragraph_20_Font"><text:span text:style-name="T12">3. Sistema informa ao usuário mensagem de confirmação de exclusão;</text:span></text:span></text:p>
      <text:p text:style-name="P51"><text:span text:style-name="Default_20_Paragraph_20_Font"><text:span text:style-name="T12">4. Usuário confirma operação de exclusão;</text:span></text:span></text:p>
      <text:p text:style-name="P51"><text:soft-page-break/><text:span text:style-name="Default_20_Paragraph_20_Font"><text:span text:style-name="T12">5. Sistema autentica usuário;</text:span></text:span></text:p>
      <text:p text:style-name="P51"><text:span text:style-name="Default_20_Paragraph_20_Font"><text:span text:style-name="T12">6. Sistema exclui as informações no banco de dados do sistema;</text:span></text:span></text:p>
      <text:p text:style-name="P51"><text:span text:style-name="Default_20_Paragraph_20_Font"><text:span text:style-name="T12">7. Caso de uso UC35 - Armazenar </text:span></text:span><text:span text:style-name="Default_20_Paragraph_20_Font"><text:span text:style-name="T17">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o 4: Operação pode ser cancelada pelo usuário.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Mantimento excluído do banco de dados do sistema.</text:span></text:span></text:p>
      <text:p text:style-name="P46"/>
      <text:p text:style-name="P46"/>
      <text:p text:style-name="P51"><text:span text:style-name="Default_20_Paragraph_20_Font"><text:span text:style-name="T12">3.2.4.3.2.9 Caso de uso UC09 - Consultar estoque</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solicita ao sistema a interface de consulta do estoque;</text:span></text:span></text:p>
      <text:p text:style-name="P51"><text:span text:style-name="Default_20_Paragraph_20_Font"><text:span text:style-name="T12">2. Sistema exibe interface para filtrar informações desejadas (nome do mantimento, tipo, data de entrada);</text:span></text:span></text:p>
      <text:p text:style-name="P51"><text:soft-page-break/><text:span text:style-name="Default_20_Paragraph_20_Font"><text:span text:style-name="T12">3. Usuário clica no nome referente campo para filtrar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1"><text:span text:style-name="Default_20_Paragraph_20_Font"><text:span text:style-name="T12">3.2.4.3.2.10 Caso de uso UC10 - Consulta Entrada Mantiment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1"><text:span text:style-name="Default_20_Paragraph_20_Font"><text:span text:style-name="T12"/></text:span></text:p>
      <text:p text:style-name="P51"><text:span text:style-name="Default_20_Paragraph_20_Font"><text:span text:style-name="T11">Atores</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oft-page-break/><text:span text:style-name="Default_20_Paragraph_20_Font"><text:span text:style-name="T12">1. Usuário solicita ao sistema interface de consulta de entrada de mantimento;</text:span></text:span></text:p>
      <text:p text:style-name="P51"><text:span text:style-name="Default_20_Paragraph_20_Font"><text:span text:style-name="T12">2. Sistema exibe interface para filtrar informações desejadas (Nome, tipo, data inicio, validade);</text:span></text:span></text:p>
      <text:p text:style-name="P51"><text:span text:style-name="Default_20_Paragraph_20_Font"><text:span text:style-name="T12">3. Usuário clica no campo desejado para filtrar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Entrada de mantimento consultada. Poderá ser visualizado, alterado ou excluído do banco de dados do sistema;</text:span></text:span></text:p>
      <text:p text:style-name="P46"/>
      <text:p text:style-name="P46"/>
      <text:p text:style-name="P51"><text:span text:style-name="Default_20_Paragraph_20_Font"><text:span text:style-name="T12">3.2.4.3.2.11 Caso de uso UC11 - Consulta Saída Cesta</text:span></text:span></text:p>
      <text:p text:style-name="P51"><text:span text:style-name="Default_20_Paragraph_20_Font"><text:span text:style-name="T12"/></text:span></text:p>
      <text:p text:style-name="P51"><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oft-page-break/><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saída de cesta;</text:span></text:span></text:p>
      <text:p text:style-name="P51"><text:span text:style-name="Default_20_Paragraph_20_Font"><text:span text:style-name="T12">2. Sistema exibe interface para filtrar informações desejadas (nome família, quantidade de cestas, saída);</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Saída de cesta consultada. Poderá ser visualizada na tela.</text:span></text:span></text:p>
      <text:p text:style-name="P46"/>
      <text:p text:style-name="P46"/>
      <text:p text:style-name="P51"><text:span text:style-name="Default_20_Paragraph_20_Font"><text:span text:style-name="T12">3.2.4.3.2.12 Caso de uso UC12 - Consulta Vencimento Mantiment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consulta vencimento mantimento. É </text:span></text:span><text:span text:style-name="Default_20_Paragraph_20_Font"><text:span text:style-name="T12">utilizada para ver a listagem dos mantimentos e suas validades.</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oft-page-break/><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vencimento de mantimento;</text:span></text:span></text:p>
      <text:p text:style-name="P51"><text:span text:style-name="Default_20_Paragraph_20_Font"><text:span text:style-name="T12">2. Sistema exibe interface para filtrar informações desejadas (nome, tipo, validade);</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Vencimento do mantimento consultado. Poderá ser visualizado na tela.</text:span></text:span></text:p>
      <text:p text:style-name="P46"/>
      <text:p text:style-name="P46"/>
      <text:p text:style-name="P51"><text:span text:style-name="Default_20_Paragraph_20_Font"><text:span text:style-name="T12">3.2.4.3.2.13 Caso de uso UC13 - Relatório Vencimento Mantimento</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1"><text:span text:style-name="Default_20_Paragraph_20_Font"><text:span text:style-name="T12"/></text:span></text:p>
      <text:p text:style-name="P51"><text:soft-page-break/><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vencimento mantimento;</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o filtro desejado (nome, tipo, vencimento) do mantimento;</text:span></text:span></text:p>
      <text:p text:style-name="P51"><text:span text:style-name="Default_20_Paragraph_20_Font"><text:span text:style-name="T12">5. Usuário confirma a emissão do relatório;</text:span></text:span></text:p>
      <text:p text:style-name="P51"><text:span text:style-name="Default_20_Paragraph_20_Font"><text:span text:style-name="T12">6. Sistema autentica usuário;</text:span></text:span></text:p>
      <text:p text:style-name="P51"><text:span text:style-name="Default_20_Paragraph_20_Font"><text:span text:style-name="T12">7.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5: A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51"><text:span text:style-name="Default_20_Paragraph_20_Font"><text:span text:style-name="T12"/></text:span></text:p>
      <text:p text:style-name="P46"/>
      <text:p text:style-name="P51"><text:span text:style-name="Default_20_Paragraph_20_Font"><text:span text:style-name="T12">3.2.4.3.2.14 Caso de uso UC14 - Relatório cestas disponíveis</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text:span></text:span><text:soft-page-break/><text:span text:style-name="Default_20_Paragraph_20_Font"><text:span text:style-name="T12">disponíveis.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cestas disponíveis;</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6"/>
      <text:p text:style-name="P46"/>
      <text:p text:style-name="P51"><text:span text:style-name="Default_20_Paragraph_20_Font"><text:span text:style-name="T12">3.2.4.3.2.15 Caso de uso UC15 - Relatório itens pendentes das cestas</text:span></text:span></text:p>
      <text:p text:style-name="P46"/>
      <text:p text:style-name="P51"><text:soft-page-break/><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Mantimento cadastrado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os itens pendentes na cesta;</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o filtro desejado (nome, tipo) do mantimento;</text:span></text:span></text:p>
      <text:p text:style-name="P51"><text:span text:style-name="Default_20_Paragraph_20_Font"><text:span text:style-name="T12">5. Usuário confirma a emissão do relatório;</text:span></text:span></text:p>
      <text:p text:style-name="P51"><text:span text:style-name="Default_20_Paragraph_20_Font"><text:span text:style-name="T12">6. Sistema autentica usuário;</text:span></text:span></text:p>
      <text:p text:style-name="P51"><text:span text:style-name="Default_20_Paragraph_20_Font"><text:span text:style-name="T12">7.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5: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6"/>
      <text:p text:style-name="P46"><text:soft-page-break/></text:p>
      <text:p text:style-name="P51"><text:span text:style-name="Default_20_Paragraph_20_Font"><text:span text:style-name="T12">3.2.4.3.2.16 Caso de uso UC16 - Cadastrar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cadastro de família. </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41"><text:span text:style-name="Default_20_Paragraph_20_Font"><text:span text:style-name="T12">Usuário cadastrado e logado no sistema com permissão para realizar a operação.</text:span></text:span></text:p>
      <text:p text:style-name="P46"/>
      <text:p text:style-name="P51"><text:span text:style-name="Default_20_Paragraph_20_Font"><text:span text:style-name="T11">Curso Normal</text:span></text:span></text:p>
      <text:p text:style-name="P51"><text:span text:style-name="Default_20_Paragraph_20_Font"><text:span text:style-name="T12">1. Administrador solicita ao sistema a interface de cadastro de família;</text:span></text:span></text:p>
      <text:p text:style-name="P51"><text:span text:style-name="Default_20_Paragraph_20_Font"><text:span text:style-name="T12">2. Sistema autentica o usuário;</text:span></text:span></text:p>
      <text:p text:style-name="P51"><text:span text:style-name="Default_20_Paragraph_20_Font"><text:span text:style-name="T12">3. Sistema exibe a interface solicitada;</text:span></text:span></text:p>
      <text:p text:style-name="P51"><text:span text:style-name="Default_20_Paragraph_20_Font"><text:span text:style-name="T12">4. Usuário insere dados (RD01, RD02 e RD03) para cadastrar uma nova família;</text:span></text:span></text:p>
      <text:p text:style-name="P51"><text:span text:style-name="Default_20_Paragraph_20_Font"><text:span text:style-name="T12">5. Sistema verifica se os campos obrigatórios: status, nome, data de nascimento, endereço, número, bairro e cidade foram digitados.</text:span></text:span></text:p>
      <text:p text:style-name="P51"><text:span text:style-name="Default_20_Paragraph_20_Font"><text:span text:style-name="T12">6. Usuário confirma operação de inclusão da família;</text:span></text:span></text:p>
      <text:p text:style-name="P51"><text:span text:style-name="Default_20_Paragraph_20_Font"><text:span text:style-name="T12">7. Sistema autentica usuário;</text:span></text:span></text:p>
      <text:p text:style-name="P51"><text:span text:style-name="Default_20_Paragraph_20_Font"><text:span text:style-name="T12">9. Sistema gera um código único para a família cadastrada;</text:span></text:span></text:p>
      <text:p text:style-name="P51"><text:span text:style-name="Default_20_Paragraph_20_Font"><text:span text:style-name="T12">10. Sistema salva as informações no Banco de Dados;</text:span></text:span></text:p>
      <text:p text:style-name="P51"><text:span text:style-name="Default_20_Paragraph_20_Font"><text:span text:style-name="T12">11. Caso de uso UC35 - Armazenar </text:span></text:span><text:span text:style-name="Default_20_Paragraph_20_Font"><text:span text:style-name="T17">log</text:span></text:span><text:span text:style-name="Default_20_Paragraph_20_Font"><text:span text:style-name="T12">;</text:span></text:span></text:p>
      <text:p text:style-name="P51"><text:span text:style-name="Default_20_Paragraph_20_Font"><text:span text:style-name="T12">12. É exibida uma mensagem de operação realizada com sucesso. Caso de uso termina.</text:span></text:span></text:p>
      <text:p text:style-name="P51"><text:span text:style-name="Default_20_Paragraph_20_Font"><text:span text:style-name="T11">Curso Alternativo</text:span></text:span></text:p>
      <text:p text:style-name="P51"><text:span text:style-name="Default_20_Paragraph_20_Font"><text:span text:style-name="T12">1 a 6: O usuário pode cancelar a operação.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5.1: Os campos obrigatórios não foram preenchidos. Sistema informa ao usuário;</text:span></text:span></text:p>
      <text:p text:style-name="P51"><text:soft-page-break/><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Família cadastrada no banco de dados do sistema.</text:span></text:span></text:p>
      <text:p text:style-name="P51"><text:span text:style-name="Default_20_Paragraph_20_Font"><text:span text:style-name="T15"/></text:span></text:p>
      <text:p text:style-name="P46"/>
      <text:p text:style-name="P51"><text:span text:style-name="Default_20_Paragraph_20_Font"><text:span text:style-name="T12">3.2.4.3.2.17 Caso de uso UC17 - Cadastrar Frequência Família</text:span></text:span></text:p>
      <text:p text:style-name="P46"/>
      <text:p text:style-name="P51"><text:span text:style-name="Default_20_Paragraph_20_Font"><text:span text:style-name="T11">Sumário</text:span></text:span></text:p>
      <text:p text:style-name="P51"><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banco de dados d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solicita ao sistema a interface de cadastro de frequência de família;</text:span></text:span></text:p>
      <text:p text:style-name="P51"><text:span text:style-name="Default_20_Paragraph_20_Font"><text:span text:style-name="T12">2. Caso de uso UC29 - Consultar Família;</text:span></text:span></text:p>
      <text:p text:style-name="P51"><text:span text:style-name="Default_20_Paragraph_20_Font"><text:span text:style-name="T12">3. Sistema autentica o usuário;</text:span></text:span></text:p>
      <text:p text:style-name="P51"><text:span text:style-name="Default_20_Paragraph_20_Font"><text:span text:style-name="T12">4. Sistema exibe a interface solicitada;</text:span></text:span></text:p>
      <text:p text:style-name="P51"><text:span text:style-name="Default_20_Paragraph_20_Font"><text:span text:style-name="T12">5. Usuário insere a presença para o dia correspondente;</text:span></text:span></text:p>
      <text:p text:style-name="P51"><text:span text:style-name="Default_20_Paragraph_20_Font"><text:span text:style-name="T12">6. Sistema verifica se o campo foi preenchido;</text:span></text:span></text:p>
      <text:p text:style-name="P51"><text:span text:style-name="Default_20_Paragraph_20_Font"><text:span text:style-name="T12">7. Usuário confirma operação de inclusão da frequência;</text:span></text:span></text:p>
      <text:p text:style-name="P51"><text:span text:style-name="Default_20_Paragraph_20_Font"><text:span text:style-name="T12">8. Sistema autentica usuário;</text:span></text:span></text:p>
      <text:p text:style-name="P51"><text:span text:style-name="Default_20_Paragraph_20_Font"><text:span text:style-name="T12">9. Sistema salva as informações no banco de dados;</text:span></text:span></text:p>
      <text:p text:style-name="P51"><text:span text:style-name="Default_20_Paragraph_20_Font"><text:span text:style-name="T12">10. Caso de uso UC35 - Armazenar </text:span></text:span><text:span text:style-name="Default_20_Paragraph_20_Font"><text:span text:style-name="T17">Log</text:span></text:span><text:span text:style-name="Default_20_Paragraph_20_Font"><text:span text:style-name="T12">;</text:span></text:span></text:p>
      <text:p text:style-name="P51"><text:span text:style-name="Default_20_Paragraph_20_Font"><text:span text:style-name="T12">11. É exibida uma mensagem de operação realizada com sucesso. Caso de uso </text:span></text:span><text:soft-page-break/><text:span text:style-name="Default_20_Paragraph_20_Font"><text:span text:style-name="T12">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7: O usuário pode cancelar a operação.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6.1: Usuário não preencheu o dia da presença. Sistema informa ao usuário;</text:span></text:span></text:p>
      <text:p text:style-name="P51"><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Frequência da família cadastrada no banco de dados do sistema.</text:span></text:span></text:p>
      <text:p text:style-name="P51"><text:span text:style-name="Default_20_Paragraph_20_Font"><text:span text:style-name="T12"/></text:span></text:p>
      <text:p text:style-name="P46"/>
      <text:p text:style-name="P51"><text:span text:style-name="Default_20_Paragraph_20_Font"><text:span text:style-name="T12">3.2.4.3.2.18 Caso de uso UC18 - Alterar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 </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28 - Consultar Família;</text:span></text:span></text:p>
      <text:p text:style-name="P51"><text:span text:style-name="Default_20_Paragraph_20_Font"><text:span text:style-name="T12">2. Usuário altera os dados desejados;</text:span></text:span></text:p>
      <text:p text:style-name="P51"><text:span text:style-name="Default_20_Paragraph_20_Font"><text:span text:style-name="T12">3. Sistema verifica se os campos obrigatórios: status, nome, data de nascimento, endereço, número, bairro e cidade foram preenchidos;</text:span></text:span></text:p>
      <text:p text:style-name="P51"><text:soft-page-break/><text:span text:style-name="Default_20_Paragraph_20_Font"><text:span text:style-name="T12">4. Usuário confirma alteração de família;</text:span></text:span></text:p>
      <text:p text:style-name="P51"><text:span text:style-name="Default_20_Paragraph_20_Font"><text:span text:style-name="T12">5. Sistema autentica usuário;</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5 - Armazenar </text:span></text:span><text:span text:style-name="Default_20_Paragraph_20_Font"><text:span text:style-name="T17">log</text:span></text:span><text:span text:style-name="Default_20_Paragraph_20_Font"><text:span text:style-name="T12"> no sistema;</text:span></text:span></text:p>
      <text:p text:style-name="P51"><text:span text:style-name="Default_20_Paragraph_20_Font"><text:span text:style-name="T12">8. É exibida uma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3.1: O campo obrigatório não foi preenchido. Sistema informa ao usuário;</text:span></text:span></text:p>
      <text:p text:style-name="P5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amília alterada no banco de dados do sistema.</text:span></text:span></text:p>
      <text:p text:style-name="P46"/>
      <text:p text:style-name="P46"/>
      <text:p text:style-name="P51"><text:span text:style-name="Default_20_Paragraph_20_Font"><text:span text:style-name="T12">3.2.4.3.2.19 Caso de uso UC19 - Alterar Frequência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oft-page-break/><text:span text:style-name="Default_20_Paragraph_20_Font"><text:span text:style-name="T12">1. Caso de uso UC28 - Consultar família;</text:span></text:span></text:p>
      <text:p text:style-name="P51"><text:span text:style-name="Default_20_Paragraph_20_Font"><text:span text:style-name="T12">2. Usuário altera os dados desejados;</text:span></text:span></text:p>
      <text:p text:style-name="P51"><text:span text:style-name="Default_20_Paragraph_20_Font"><text:span text:style-name="T12">3. Usuário confirma operação de alteração da frequência da família;</text:span></text:span></text:p>
      <text:p text:style-name="P51"><text:span text:style-name="Default_20_Paragraph_20_Font"><text:span text:style-name="T12">4. Sistema autentica usuário;</text:span></text:span></text:p>
      <text:p text:style-name="P51"><text:span text:style-name="Default_20_Paragraph_20_Font"><text:span text:style-name="T12">5. Sistema salva as informações no banco de dados;</text:span></text:span></text:p>
      <text:p text:style-name="P51"><text:span text:style-name="Default_20_Paragraph_20_Font"><text:span text:style-name="T12">6. Caso de uso UC35 - Armazenar </text:span></text:span><text:span text:style-name="Default_20_Paragraph_20_Font"><text:span text:style-name="T17">log</text:span></text:span><text:span text:style-name="Default_20_Paragraph_20_Font"><text:span text:style-name="T12"> no sistema;</text:span></text:span></text:p>
      <text:p text:style-name="P51"><text:span text:style-name="Default_20_Paragraph_20_Font"><text:span text:style-name="T12">7. É exibida uma mensagem de operação realizada com sucesso.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A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requência de família alterada no banco de dados do sistema.</text:span></text:span></text:p>
      <text:p text:style-name="P46"/>
      <text:p text:style-name="P46"/>
      <text:p text:style-name="P51"><text:span text:style-name="Default_20_Paragraph_20_Font"><text:span text:style-name="T12">3.2.4.3.2.20 Caso de uso UC20 - Inativar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inativação da família. É usado quando uma família não poderá estiver mais apta por algum motivo espefícico.</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e logado no sistema;</text:span></text:span></text:p>
      <text:p text:style-name="P51"><text:span text:style-name="Default_20_Paragraph_20_Font"><text:span text:style-name="T12">Família cadastrada e ativa no sistema.</text:span></text:span></text:p>
      <text:p text:style-name="P46"/>
      <text:p text:style-name="P51"><text:soft-page-break/><text:span text:style-name="Default_20_Paragraph_20_Font"><text:span text:style-name="T11">Curso Normal</text:span></text:span></text:p>
      <text:p text:style-name="P51"><text:span text:style-name="Default_20_Paragraph_20_Font"><text:span text:style-name="T12">1. Caso de uso UC28 - Consultar Família;</text:span></text:span></text:p>
      <text:p text:style-name="P51"><text:span text:style-name="Default_20_Paragraph_20_Font"><text:span text:style-name="T12">2. Usuário altera respectivo campo;</text:span></text:span></text:p>
      <text:p text:style-name="P51"><text:span text:style-name="Default_20_Paragraph_20_Font"><text:span text:style-name="T12">3. Sistema verifica se o campo situação foi alterado;</text:span></text:span></text:p>
      <text:p text:style-name="P51"><text:span text:style-name="Default_20_Paragraph_20_Font"><text:span text:style-name="T12">4. Usuário confirma operação;</text:span></text:span></text:p>
      <text:p text:style-name="P51"><text:span text:style-name="Default_20_Paragraph_20_Font"><text:span text:style-name="T12">5. Sistema autentica usuário;</text:span></text:span></text:p>
      <text:p text:style-name="P51"><text:span text:style-name="Default_20_Paragraph_20_Font"><text:span text:style-name="T12">6. Sistema salva as informações no banco de dados;</text:span></text:span></text:p>
      <text:p text:style-name="P51"><text:span text:style-name="Default_20_Paragraph_20_Font"><text:span text:style-name="T12">7. Caso de uso UC35 - Armazenar </text:span></text:span><text:span text:style-name="Default_20_Paragraph_20_Font"><text:span text:style-name="T17">log</text:span></text:span><text:span text:style-name="Default_20_Paragraph_20_Font"><text:span text:style-name="T12"> no sistema;</text:span></text:span></text:p>
      <text:p text:style-name="P51"><text:span text:style-name="Default_20_Paragraph_20_Font"><text:span text:style-name="T12">8. Sistema exibe mensagem</text:span></text:span></text:p>
      <text:p text:style-name="P51"><text:span text:style-name="Default_20_Paragraph_20_Font"><text:span text:style-name="T12">9. É exibida uma mensagem de operação realizada com sucesso.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4: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3.1: Campo não foi modificado. Sistema informa ao usuário;</text:span></text:span></text:p>
      <text:p text:style-name="P5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Família torna-se inativa no sistema.</text:span></text:span></text:p>
      <text:p text:style-name="P46"/>
      <text:p text:style-name="P46"/>
      <text:p text:style-name="P51"><text:span text:style-name="Default_20_Paragraph_20_Font"><text:span text:style-name="T12">3.2.4.3.2.21 Caso de uso UC21 - Excluir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1"><text:span text:style-name="Default_20_Paragraph_20_Font"><text:span text:style-name="T11">Ator</text:span></text:span></text:p>
      <text:p text:style-name="P41"><text:span text:style-name="Default_20_Paragraph_20_Font"><text:span text:style-name="T12">Usuário</text:span></text:span></text:p>
      <text:p text:style-name="P46"><text:soft-page-break/></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 ativa;</text:span></text:span></text:p>
      <text:p text:style-name="P51"><text:span text:style-name="Default_20_Paragraph_20_Font"><text:span text:style-name="T12">Família cadastrada no sistema inativa.</text:span></text:span></text:p>
      <text:p text:style-name="P46"/>
      <text:p text:style-name="P51"><text:span text:style-name="Default_20_Paragraph_20_Font"><text:span text:style-name="T11">Curso Normal</text:span></text:span></text:p>
      <text:p text:style-name="P51"><text:span text:style-name="Default_20_Paragraph_20_Font"><text:span text:style-name="T12">1. Caso de uso UC28 - Consultar Família;</text:span></text:span></text:p>
      <text:p text:style-name="P51"><text:span text:style-name="Default_20_Paragraph_20_Font"><text:span text:style-name="T12">2. Usuário seleciona operação de exclusão;</text:span></text:span></text:p>
      <text:p text:style-name="P51"><text:span text:style-name="Default_20_Paragraph_20_Font"><text:span text:style-name="T12">3. Sistema informa ao usuário mensagem de confirmação de exclusão;</text:span></text:span></text:p>
      <text:p text:style-name="P51"><text:span text:style-name="Default_20_Paragraph_20_Font"><text:span text:style-name="T12">4. Usuário confirma operação de exclusão;</text:span></text:span></text:p>
      <text:p text:style-name="P51"><text:span text:style-name="Default_20_Paragraph_20_Font"><text:span text:style-name="T12">5. Sistema autentica usuário;</text:span></text:span></text:p>
      <text:p text:style-name="P51"><text:span text:style-name="Default_20_Paragraph_20_Font"><text:span text:style-name="T12">6. Sistema exclui informações do banco de dados do sistema;</text:span></text:span></text:p>
      <text:p text:style-name="P51"><text:span text:style-name="Default_20_Paragraph_20_Font"><text:span text:style-name="T12">7. Caso de uso UC35 - Armazenar </text:span></text:span><text:span text:style-name="Default_20_Paragraph_20_Font"><text:span text:style-name="T17">log</text:span></text:span><text:span text:style-name="Default_20_Paragraph_20_Font"><text:span text:style-name="T12"> no sistema;</text:span></text:span></text:p>
      <text:p text:style-name="P51"><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o 4: Operação pode ser cancelada pelo usuário.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Família excluída do banco de dados do sistema.</text:span></text:span></text:p>
      <text:p text:style-name="P46"/>
      <text:p text:style-name="P46"/>
      <text:p text:style-name="P51"><text:span text:style-name="Default_20_Paragraph_20_Font"><text:span text:style-name="T12">3.2.4.3.2.22 Caso de uso UC22 - Consulta Famíli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text:span></text:span><text:soft-page-break/><text:span text:style-name="Default_20_Paragraph_20_Font"><text:span text:style-name="T12">aptas, situações de moradia, e outros.</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família;</text:span></text:span></text:p>
      <text:p text:style-name="P51"><text:span text:style-name="Default_20_Paragraph_20_Font"><text:span text:style-name="T12">2. Sistema exibe interface para filtrar informações desejadas (Nome representante, data matrícula, situação);</text:span></text:span></text:p>
      <text:p text:style-name="P51"><text:span text:style-name="Default_20_Paragraph_20_Font"><text:span text:style-name="T12">3. Usuário marca os campos desejados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a listagem disponível no banco de dados. Caso de uso </text:span></text:span><text:span text:style-name="Default_20_Paragraph_20_Font"><text:span text:style-name="T12">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amília consultada poderá ser visualizada, alterada ou excluída do banco de dados do sistema;</text:span></text:span></text:p>
      <text:p text:style-name="P46"/>
      <text:p text:style-name="P46"/>
      <text:p text:style-name="P51"><text:span text:style-name="Default_20_Paragraph_20_Font"><text:span text:style-name="T12">3.2.4.3.2.24 Caso de uso UC24 - Consulta Frequência Família</text:span></text:span></text:p>
      <text:p text:style-name="P46"><text:soft-page-break/></text:p>
      <text:p text:style-name="P51"><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interface de consulta de família;</text:span></text:span></text:p>
      <text:p text:style-name="P51"><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1"><text:span text:style-name="Default_20_Paragraph_20_Font"><text:span text:style-name="T12">3. Usuário marca o campo desejado para filtrar e confirma a consulta;</text:span></text:span></text:p>
      <text:p text:style-name="P51"><text:span text:style-name="Default_20_Paragraph_20_Font"><text:span text:style-name="T12">4. Sistema autentica usuário;</text:span></text:span></text:p>
      <text:p text:style-name="P51"><text:span text:style-name="Default_20_Paragraph_20_Font"><text:span text:style-name="T12">5. Sistema apresenta na tela listagem disponível no banco de dados.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3: Operação pode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Frequência de família consultada poderá ser visualizada, alterada e excluída.</text:span></text:span></text:p>
      <text:p text:style-name="P48"><text:soft-page-break/></text:p>
      <text:p text:style-name="P51"><text:span text:style-name="Default_20_Paragraph_20_Font"><text:span text:style-name="T12"/></text:span></text:p>
      <text:p text:style-name="P51"><text:span text:style-name="Default_20_Paragraph_20_Font"><text:span text:style-name="T12">3.2.4.3.2.25 Caso de uso UC25 - Relatório Vencimento Matrícula</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1"><text:span text:style-name="Default_20_Paragraph_20_Font"><text:span text:style-name="T12"/></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vencimento de matrícula;</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oft-page-break/><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6"/>
      <text:p text:style-name="P46"/>
      <text:p text:style-name="P51"><text:span text:style-name="Default_20_Paragraph_20_Font"><text:span text:style-name="T12">3.2.4.3.2.26 Caso de uso UC26 - Relatório Famílias aptas</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básica.</text:span></text:span></text:p>
      <text:p text:style-name="P51"><text:span text:style-name="Default_20_Paragraph_20_Font"><text:span text:style-name="T12"/></text:span></text:p>
      <text:p text:style-name="P51"><text:span text:style-name="Default_20_Paragraph_20_Font"><text:span text:style-name="T11">Ator</text:span></text:span></text:p>
      <text:p text:style-name="P41"><text:span text:style-name="Default_20_Paragraph_20_Font"><text:span text:style-name="T12">Usuário</text:span></text:span></text:p>
      <text:p text:style-name="P51"><text:span text:style-name="Default_20_Paragraph_20_Font"><text:span text:style-name="T12"/></text:span></text:p>
      <text:p text:style-name="P51"><text:span text:style-name="Default_20_Paragraph_20_Font"><text:span text:style-name="T11">Pré-condições:</text:span></text:span></text:p>
      <text:p text:style-name="P51"><text:span text:style-name="Default_20_Paragraph_20_Font"><text:span text:style-name="T12">Usuário cadastrado e logado no sistema com permissão para realizar a operação;</text:span></text:span></text:p>
      <text:p text:style-name="P51"><text:span text:style-name="Default_20_Paragraph_20_Font"><text:span text:style-name="T12">Família cadastrada no sistema.</text:span></text:span></text:p>
      <text:p text:style-name="P51"><text:span text:style-name="Default_20_Paragraph_20_Font"><text:span text:style-name="T12"/></text:span></text:p>
      <text:p text:style-name="P51"><text:span text:style-name="Default_20_Paragraph_20_Font"><text:span text:style-name="T11">Curso Normal</text:span></text:span></text:p>
      <text:p text:style-name="P51"><text:span text:style-name="Default_20_Paragraph_20_Font"><text:span text:style-name="T12">1. Usuário solicita ao sistema a interface de emissão de relatório de famílias aptas;</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confirma a emissão do relatório;</text:span></text:span></text:p>
      <text:p text:style-name="P51"><text:span text:style-name="Default_20_Paragraph_20_Font"><text:span text:style-name="T12">5. Sistema autentica usuário;</text:span></text:span></text:p>
      <text:p text:style-name="P51"><text:span text:style-name="Default_20_Paragraph_20_Font"><text:span text:style-name="T12">6. Sistema exibe os resultados na tela. Caso de uso termina.</text:span></text:span></text:p>
      <text:p text:style-name="P51"><text:span text:style-name="Default_20_Paragraph_20_Font"><text:span text:style-name="T12"/></text:span></text:p>
      <text:p text:style-name="P51"><text:span text:style-name="Default_20_Paragraph_20_Font"><text:span text:style-name="T11">Curso Alternativo</text:span></text:span></text:p>
      <text:p text:style-name="P51"><text:span text:style-name="Default_20_Paragraph_20_Font"><text:span text:style-name="T12">1 a 4: A operação poder ser cancelada. Caso de uso termina;</text:span></text:span></text:p>
      <text:p text:style-name="P51"><text:span text:style-name="Default_20_Paragraph_20_Font"><text:span text:style-name="T12"/></text:span></text:p>
      <text:p text:style-name="P51"><text:span text:style-name="Default_20_Paragraph_20_Font"><text:span text:style-name="T11">Curso de Exceção</text:span></text:span></text:p>
      <text:p text:style-name="P51"><text:soft-page-break/><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Relatório é exibido na tela para visualização podendo ser impresso posteriormente.</text:span></text:span></text:p>
      <text:p text:style-name="P46"/>
      <text:p text:style-name="P46"/>
      <text:p text:style-name="P51"><text:span text:style-name="Default_20_Paragraph_20_Font"><text:span text:style-name="T12">3.2.4.3.2.27 Caso de uso UC27 - Efetuar Login</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6"/>
      <text:p text:style-name="P51"><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1"><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informa URL do sistema no navegador;</text:span></text:span></text:p>
      <text:p text:style-name="P51"><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1"><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1"><text:span text:style-name="Default_20_Paragraph_20_Font"><text:span text:style-name="T12">4. Sistema verifica se os campos foram digitados;</text:span></text:span></text:p>
      <text:p text:style-name="P51"><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1"><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1"><text:span text:style-name="Default_20_Paragraph_20_Font"><text:span text:style-name="T12">7. Sistema autentica o usuário com as devidas permissões.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5: Operação pode ser cancelada. Caso de uso termina.</text:span></text:span></text:p>
      <text:p text:style-name="P46"/>
      <text:p text:style-name="P51"><text:soft-page-break/><text:span text:style-name="Default_20_Paragraph_20_Font"><text:span text:style-name="T11">Curso de Exceção</text:span></text:span></text:p>
      <text:p text:style-name="P51"><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1"><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Usuário autenticado no sistema com as devidas permissões.</text:span></text:span></text:p>
      <text:p text:style-name="P46"/>
      <text:p text:style-name="P46"/>
      <text:p text:style-name="P51"><text:span text:style-name="Default_20_Paragraph_20_Font"><text:span text:style-name="T12">3.2.4.3.2.28 Caso de uso UC28 - Recuperar Senha</text:span></text:span></text:p>
      <text:p text:style-name="P46"/>
      <text:p text:style-name="P51"><text:span text:style-name="Default_20_Paragraph_20_Font"><text:span text:style-name="T11">Sumário</text:span></text:span></text:p>
      <text:p text:style-name="P41"><text:span text:style-name="Default_20_Paragraph_20_Font"><text:span text:style-name="T12">O caso de uso inicia quando um usuário não autenticado ou um usuário que esqueceu sua senha, solicita a recuperação da senha para o sistema que será enviado a um </text:span></text:span><text:span text:style-name="Default_20_Paragraph_20_Font"><text:span text:style-name="T17">e-mail</text:span></text:span><text:span text:style-name="Default_20_Paragraph_20_Font"><text:span text:style-name="T12"> previamente cadastrado.</text:span></text:span></text:p>
      <text:p text:style-name="P46"/>
      <text:p text:style-name="P51"><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solicita interface de recuperação de senha;</text:span></text:span></text:p>
      <text:p text:style-name="P51"><text:span text:style-name="Default_20_Paragraph_20_Font"><text:span text:style-name="T12">2. Sistema exibe interface solicitada;</text:span></text:span></text:p>
      <text:p text:style-name="P51"><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1"><text:span text:style-name="Default_20_Paragraph_20_Font"><text:span text:style-name="T12">4. Sistema verifica o campo preenchido;</text:span></text:span></text:p>
      <text:p text:style-name="P51"><text:span text:style-name="Default_20_Paragraph_20_Font"><text:span text:style-name="T12">5. Sistema valida o campo;</text:span></text:span></text:p>
      <text:p text:style-name="P51"><text:span text:style-name="Default_20_Paragraph_20_Font"><text:span text:style-name="T12">6. Usuário confirma a operação da solicitação;</text:span></text:span></text:p>
      <text:p text:style-name="P51"><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1"><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46"/>
      <text:p text:style-name="P51"><text:soft-page-break/><text:span text:style-name="Default_20_Paragraph_20_Font"><text:span text:style-name="T11">Curso Alternativo</text:span></text:span></text:p>
      <text:p text:style-name="P51"><text:span text:style-name="Default_20_Paragraph_20_Font"><text:span text:style-name="T12">1 ao 5 : A operação pode ser cancelada.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4.1: O campo obrigatório não fora preenchido. Sistema informa ao usuário;</text:span></text:span></text:p>
      <text:p text:style-name="P51"><text:span text:style-name="Default_20_Paragraph_20_Font"><text:span text:style-name="T12"/></text:span></text:p>
      <text:p text:style-name="P51"><text:span text:style-name="Default_20_Paragraph_20_Font"><text:span text:style-name="T11">Pós-Condições</text:span></text:span></text:p>
      <text:p text:style-name="P51"><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46"/>
      <text:p text:style-name="P46"/>
      <text:p text:style-name="P51"><text:span text:style-name="Default_20_Paragraph_20_Font"><text:span text:style-name="T12">3.2.4.3.2.29 Caso de uso UC29 - Armazenar </text:span></text:span><text:span text:style-name="Default_20_Paragraph_20_Font"><text:span text:style-name="T17">log</text:span></text:span></text:p>
      <text:p text:style-name="P46"/>
      <text:p text:style-name="P51"><text:span text:style-name="Default_20_Paragraph_20_Font"><text:span text:style-name="T11">Sumário</text:span></text:span></text:p>
      <text:p text:style-name="P41"><text:span text:style-name="Default_20_Paragraph_20_Font"><text:span text:style-name="T12">Inicia-se quando as operações de consulta, alteração, inativação e exclusão são realizadas. </text:span></text:span></text:p>
      <text:p text:style-name="P46"/>
      <text:p text:style-name="P51"><text:span text:style-name="Default_20_Paragraph_20_Font"><text:span text:style-name="T11">Ator</text:span></text:span></text:p>
      <text:p text:style-name="P41"><text:span text:style-name="Default_20_Paragraph_20_Font"><text:span text:style-name="T12">Sistema</text:span></text:span></text:p>
      <text:p text:style-name="P46"/>
      <text:p text:style-name="P51"><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1"><text:span text:style-name="Default_20_Paragraph_20_Font"><text:span text:style-name="T11">Curso Normal</text:span></text:span></text:p>
      <text:p text:style-name="P51"><text:span text:style-name="Default_20_Paragraph_20_Font"><text:span text:style-name="T12">1. Sistema busca nome do usuário que realizou a operação;</text:span></text:span></text:p>
      <text:p text:style-name="P51"><text:span text:style-name="Default_20_Paragraph_20_Font"><text:span text:style-name="T12">2. Sistema busca hora e data atual;</text:span></text:span></text:p>
      <text:p text:style-name="P51"><text:span text:style-name="Default_20_Paragraph_20_Font"><text:span text:style-name="T12">3. Sistema armazena data e hora, nome do usuário, tipo de operação, tabela e registro modificados no banco de dados.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Informações referentes às modificações gravadas no banco de dados.</text:span></text:span></text:p>
      <text:p text:style-name="P46"/>
      <text:p text:style-name="P46"/>
      <text:p text:style-name="P51"><text:soft-page-break/><text:span text:style-name="Default_20_Paragraph_20_Font"><text:span text:style-name="T12">3.2.4.3.2.30 Caso de uso UC30 - Consultar </text:span></text:span><text:span text:style-name="Default_20_Paragraph_20_Font"><text:span text:style-name="T17">log</text:span></text:span><text:span text:style-name="Default_20_Paragraph_20_Font"><text:span text:style-name="T12"> do Sistema</text:span></text:span></text:p>
      <text:p text:style-name="P46"/>
      <text:p text:style-name="P51"><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46"/>
      <text:p text:style-name="P51"><text:span text:style-name="Default_20_Paragraph_20_Font"><text:span text:style-name="T11">Ator</text:span></text:span></text:p>
      <text:p text:style-name="P41"><text:span text:style-name="Default_20_Paragraph_20_Font"><text:span text:style-name="T12">Administrador</text:span></text:span></text:p>
      <text:p text:style-name="P46"/>
      <text:p text:style-name="P51"><text:span text:style-name="Default_20_Paragraph_20_Font"><text:span text:style-name="T11">Pré-condições</text:span></text:span></text:p>
      <text:p text:style-name="P51"><text:span text:style-name="Default_20_Paragraph_20_Font"><text:span text:style-name="T12">Usuário cadastrado no sistema e logado com permissão para realizar a operação;</text:span></text:span></text:p>
      <text:p text:style-name="P51"><text:span text:style-name="Default_20_Paragraph_20_Font"><text:span text:style-name="T17">Log</text:span></text:span><text:span text:style-name="Default_20_Paragraph_20_Font"><text:span text:style-name="T12"> cadastrado no sistema.</text:span></text:span></text:p>
      <text:p text:style-name="P46"/>
      <text:p text:style-name="P51"><text:span text:style-name="Default_20_Paragraph_20_Font"><text:span text:style-name="T11">Curso Normal</text:span></text:span></text:p>
      <text:p text:style-name="P51"><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1"><text:span text:style-name="Default_20_Paragraph_20_Font"><text:span text:style-name="T12">2. Sistema autentica usuário;</text:span></text:span></text:p>
      <text:p text:style-name="P51"><text:span text:style-name="Default_20_Paragraph_20_Font"><text:span text:style-name="T12">3. Sistema exibe interface solicitada;</text:span></text:span></text:p>
      <text:p text:style-name="P51"><text:span text:style-name="Default_20_Paragraph_20_Font"><text:span text:style-name="T12">4. Usuário insere no mínimo 1 (um) critério de busca: nome de usuário, tipo de operação, intervalo de data; </text:span></text:span></text:p>
      <text:p text:style-name="P51"><text:span text:style-name="Default_20_Paragraph_20_Font"><text:span text:style-name="T12">5. Sistema verifica se foi escolhido algum filtro de pesquisa;</text:span></text:span></text:p>
      <text:p text:style-name="P51"><text:span text:style-name="Default_20_Paragraph_20_Font"><text:span text:style-name="T12">6. Usuário confirma a operação da consulta;</text:span></text:span></text:p>
      <text:p text:style-name="P51"><text:span text:style-name="Default_20_Paragraph_20_Font"><text:span text:style-name="T12">7. Sistema autentica usuário;</text:span></text:span></text:p>
      <text:p text:style-name="P51"><text:span text:style-name="Default_20_Paragraph_20_Font"><text:span text:style-name="T12">8. Sistema exibe os resultados da busca na tela. Caso de uso termina.</text:span></text:span></text:p>
      <text:p text:style-name="P46"/>
      <text:p text:style-name="P51"><text:span text:style-name="Default_20_Paragraph_20_Font"><text:span text:style-name="T11">Curso Alternativo:</text:span></text:span></text:p>
      <text:p text:style-name="P51"><text:span text:style-name="Default_20_Paragraph_20_Font"><text:span text:style-name="T12">1 a 6: A operação pode ser cancelada pelo usuário. Caso de uso termina.</text:span></text:span></text:p>
      <text:p text:style-name="P46"/>
      <text:p text:style-name="P51"><text:span text:style-name="Default_20_Paragraph_20_Font"><text:span text:style-name="T11">Curso de Exceção</text:span></text:span></text:p>
      <text:p text:style-name="P5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pan text:style-name="Default_20_Paragraph_20_Font"><text:span text:style-name="T12">5.1: Nenhum campo foi marcado. Sistema informa ao usuário.</text:span></text:span></text:p>
      <text:p text:style-name="P5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1"><text:soft-page-break/><text:span text:style-name="Default_20_Paragraph_20_Font"><text:span text:style-name="T12">8.1: Sistema não encontra registros para serem exibidos. Sistema informa ao usuário. Caso de uso termina.</text:span></text:span></text:p>
      <text:p text:style-name="P46"/>
      <text:p text:style-name="P51"><text:span text:style-name="Default_20_Paragraph_20_Font"><text:span text:style-name="T11">Pós-condições</text:span></text:span></text:p>
      <text:p text:style-name="P51"><text:span text:style-name="Default_20_Paragraph_20_Font"><text:span text:style-name="T12">Informações buscadas são exibidas na tela.</text:span></text:span></text:p>
      <text:p text:style-name="P46"/>
      <text:p text:style-name="P46"/>
      <text:p text:style-name="P51"><text:span text:style-name="Default_20_Paragraph_20_Font"><text:span text:style-name="T17">3.2.5 Requisitos de dados</text:span></text:span></text:p>
      <text:p text:style-name="P46"/>
      <text:h text:style-name="P161" text:outline-level="4"><text:span text:style-name="Default_20_Paragraph_20_Font"><text:span text:style-name="T12">3.2.5.1 </text:span></text:span><text:span text:style-name="Default_20_Paragraph_20_Font"><text:span text:style-name="T16">Lista de requisitos de Dados</text:span></text:span></text:h>
      <text:p text:style-name="P46"/>
      <text:p text:style-name="P51"><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lefone, Escolaridade, Profissão, Ocupação, Está trabalhando (Sim/Não), Situação conjugal - companheiro(a) (Sim/Não)</text:span></text:span></text:p>
      <text:p text:style-name="P51"><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1"><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1"><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1"><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1"><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1"><text:span text:style-name="Default_20_Paragraph_20_Font"><text:span text:style-name="T12"><text:tab/>RD03.3: Dados complementares sobre a situação de moradia: Número de cômodos, Banheiro (Sim/Não, outro), Possui água e esgoto encanado (Sim/Não), </text:span></text:span><text:soft-page-break/><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1"><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1"><text:span text:style-name="Default_20_Paragraph_20_Font"><text:span text:style-name="T12"><text:tab/>RD03.5: Dados referentes a documentação pessoal:</text:span></text:span></text:p>
      <text:p text:style-name="P51"><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1"><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1"><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1"><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1"><text:span text:style-name="Default_20_Paragraph_20_Font"><text:span text:style-name="T12"><text:tab/>RD03.6: Dados referente a saúde:</text:span></text:span></text:p>
      <text:p text:style-name="P51"><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1"><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1"><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oft-page-break/><text:span text:style-name="Default_20_Paragraph_20_Font"><text:span text:style-name="T12">necessárias;</text:span></text:span></text:p>
      <text:p text:style-name="P51"><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1"><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1"><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1"><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1"><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1"><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7">e-mail,</text:span></text:span><text:span text:style-name="Default_20_Paragraph_20_Font"><text:span text:style-name="T12"> situação, tipo;</text:span></text:span></text:p>
      <text:p text:style-name="P51"><text:span text:style-name="Default_20_Paragraph_20_Font"><text:span text:style-name="T12"><text:tab/>RD05: O sistema terá um cadastro de mantimentos contendo os seguintes </text:span></text:span><text:span text:style-name="Default_20_Paragraph_20_Font"><text:span text:style-name="T12">campos: mantimento, validade, tipo, data entrada, data saída;</text:span></text:span></text:p>
      <text:p text:style-name="P51"><text:span text:style-name="Default_20_Paragraph_20_Font"><text:span text:style-name="T12"><text:tab/>RD06: O sistema terá um cadastro de usuários contendo os seguintes campos: nome, </text:span></text:span><text:span text:style-name="Default_20_Paragraph_20_Font"><text:span text:style-name="T17">e-mail</text:span></text:span><text:span text:style-name="Default_20_Paragraph_20_Font"><text:span text:style-name="T12">, senha, perfil, situação;</text:span></text:span></text:p>
      <text:p text:style-name="P51"><text:span text:style-name="Default_20_Paragraph_20_Font"><text:span text:style-name="T12"><text:tab/>RD07: O sistema terá um cadastro de frequência de famílias contendo os </text:span></text:span><text:soft-page-break/><text:span text:style-name="Default_20_Paragraph_20_Font"><text:span text:style-name="T12">seguinte campo: Presença da família;</text:span></text:span></text:p>
      <text:p text:style-name="P46"/>
      <text:h text:style-name="P161"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169cm" draw:z-index="73"><draw:image xlink:href="Pictures/10000000000003640000025EEF23F91B.jpg" xlink:type="simple" xlink:show="embed" xlink:actuate="onLoad"/></draw:frame><text:line-break/><text:tab/>Figura 16 – Moledo conceitual de dados (DER)</text:p>
      <text:p text:style-name="P46"/>
      <text:h text:style-name="P161" text:outline-level="4"><text:span text:style-name="Default_20_Paragraph_20_Font"><text:span text:style-name="T12">3.2.5.3 </text:span></text:span><text:span text:style-name="Default_20_Paragraph_20_Font"><text:span text:style-name="T16">Entidades e Atributos</text:span></text:span></text:h>
      <text:p text:style-name="P46"/>
      <text:p text:style-name="P51"><text:span text:style-name="Default_20_Paragraph_20_Font"><text:span text:style-name="T12">3.2.5.3.1 Entidade Usuário</text:span></text:span></text:p>
      <text:p text:style-name="P46"/>
      <text:p text:style-name="P51"><text:span text:style-name="Default_20_Paragraph_20_Font"><text:span text:style-name="T12"><text:tab/>Denominação: Usuário</text:span></text:span></text:p>
      <text:p text:style-name="P112"><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ext:soft-page-break/>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6" office:value-type="string">
            <text:p text:style-name="P52">Voluntário</text:p>
          </table:table-cell>
          <table:table-cell table:style-name="Tabela22.A6" office:value-type="string">
            <text:p text:style-name="P52">booleano</text:p>
          </table:table-cell>
          <table:table-cell table:style-name="Tabela22.A6" office:value-type="string">
            <text:p text:style-name="P52">Usuário pode ser ou não um voluntário.</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row table:style-name="Tabela22.1">
          <table:table-cell table:style-name="Tabela22.A6" office:value-type="string">
            <text:p text:style-name="P52">CPF</text:p>
          </table:table-cell>
          <table:table-cell table:style-name="Tabela22.A6" office:value-type="string">
            <text:p text:style-name="P52"><text:span text:style-name="Default_20_Paragraph_20_Font"><text:span text:style-name="T22">texto</text:span></text:span></text:p>
          </table:table-cell>
          <table:table-cell table:style-name="Tabela22.A6" office:value-type="string">
            <text:p text:style-name="P52">CPF do usuário.</text:p>
          </table:table-cell>
        </table:table-row>
        <table:table-row table:style-name="Tabela22.1">
          <table:table-cell table:style-name="Tabela22.A6" office:value-type="string">
            <text:p text:style-name="P52">RG</text:p>
          </table:table-cell>
          <table:table-cell table:style-name="Tabela22.A6" office:value-type="string">
            <text:p text:style-name="P52"><text:span text:style-name="Default_20_Paragraph_20_Font"><text:span text:style-name="T22">texto</text:span></text:span></text:p>
          </table:table-cell>
          <table:table-cell table:style-name="Tabela22.A6" office:value-type="string">
            <text:p text:style-name="P52">RG do usuário.</text:p>
          </table:table-cell>
        </table:table-row>
        <table:table-row table:style-name="Tabela22.1">
          <table:table-cell table:style-name="Tabela22.A6" office:value-type="string">
            <text:p text:style-name="P52">Endereço</text:p>
          </table:table-cell>
          <table:table-cell table:style-name="Tabela22.A6" office:value-type="string">
            <text:p text:style-name="P52"><text:span text:style-name="Default_20_Paragraph_20_Font"><text:span text:style-name="T22">texto</text:span></text:span></text:p>
          </table:table-cell>
          <table:table-cell table:style-name="Tabela22.A6" office:value-type="string">
            <text:p text:style-name="P52">Endereço do usuário.</text:p>
          </table:table-cell>
        </table:table-row>
        <table:table-row table:style-name="Tabela22.1">
          <table:table-cell table:style-name="Tabela22.A6" office:value-type="string">
            <text:p text:style-name="P52">Número</text:p>
          </table:table-cell>
          <table:table-cell table:style-name="Tabela22.A6" office:value-type="string">
            <text:p text:style-name="P52"><text:span text:style-name="Default_20_Paragraph_20_Font"><text:span text:style-name="T22">texto</text:span></text:span></text:p>
          </table:table-cell>
          <table:table-cell table:style-name="Tabela22.A6" office:value-type="string">
            <text:p text:style-name="P52">Número da residência do usuário.</text:p>
          </table:table-cell>
        </table:table-row>
        <table:table-row table:style-name="Tabela22.1">
          <table:table-cell table:style-name="Tabela22.A6" office:value-type="string">
            <text:p text:style-name="P52">Complemento</text:p>
          </table:table-cell>
          <table:table-cell table:style-name="Tabela22.A6" office:value-type="string">
            <text:p text:style-name="P52"><text:span text:style-name="Default_20_Paragraph_20_Font"><text:span text:style-name="T22">texto</text:span></text:span></text:p>
          </table:table-cell>
          <table:table-cell table:style-name="Tabela22.A6" office:value-type="string">
            <text:p text:style-name="P52">Complemento da residência, caso exista.</text:p>
          </table:table-cell>
        </table:table-row>
        <table:table-row table:style-name="Tabela22.1">
          <table:table-cell table:style-name="Tabela22.A6" office:value-type="string">
            <text:p text:style-name="P52">Bairro</text:p>
          </table:table-cell>
          <table:table-cell table:style-name="Tabela22.A6" office:value-type="string">
            <text:p text:style-name="P52"><text:span text:style-name="Default_20_Paragraph_20_Font"><text:span text:style-name="T22">texto</text:span></text:span></text:p>
          </table:table-cell>
          <table:table-cell table:style-name="Tabela22.A6" office:value-type="string">
            <text:p text:style-name="P52">Bairro que o usuário reside.</text:p>
          </table:table-cell>
        </table:table-row>
        <table:table-row table:style-name="Tabela22.1">
          <table:table-cell table:style-name="Tabela22.A6" office:value-type="string">
            <text:p text:style-name="P52">Cidade</text:p>
          </table:table-cell>
          <table:table-cell table:style-name="Tabela22.A6" office:value-type="string">
            <text:p text:style-name="P52"><text:span text:style-name="Default_20_Paragraph_20_Font"><text:span text:style-name="T22">texto</text:span></text:span></text:p>
          </table:table-cell>
          <table:table-cell table:style-name="Tabela22.A6" office:value-type="string">
            <text:p text:style-name="P52">Cidade em que o usuário reside.</text:p>
          </table:table-cell>
        </table:table-row>
        <table:table-row table:style-name="Tabela22.1">
          <table:table-cell table:style-name="Tabela22.A6" office:value-type="string">
            <text:p text:style-name="P52">UF</text:p>
          </table:table-cell>
          <table:table-cell table:style-name="Tabela22.A6" office:value-type="string">
            <text:p text:style-name="P52"><text:span text:style-name="Default_20_Paragraph_20_Font"><text:span text:style-name="T22">texto</text:span></text:span></text:p>
          </table:table-cell>
          <table:table-cell table:style-name="Tabela22.A6" office:value-type="string">
            <text:p text:style-name="P52">Estado que o usuário encontra-se.</text:p>
          </table:table-cell>
        </table:table-row>
        <table:table-row table:style-name="Tabela22.1">
          <table:table-cell table:style-name="Tabela22.A6" office:value-type="string">
            <text:p text:style-name="P52">CEP</text:p>
          </table:table-cell>
          <table:table-cell table:style-name="Tabela22.A6" office:value-type="string">
            <text:p text:style-name="P52"><text:span text:style-name="Default_20_Paragraph_20_Font"><text:span text:style-name="T22">texto</text:span></text:span></text:p>
          </table:table-cell>
          <table:table-cell table:style-name="Tabela22.A6" office:value-type="string">
            <text:p text:style-name="P52">CEP referente a residência do usuário</text:p>
          </table:table-cell>
        </table:table-row>
        <table:table-row table:style-name="Tabela22.1">
          <table:table-cell table:style-name="Tabela22.A6" office:value-type="string">
            <text:p text:style-name="P52">Telefone</text:p>
          </table:table-cell>
          <table:table-cell table:style-name="Tabela22.A6" office:value-type="string">
            <text:p text:style-name="P52"><text:span text:style-name="Default_20_Paragraph_20_Font"><text:span text:style-name="T22">texto</text:span></text:span></text:p>
          </table:table-cell>
          <table:table-cell table:style-name="Tabela22.A6" office:value-type="string">
            <text:p text:style-name="P52">Número do telefone fixo.</text:p>
          </table:table-cell>
        </table:table-row>
        <table:table-row table:style-name="Tabela22.1">
          <table:table-cell table:style-name="Tabela22.A6" office:value-type="string">
            <text:p text:style-name="P52">Celular</text:p>
          </table:table-cell>
          <table:table-cell table:style-name="Tabela22.A6" office:value-type="string">
            <text:p text:style-name="P52"><text:span text:style-name="Default_20_Paragraph_20_Font"><text:span text:style-name="T22">texto</text:span></text:span></text:p>
          </table:table-cell>
          <table:table-cell table:style-name="Tabela22.A6" office:value-type="string">
            <text:p text:style-name="P52">Número do celular.</text:p>
          </table:table-cell>
        </table:table-row>
      </table:table>
      <text:p text:style-name="leg.Quadro"><text:tab/>Quadro 19 – Atributos do Usuário</text:p>
      <text:p text:style-name="P46"/>
      <text:p text:style-name="P51"><text:span text:style-name="Default_20_Paragraph_20_Font"><text:span text:style-name="T12">3.2.5.3.2 Entidade Família</text:span></text:span></text:p>
      <text:p text:style-name="P46"/>
      <text:p text:style-name="P51"><text:span text:style-name="Default_20_Paragraph_20_Font"><text:span text:style-name="T12"><text:tab/>Denominação: Família</text:span></text:span></text:p>
      <text:p text:style-name="P51"><text:span text:style-name="Default_20_Paragraph_20_Font"><text:span text:style-name="T12"><text:tab/>Descrição: Armazena informações das famílias assistidas.</text:span></text:span></text:p>
      <text:p text:style-name="P4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0">Entidade Família</text:p>
          </table:table-cell>
          <table:covered-table-cell/>
          <table:covered-table-cell/>
        </table:table-row>
        <text:soft-page-break/>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2">Complemento</text:p>
          </table:table-cell>
          <table:table-cell table:style-name="Tabela26.A2" office:value-type="string">
            <text:p text:style-name="P52">texto</text:p>
          </table:table-cell>
          <table:table-cell table:style-name="Tabela26.A2" office:value-type="string">
            <text:p text:style-name="P52">Número complementar da residência.</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2">Cidade</text:p>
          </table:table-cell>
          <table:table-cell table:style-name="Tabela26.A2" office:value-type="string">
            <text:p text:style-name="P52">Texto</text:p>
          </table:table-cell>
          <table:table-cell table:style-name="Tabela26.A2" office:value-type="string">
            <text:p text:style-name="P52">Cidade em que o representante mora.</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text:span></text:span><text:soft-page-break/><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7" office:value-type="string">
            <text:p text:style-name="P44"><text:span text:style-name="Default_20_Paragraph_20_Font"><text:span text:style-name="T12">Habitacional</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4"><text:span text:style-name="Default_20_Paragraph_20_Font"><text:span text:style-name="T12">Construção</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Tipo de construção da casa.</text:span></text:span></text:p>
          </table:table-cell>
        </table:table-row>
        <table:table-row table:style-name="Tabela26.1">
          <table:table-cell table:style-name="Tabela26.A37" office:value-type="string">
            <text:p text:style-name="P44"><text:span text:style-name="Default_20_Paragraph_20_Font"><text:span text:style-name="T12">Cômodos</text:span></text:span></text:p>
          </table:table-cell>
          <table:table-cell table:style-name="Tabela26.A37" office:value-type="string">
            <text:p text:style-name="P44"><text:span text:style-name="Default_20_Paragraph_20_Font"><text:span text:style-name="T12">número inteiro</text:span></text:span></text:p>
          </table:table-cell>
          <table:table-cell table:style-name="Tabela26.A37" office:value-type="string">
            <text:p text:style-name="P44"><text:span text:style-name="Default_20_Paragraph_20_Font"><text:span text:style-name="T12">Número de cômodos da casa.</text:span></text:span></text:p>
          </table:table-cell>
        </table:table-row>
        <table:table-row table:style-name="Tabela26.1">
          <table:table-cell table:style-name="Tabela26.A37" office:value-type="string">
            <text:p text:style-name="P44"><text:span text:style-name="Default_20_Paragraph_20_Font"><text:span text:style-name="T12">Banheir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banheiro?</text:span></text:span></text:p>
          </table:table-cell>
        </table:table-row>
        <table:table-row table:style-name="Tabela26.1">
          <table:table-cell table:style-name="Tabela26.A37" office:value-type="string">
            <text:p text:style-name="P44"><text:span text:style-name="Default_20_Paragraph_20_Font"><text:span text:style-name="T12">Esgot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água e esgoto encanado.</text:span></text:span></text:p>
          </table:table-cell>
        </table:table-row>
        <table:table-row table:style-name="Tabela26.1">
          <table:table-cell table:style-name="Tabela26.A37" office:value-type="string">
            <text:p text:style-name="P44"><text:span text:style-name="Default_20_Paragraph_20_Font"><text:span text:style-name="T12">Energi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energia elétrica.</text:span></text:span></text:p>
          </table:table-cell>
        </table:table-row>
        <text:soft-page-break/>
        <table:table-row table:style-name="Tabela26.1">
          <table:table-cell table:style-name="Tabela26.A37" office:value-type="string">
            <text:p text:style-name="P44"><text:span text:style-name="Default_20_Paragraph_20_Font"><text:span text:style-name="T12">Risco do terren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Casa ou terreno em risco.</text:span></text:span></text:p>
          </table:table-cell>
        </table:table-row>
        <table:table-row table:style-name="Tabela26.1">
          <table:table-cell table:style-name="Tabela26.A37" office:value-type="string">
            <text:p text:style-name="P44"><text:span text:style-name="Default_20_Paragraph_20_Font"><text:span text:style-name="T12">Filtro de águ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Usa filtro de água.</text:span></text:span></text:p>
          </table:table-cell>
        </table:table-row>
        <table:table-row table:style-name="Tabela26.1">
          <table:table-cell table:style-name="Tabela26.A37" office:value-type="string">
            <text:p text:style-name="P44"><text:span text:style-name="Default_20_Paragraph_20_Font"><text:span text:style-name="T12">Hort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horta caseira.</text:span></text:span></text:p>
          </table:table-cell>
        </table:table-row>
        <table:table-row table:style-name="Tabela26.1">
          <table:table-cell table:style-name="Tabela26.A37" office:value-type="string">
            <text:p text:style-name="P44"><text:span text:style-name="Default_20_Paragraph_20_Font"><text:span text:style-name="T12">Vulnerabilidade</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Questão de vulnerabilidade.</text:span></text:span></text:p>
          </table:table-cell>
        </table:table-row>
        <table:table-row table:style-name="Tabela26.1">
          <table:table-cell table:style-name="Tabela26.A37" office:value-type="string">
            <text:p text:style-name="P44"><text:span text:style-name="Default_20_Paragraph_20_Font"><text:span text:style-name="T12">Possui documentos</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4"><text:span text:style-name="Default_20_Paragraph_20_Font"><text:span text:style-name="T12">Nome não </text:span></text:span><text:span text:style-name="Default_20_Paragraph_20_Font"><text:span text:style-name="T12">possui document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Nome dos que não possuem algum </text:span></text:span><text:span text:style-name="Default_20_Paragraph_20_Font"><text:span text:style-name="T12">documento (Carteira de identidade, carteira de trabalho e CPF).</text:span></text:span></text:p>
          </table:table-cell>
        </table:table-row>
        <table:table-row table:style-name="Tabela26.1">
          <table:table-cell table:style-name="Tabela26.A37" office:value-type="string">
            <text:p text:style-name="P44"><text:span text:style-name="Default_20_Paragraph_20_Font"><text:span text:style-name="T12">Certidão de nasciment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4"><text:span text:style-name="Default_20_Paragraph_20_Font"><text:span text:style-name="T12">Nome não possui certidã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4"><text:span text:style-name="Default_20_Paragraph_20_Font"><text:span text:style-name="T12">Vacinaçã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4"><text:span text:style-name="Default_20_Paragraph_20_Font"><text:span text:style-name="T12">Nome vacinaçã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4"><text:span text:style-name="Default_20_Paragraph_20_Font"><text:span text:style-name="T12">Data posto de saúde</text:span></text:span></text:p>
          </table:table-cell>
          <table:table-cell table:style-name="Tabela26.A37" office:value-type="string">
            <text:p text:style-name="P44"><text:span text:style-name="Default_20_Paragraph_20_Font"><text:span text:style-name="T12">data</text:span></text:span></text:p>
          </table:table-cell>
          <table:table-cell table:style-name="Tabela26.A37"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4"><text:span text:style-name="Default_20_Paragraph_20_Font"><text:span text:style-name="T12">Frequência aul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4"><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7" office:value-type="string">
            <text:p text:style-name="P44"><text:span text:style-name="Default_20_Paragraph_20_Font"><text:span text:style-name="T12">Nome da criança</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7" office:value-type="string">
            <text:p text:style-name="P44"><text:span text:style-name="Default_20_Paragraph_20_Font"><text:span text:style-name="T12">Idade da criança</text:span></text:span></text:p>
          </table:table-cell>
          <table:table-cell table:style-name="Tabela26.A37" office:value-type="string">
            <text:p text:style-name="P44"><text:span text:style-name="Default_20_Paragraph_20_Font"><text:span text:style-name="T12">número inteiro</text:span></text:span></text:p>
          </table:table-cell>
          <table:table-cell table:style-name="Tabela26.A37"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4"><text:span text:style-name="Default_20_Paragraph_20_Font"><text:span text:style-name="T12">Peso da criança</text:span></text:span></text:p>
          </table:table-cell>
          <table:table-cell table:style-name="Tabela26.A37" office:value-type="string">
            <text:p text:style-name="P44"><text:span text:style-name="Default_20_Paragraph_20_Font"><text:span text:style-name="T12">número</text:span></text:span></text:p>
          </table:table-cell>
          <table:table-cell table:style-name="Tabela26.A37"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4"><text:span text:style-name="Default_20_Paragraph_20_Font"><text:span text:style-name="T12">Altura da criança</text:span></text:span></text:p>
          </table:table-cell>
          <table:table-cell table:style-name="Tabela26.A37" office:value-type="string">
            <text:p text:style-name="P44"><text:span text:style-name="Default_20_Paragraph_20_Font"><text:span text:style-name="T12">número</text:span></text:span></text:p>
          </table:table-cell>
          <table:table-cell table:style-name="Tabela26.A37"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4"><text:span text:style-name="Default_20_Paragraph_20_Font"><text:span text:style-name="T12">Situação nutricional</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4"><text:span text:style-name="Default_20_Paragraph_20_Font"><text:span text:style-name="T12">Doença</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Nome da pessoa que encontra-se com algum tipo de doenças.</text:span></text:span></text:p>
          </table:table-cell>
        </table:table-row>
        <text:soft-page-break/>
        <table:table-row table:style-name="Tabela26.1">
          <table:table-cell table:style-name="Tabela26.A37" office:value-type="string">
            <text:p text:style-name="P44"><text:span text:style-name="Default_20_Paragraph_20_Font"><text:span text:style-name="T12">Idade do doente</text:span></text:span></text:p>
          </table:table-cell>
          <table:table-cell table:style-name="Tabela26.A37" office:value-type="string">
            <text:p text:style-name="P44"><text:span text:style-name="Default_20_Paragraph_20_Font"><text:span text:style-name="T12">número inteiro</text:span></text:span></text:p>
          </table:table-cell>
          <table:table-cell table:style-name="Tabela26.A37"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4"><text:span text:style-name="Default_20_Paragraph_20_Font"><text:span text:style-name="T12">Tratament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7" office:value-type="string">
            <text:p text:style-name="P44"><text:span text:style-name="Default_20_Paragraph_20_Font"><text:span text:style-name="T12">Limpeza</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Como é a limpeza da mordia.</text:span></text:span></text:p>
          </table:table-cell>
        </table:table-row>
        <table:table-row table:style-name="Tabela26.1">
          <table:table-cell table:style-name="Tabela26.A37" office:value-type="string">
            <text:p text:style-name="P44"><text:span text:style-name="Default_20_Paragraph_20_Font"><text:span text:style-name="T12">Animais</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Possui animais de estimação.</text:span></text:span></text:p>
          </table:table-cell>
        </table:table-row>
        <table:table-row table:style-name="Tabela26.1">
          <table:table-cell table:style-name="Tabela26.A37" office:value-type="string">
            <text:p text:style-name="P44"><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Os animais são bem ou mal cuidados.</text:span></text:span></text:p>
          </table:table-cell>
        </table:table-row>
        <table:table-row table:style-name="Tabela26.1">
          <table:table-cell table:style-name="Tabela26.A37" office:value-type="string">
            <text:p text:style-name="P44"><text:span text:style-name="Default_20_Paragraph_20_Font"><text:span text:style-name="T12">Providências com animais</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4"><text:span text:style-name="Default_20_Paragraph_20_Font"><text:span text:style-name="T12">Contraceptiv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Usa algum método contraceptivo.</text:span></text:span></text:p>
          </table:table-cell>
        </table:table-row>
        <table:table-row table:style-name="Tabela26.1">
          <table:table-cell table:style-name="Tabela26.A37" office:value-type="string">
            <text:p text:style-name="P44"><text:span text:style-name="Default_20_Paragraph_20_Font"><text:span text:style-name="T12">Tipo de contraceptiv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4"><text:span text:style-name="Default_20_Paragraph_20_Font"><text:span text:style-name="T12">Orientação médic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4"><text:span text:style-name="Default_20_Paragraph_20_Font"><text:span text:style-name="T12">Acompanhamento médico</text:span></text:span></text:p>
          </table:table-cell>
          <table:table-cell table:style-name="Tabela26.A37" office:value-type="string">
            <text:p text:style-name="P44"><text:span text:style-name="Default_20_Paragraph_20_Font"><text:span text:style-name="T12">data</text:span></text:span></text:p>
          </table:table-cell>
          <table:table-cell table:style-name="Tabela26.A37" office:value-type="string">
            <text:p text:style-name="P4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4"><text:span text:style-name="Default_20_Paragraph_20_Font"><text:span text:style-name="T12">Psicologi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4"><text:span text:style-name="Default_20_Paragraph_20_Font"><text:span text:style-name="T12">Nome do necessitad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7" office:value-type="string">
            <text:p text:style-name="P44"><text:span text:style-name="Default_20_Paragraph_20_Font"><text:span text:style-name="T12">Motivo psicologia</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7" office:value-type="string">
            <text:p text:style-name="P44"><text:span text:style-name="Default_20_Paragraph_20_Font"><text:span text:style-name="T12">Data psicologia</text:span></text:span></text:p>
          </table:table-cell>
          <table:table-cell table:style-name="Tabela26.A37" office:value-type="string">
            <text:p text:style-name="P44"><text:span text:style-name="Default_20_Paragraph_20_Font"><text:span text:style-name="T12">data</text:span></text:span></text:p>
          </table:table-cell>
          <table:table-cell table:style-name="Tabela26.A37"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4"><text:span text:style-name="Default_20_Paragraph_20_Font"><text:span text:style-name="T12">Concelh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4"><text:span text:style-name="Default_20_Paragraph_20_Font"><text:span text:style-name="T12">Nome do aconselhad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4"><text:span text:style-name="Default_20_Paragraph_20_Font"><text:span text:style-name="T12">Motivo aconselhament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Motivo que levou a criança ou adolescente a ser encaminhado.</text:span></text:span></text:p>
          </table:table-cell>
        </table:table-row>
        <text:soft-page-break/>
        <table:table-row table:style-name="Tabela26.1">
          <table:table-cell table:style-name="Tabela26.A37" office:value-type="string">
            <text:p text:style-name="P44"><text:span text:style-name="Default_20_Paragraph_20_Font"><text:span text:style-name="T12">Curso técnic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4"><text:span text:style-name="Default_20_Paragraph_20_Font"><text:span text:style-name="T12">Fazer curso técnic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7" office:value-type="string">
            <text:p text:style-name="P44"><text:span text:style-name="Default_20_Paragraph_20_Font"><text:span text:style-name="T12">Equipamentos sociais</text:span></text:span></text:p>
          </table:table-cell>
          <table:table-cell table:style-name="Tabela26.A37" office:value-type="string">
            <text:p text:style-name="P44"><text:span text:style-name="Default_20_Paragraph_20_Font"><text:span text:style-name="T12">multivalorado</text:span></text:span></text:p>
          </table:table-cell>
          <table:table-cell table:style-name="Tabela26.A37"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4"><text:span text:style-name="Default_20_Paragraph_20_Font"><text:span text:style-name="T12">Organização comunitária</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4"><text:span text:style-name="Default_20_Paragraph_20_Font"><text:span text:style-name="T12">Tipo de </text:span></text:span><text:span text:style-name="Default_20_Paragraph_20_Font"><text:span text:style-name="T12">organizaçã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7" office:value-type="string">
            <text:p text:style-name="P44"><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4"><text:span text:style-name="Default_20_Paragraph_20_Font"><text:span text:style-name="T12">Oferecer</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4"><text:span text:style-name="Default_20_Paragraph_20_Font"><text:span text:style-name="T12">Bolsa famíli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4"><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4"><text:span text:style-name="Default_20_Paragraph_20_Font"><text:span text:style-name="T12">Qual instituição</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4"><text:span text:style-name="Default_20_Paragraph_20_Font"><text:span text:style-name="T12">Observações</text:span></text:span></text:p>
          </table:table-cell>
          <table:table-cell table:style-name="Tabela26.A37" office:value-type="string">
            <text:p text:style-name="P44"><text:span text:style-name="Default_20_Paragraph_20_Font"><text:span text:style-name="T12">texto</text:span></text:span></text:p>
          </table:table-cell>
          <table:table-cell table:style-name="Tabela26.A37" office:value-type="string">
            <text:p text:style-name="P4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4"><text:span text:style-name="Default_20_Paragraph_20_Font"><text:span text:style-name="T12">EMCASA</text:span></text:span></text:p>
          </table:table-cell>
          <table:table-cell table:style-name="Tabela26.A37" office:value-type="string">
            <text:p text:style-name="P44"><text:span text:style-name="Default_20_Paragraph_20_Font"><text:span text:style-name="T12">booleano</text:span></text:span></text:p>
          </table:table-cell>
          <table:table-cell table:style-name="Tabela26.A37"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1"><text:span text:style-name="Default_20_Paragraph_20_Font"><text:span text:style-name="T12">3.2.5.3.2 Entidade Mantimento</text:span></text:span></text:p>
      <text:p text:style-name="P46"/>
      <text:p text:style-name="P51"><text:span text:style-name="Default_20_Paragraph_20_Font"><text:span text:style-name="T12"><text:tab/>Denominação: Mantimento</text:span></text:span></text:p>
      <text:p text:style-name="P51"><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ext:soft-page-break/>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Nome</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
      <text:p text:style-name="P51"><text:span text:style-name="Default_20_Paragraph_20_Font"><text:span text:style-name="T12">3.2.5.3.2 Entidade Frequência</text:span></text:span></text:p>
      <text:p text:style-name="P51"><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text:span></text:span><text:span text:style-name="Default_20_Paragraph_20_Font"><text:span text:style-name="T12">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text:span></text:span><text:span text:style-name="Default_20_Paragraph_20_Font"><text:span text:style-name="T12">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text:span></text:span><text:span text:style-name="Default_20_Paragraph_20_Font"><text:span text:style-name="T12">família.</text:span></text:span></text:p>
          </table:table-cell>
        </table:table-row>
      </table:table>
      <text:p text:style-name="leg.Quadro"><text:tab/>Quadro 23 – Atributos da Cesta</text:p>
      <text:p text:style-name="P46"/>
      <text:p text:style-name="P51"><text:span text:style-name="Default_20_Paragraph_20_Font"><text:span text:style-name="T12">3.2.5.3.3 Entidade </text:span></text:span><text:span text:style-name="Default_20_Paragraph_20_Font"><text:span text:style-name="T17">Log</text:span></text:span></text:p>
      <text:p text:style-name="P46"/>
      <text:p text:style-name="P51"><text:span text:style-name="Default_20_Paragraph_20_Font"><text:span text:style-name="T12"><text:tab/>Denominação: </text:span></text:span><text:span text:style-name="Default_20_Paragraph_20_Font"><text:span text:style-name="T17">Log</text:span></text:span></text:p>
      <text:p text:style-name="P51"><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8">Log</text:span></text:span></text:p>
          </table:table-cell>
          <table:covered-table-cell/>
          <table:covered-table-cell/>
        </table:table-row>
        <text:soft-page-break/>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32">log</text:span></text:p>
      <text:p text:style-name="P46"/>
      <text:h text:style-name="P158" text:outline-level="3"><text:span text:style-name="Default_20_Paragraph_20_Font"><text:span text:style-name="T17">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32">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65" text:outline-level="2"><text:span text:style-name="Default_20_Paragraph_20_Font"><text:span text:style-name="T11">3.3 Revisão de estimativas</text:span></text:span></text:h>
      <text:h text:style-name="P158" text:outline-level="3"><text:span text:style-name="Default_20_Paragraph_20_Font"><text:span text:style-name="T17">3.3.1 Considerações preliminares</text:span></text:span></text:h>
      <text:p text:style-name="P71"><text:span text:style-name="Default_20_Paragraph_20_Font"><text:span text:style-name="T17"/></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text:soft-page-break/></text:p>
      <text:h text:style-name="P157" text:outline-level="3"><text:span text:style-name="Default_20_Paragraph_20_Font"><text:span text:style-name="T17">3.3.2 Estimativa de tamanho de Software</text:span></text:span></text:h>
      <text:p text:style-name="P46"/>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57" text:outline-level="3"><text:span text:style-name="Default_20_Paragraph_20_Font"><text:span text:style-name="T17">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57" text:outline-level="3"><text:span text:style-name="Default_20_Paragraph_20_Font"><text:span text:style-name="T17">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soft-page-break/><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0">Revisão de estimativas e prazos</text:p>
          </table:table-cell>
          <table:covered-table-cell/>
          <table:covered-table-cell/>
        </table:table-row>
        <table:table-row>
          <table:table-cell table:style-name="Tabela25.A2" office:value-type="string">
            <text:p text:style-name="P90">Item</text:p>
          </table:table-cell>
          <table:table-cell table:style-name="Tabela25.A2" office:value-type="string">
            <text:p text:style-name="P90">Incluído</text:p>
          </table:table-cell>
          <table:table-cell table:style-name="Tabela25.C2" office:value-type="string">
            <text:p text:style-name="P90">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8">Incluir doação cesta básica</text:p>
          </table:table-cell>
          <table:table-cell table:style-name="Tabela25.C2" office:value-type="string">
            <text:p text:style-name="P96">Excluir frequência família</text:p>
          </table:table-cell>
        </table:table-row>
        <table:table-row>
          <table:covered-table-cell/>
          <table:table-cell table:style-name="Tabela25.A2" office:value-type="string">
            <text:p text:style-name="P98">Alterar doação cesta básica</text:p>
          </table:table-cell>
          <table:table-cell table:style-name="Tabela25.C2" office:value-type="string">
            <text:p text:style-name="P96"/>
          </table:table-cell>
        </table:table-row>
        <table:table-row>
          <table:covered-table-cell/>
          <table:table-cell table:style-name="Tabela25.A2" office:value-type="string">
            <text:p text:style-name="P96">Inativar família</text:p>
          </table:table-cell>
          <table:table-cell table:style-name="Tabela25.C2" office:value-type="string">
            <text:p text:style-name="P96"/>
          </table:table-cell>
        </table:table-row>
        <table:table-row>
          <table:covered-table-cell/>
          <table:table-cell table:style-name="Tabela25.A2" office:value-type="string">
            <text:p text:style-name="P96">I<text:span text:style-name="T43">nativar voluntário</text:span></text:p>
          </table:table-cell>
          <table:table-cell table:style-name="Tabela25.C2" office:value-type="string">
            <text:p text:style-name="P96"/>
          </table:table-cell>
        </table:table-row>
        <table:table-row>
          <table:covered-table-cell/>
          <table:table-cell table:style-name="Tabela25.A2" office:value-type="string">
            <text:p text:style-name="P96">Inativar usuário</text:p>
          </table:table-cell>
          <table:table-cell table:style-name="Tabela25.C2" office:value-type="string">
            <text:p text:style-name="P96"/>
          </table:table-cell>
        </table:table-row>
        <table:table-row>
          <table:table-cell table:style-name="Tabela25.A3" table:number-rows-spanned="4" office:value-type="string">
            <text:p text:style-name="P91">Saídas Externas</text:p>
          </table:table-cell>
          <table:table-cell table:style-name="Tabela25.A2" office:value-type="string">
            <text:p text:style-name="P96">Relatório família apta</text:p>
          </table:table-cell>
          <table:table-cell table:style-name="Tabela25.C2" office:value-type="string">
            <text:p text:style-name="P96"/>
          </table:table-cell>
        </table:table-row>
        <table:table-row>
          <table:covered-table-cell/>
          <table:table-cell table:style-name="Tabela25.A2" office:value-type="string">
            <text:p text:style-name="P97">Relatório vencimento mantimento</text:p>
          </table:table-cell>
          <table:table-cell table:style-name="Tabela25.C2" office:value-type="string">
            <text:p text:style-name="P96"/>
          </table:table-cell>
        </table:table-row>
        <table:table-row>
          <table:covered-table-cell/>
          <table:table-cell table:style-name="Tabela25.A2" office:value-type="string">
            <text:p text:style-name="P98">Relatório voluntário</text:p>
          </table:table-cell>
          <table:table-cell table:style-name="Tabela25.C2" office:value-type="string">
            <text:p text:style-name="P96"/>
          </table:table-cell>
        </table:table-row>
        <table:table-row>
          <table:covered-table-cell/>
          <table:table-cell table:style-name="Tabela25.A2" office:value-type="string">
            <text:p text:style-name="P98">Relatório doação</text:p>
          </table:table-cell>
          <table:table-cell table:style-name="Tabela25.C2" office:value-type="string">
            <text:p text:style-name="P96"/>
          </table:table-cell>
        </table:table-row>
        <table:table-row>
          <table:table-cell table:style-name="Tabela25.A2" office:value-type="string">
            <text:p text:style-name="P92">Arquivos Lógicos Internos</text:p>
          </table:table-cell>
          <table:table-cell table:style-name="Tabela25.A2" office:value-type="string">
            <text:p text:style-name="P98">Cadastro Doação</text:p>
          </table:table-cell>
          <table:table-cell table:style-name="Tabela25.C2" office:value-type="string">
            <text:p text:style-name="P96"/>
          </table:table-cell>
        </table:table-row>
        <table:table-row>
          <table:table-cell table:style-name="Tabela25.A3" table:number-rows-spanned="6" office:value-type="string">
            <text:p text:style-name="P91">Consultas Externas</text:p>
          </table:table-cell>
          <table:table-cell table:style-name="Tabela25.A2" office:value-type="string">
            <text:p text:style-name="P96">Consulta entrada mantimento</text:p>
          </table:table-cell>
          <table:table-cell table:style-name="Tabela25.C2" office:value-type="string">
            <text:p text:style-name="P96">Consulta Voluntário Colaborador</text:p>
          </table:table-cell>
        </table:table-row>
        <table:table-row>
          <table:covered-table-cell/>
          <table:table-cell table:style-name="Tabela25.A2" office:value-type="string">
            <text:p text:style-name="P96">Consulta saída cesta</text:p>
          </table:table-cell>
          <table:table-cell table:style-name="Tabela25.C2" office:value-type="string">
            <text:p text:style-name="P96"/>
          </table:table-cell>
        </table:table-row>
        <table:table-row>
          <table:covered-table-cell/>
          <table:table-cell table:style-name="Tabela25.A2" office:value-type="string">
            <text:p text:style-name="P98">Consulta Doação</text:p>
          </table:table-cell>
          <table:table-cell table:style-name="Tabela25.C2" office:value-type="string">
            <text:p text:style-name="P96"/>
          </table:table-cell>
        </table:table-row>
        <table:table-row>
          <table:covered-table-cell/>
          <table:table-cell table:style-name="Tabela25.A2" office:value-type="string">
            <text:p text:style-name="P96">Consulta log operação</text:p>
          </table:table-cell>
          <table:table-cell table:style-name="Tabela25.C2" office:value-type="string">
            <text:p text:style-name="P96"/>
          </table:table-cell>
        </table:table-row>
        <table:table-row>
          <table:covered-table-cell/>
          <table:table-cell table:style-name="Tabela25.A2" office:value-type="string">
            <text:p text:style-name="P96">Recuperar Senha</text:p>
          </table:table-cell>
          <table:table-cell table:style-name="Tabela25.C2" office:value-type="string">
            <text:p text:style-name="P96"/>
          </table:table-cell>
        </table:table-row>
        <table:table-row>
          <table:covered-table-cell/>
          <table:table-cell table:style-name="Tabela25.A2" office:value-type="string">
            <text:p text:style-name="P96">Consulta família</text:p>
          </table:table-cell>
          <table:table-cell table:style-name="Tabela25.C2" office:value-type="string">
            <text:p text:style-name="P96"/>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4">Pontos de Função Não Ajustados</text:p>
          </table:table-cell>
          <table:covered-table-cell/>
          <table:covered-table-cell/>
          <table:covered-table-cell/>
          <table:covered-table-cell/>
        </table:table-row>
        <table:table-row table:style-name="Tabela30.2">
          <table:table-cell table:style-name="Tabela30.A2" office:value-type="string">
            <text:p text:style-name="P82">Tipo de Função</text:p>
          </table:table-cell>
          <table:table-cell table:style-name="Tabela30.A2" office:value-type="string">
            <text:p text:style-name="P83">Complexidade Funcional</text:p>
          </table:table-cell>
          <table:table-cell table:style-name="Tabela30.A2" office:value-type="string">
            <text:p text:style-name="P83">Quantidade</text:p>
          </table:table-cell>
          <table:table-cell table:style-name="Tabela30.A2" office:value-type="string">
            <text:p text:style-name="P83">Total Complexidade</text:p>
          </table:table-cell>
          <table:table-cell table:style-name="Tabela30.E2" office:value-type="string">
            <text:p text:style-name="P83">Total Tipo</text:p>
          </table:table-cell>
        </table:table-row>
        <table:table-row table:style-name="Tabela30.3">
          <table:table-cell table:style-name="Tabela30.A2" table:number-rows-spanned="3" office:value-type="string">
            <text:p text:style-name="P80">Arquivo Lógico Interno</text:p>
          </table:table-cell>
          <table:table-cell table:style-name="Tabela30.A2" office:value-type="string">
            <text:p text:style-name="P81">Simples</text:p>
          </table:table-cell>
          <table:table-cell table:style-name="Tabela30.A2" office:value-type="string">
            <text:p text:style-name="P81">5</text:p>
          </table:table-cell>
          <table:table-cell table:style-name="Tabela30.A2" office:value-type="string">
            <text:p text:style-name="P81">* 7 = 0</text:p>
          </table:table-cell>
          <table:table-cell table:style-name="Tabela30.E2" office:value-type="string">
            <text:p text:style-name="P81">35</text:p>
          </table:table-cell>
        </table:table-row>
        <table:table-row table:style-name="Tabela30.4">
          <table:covered-table-cell/>
          <table:table-cell table:style-name="Tabela30.A2" office:value-type="string">
            <text:p text:style-name="P81">Média</text:p>
          </table:table-cell>
          <table:table-cell table:style-name="Tabela30.A2" office:value-type="string">
            <text:p text:style-name="P81">1</text:p>
          </table:table-cell>
          <table:table-cell table:style-name="Tabela30.A2" office:value-type="string">
            <text:p text:style-name="P81">* 10 = 0</text:p>
          </table:table-cell>
          <table:table-cell table:style-name="Tabela30.E2" office:value-type="string">
            <text:p text:style-name="P81">10</text:p>
          </table:table-cell>
        </table:table-row>
        <table:table-row table:style-name="Tabela30.5">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15 = 0</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103">Interface Externa</text:p>
          </table:table-cell>
          <table:table-cell table:style-name="Tabela30.A2" office:value-type="string">
            <text:p text:style-name="P81">Simples</text:p>
          </table:table-cell>
          <table:table-cell table:style-name="Tabela30.A2" office:value-type="string">
            <text:p text:style-name="P81">0</text:p>
          </table:table-cell>
          <table:table-cell table:style-name="Tabela30.A2" office:value-type="string">
            <text:p text:style-name="P81">* 5 = 0</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7 = 0</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10 = 0</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Entrada Externa</text:p>
          </table:table-cell>
          <table:table-cell table:style-name="Tabela30.A2" office:value-type="string">
            <text:p text:style-name="P81">Simples</text:p>
          </table:table-cell>
          <table:table-cell table:style-name="Tabela30.A2" office:value-type="string">
            <text:p text:style-name="P81">17</text:p>
          </table:table-cell>
          <table:table-cell table:style-name="Tabela30.A2" office:value-type="string">
            <text:p text:style-name="P81">* 3 =</text:p>
          </table:table-cell>
          <table:table-cell table:style-name="Tabela30.E2" office:value-type="string">
            <text:p text:style-name="P81">51</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4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2</text:p>
          </table:table-cell>
          <table:table-cell table:style-name="Tabela30.A2" office:value-type="string">
            <text:p text:style-name="P81">* 6 =</text:p>
          </table:table-cell>
          <table:table-cell table:style-name="Tabela30.E2" office:value-type="string">
            <text:p text:style-name="P81">12</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Saída Externa</text:p>
          </table:table-cell>
          <table:table-cell table:style-name="Tabela30.A2" office:value-type="string">
            <text:p text:style-name="P81">Simples</text:p>
          </table:table-cell>
          <table:table-cell table:style-name="Tabela30.A2" office:value-type="string">
            <text:p text:style-name="P81">7</text:p>
          </table:table-cell>
          <table:table-cell table:style-name="Tabela30.A2" office:value-type="string">
            <text:p text:style-name="P81">* 4 =</text:p>
          </table:table-cell>
          <table:table-cell table:style-name="Tabela30.E2" office:value-type="string">
            <text:p text:style-name="P81">28</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5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7 =</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Consulta Externa</text:p>
          </table:table-cell>
          <table:table-cell table:style-name="Tabela30.A2" office:value-type="string">
            <text:p text:style-name="P81">Simples</text:p>
          </table:table-cell>
          <table:table-cell table:style-name="Tabela30.A2" office:value-type="string">
            <text:p text:style-name="P81">13</text:p>
          </table:table-cell>
          <table:table-cell table:style-name="Tabela30.A2" office:value-type="string">
            <text:p text:style-name="P81">* 3 =</text:p>
          </table:table-cell>
          <table:table-cell table:style-name="Tabela30.E2" office:value-type="string">
            <text:p text:style-name="P81">39</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4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6 =</text:p>
          </table:table-cell>
          <table:table-cell table:style-name="Tabela30.E2" office:value-type="string">
            <text:p text:style-name="P81">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3">175</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6"><text:tab/>FPA = FPNA * FVA</text:p>
      <text:p text:style-name="P62"><text:span text:style-name="T33"><text:tab/>O</text:span>nde FPA é ponto de função ajustado, FPNA é ponto de função não ajustado e FVA é fator de valor de ajuste.</text:p>
      <text:p text:style-name="P62"/>
      <text:p text:style-name="P62">O resultado geral será fornecido através do cálculo</text:p>
      <text:p text:style-name="P63"><text:tab/>FPA = 175 * 0,92</text:p>
      <text:p text:style-name="P62"><text:span text:style-name="T36"><text:tab/></text:span><text:span text:style-name="T40">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text:soft-page-break/>(PHP5) e considerando a produtividade baixa).</text:p>
          </table:table-cell>
          <table:table-cell table:style-name="Tabela31.B2" office:value-type="string">
            <text:p text:style-name="P106">7,5<text:soft-page-break/></text:p>
          </table:table-cell>
          <table:table-cell table:style-name="Tabela31.C2" office:value-type="string">
            <text:p text:style-name="P85"/>
          </table:table-cell>
        </table:table-row>
        <table:table-row>
          <table:table-cell table:style-name="Tabela31.A2" office:value-type="string">
            <text:p text:style-name="P34">Esforço total em hh(hora/homem) 7,5 * 161 =</text:p>
          </table:table-cell>
          <table:table-cell table:style-name="Tabela31.B2" office:value-type="string">
            <text:p text:style-name="P106">1207,5</text:p>
          </table:table-cell>
          <table:table-cell table:style-name="Tabela31.C2" office:value-type="string">
            <text:p text:style-name="P85"/>
          </table:table-cell>
        </table:table-row>
        <table:table-row>
          <table:table-cell table:style-name="Tabela31.A2" office:value-type="string">
            <text:p text:style-name="P34">(Considerando aproximadamente: 3,2 horas por dia, 4 dias por semana e 4,5 semanas por mês)</text:p>
            <text:p text:style-name="P34">Esforço total em hm (homem/mês): (1207,5) / (57,6) =</text:p>
          </table:table-cell>
          <table:table-cell table:style-name="Tabela31.B2" office:value-type="string">
            <text:p text:style-name="P106">20,9635</text:p>
          </table:table-cell>
          <table:table-cell table:style-name="Tabela31.C2" office:value-type="string">
            <text:p text:style-name="P85"/>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6">2</text:p>
          </table:table-cell>
          <table:table-cell table:style-name="Tabela31.C2" office:value-type="string">
            <text:p text:style-name="P85"/>
          </table:table-cell>
        </table:table-row>
        <table:table-row>
          <table:table-cell table:style-name="Tabela31.A2" office:value-type="string">
            <text:p text:style-name="P34">Tamanho da Equipe = ( ( H / M ) / Prazo )</text:p>
          </table:table-cell>
          <table:table-cell table:style-name="Tabela31.B2" office:value-type="string">
            <text:p text:style-name="P107"/>
          </table:table-cell>
          <table:table-cell table:style-name="Tabela31.C2" office:value-type="string">
            <text:p text:style-name="P85"/>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5"/>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10 dias</text:p>
          </table:table-cell>
          <table:table-cell table:style-name="Tabela31.C9" office:value-type="string">
            <text:p text:style-name="P85"/>
          </table:table-cell>
        </table:table-row>
      </table:table>
      <text:p text:style-name="leg.Quadro"><text:span text:style-name="Default_20_Paragraph_20_Font"><text:span text:style-name="T20"><text:tab/>Quadro 27 – Nova estimativa de esforço</text:span></text:span></text:p>
      <text:p text:style-name="P27"><text:span text:style-name="Default_20_Paragraph_20_Font"><text:span text:style-name="T17"/></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oft-page-break/><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pan text:style-name="Default_20_Paragraph_20_Font"><text:tab/>Figura 17 – Novo cronograma de atividades</text:span></text:p>
      <text:p text:style-name="P39"><text:span text:style-name="Default_20_Paragraph_20_Font"><text:span text:style-name="T12"/></text:span></text:p>
      <text:h text:style-name="P157" text:outline-level="3"><text:span text:style-name="Default_20_Paragraph_20_Font"><text:span text:style-name="T17">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text:soft-page-break/>Figura 18. </text:p>
      <text:p text:style-name="P39"><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7">3.3.6 Revisão dos custos estimados</text:span></text:span></text:p>
      <text:p text:style-name="P53"><text:tab/>A estimativa de custos descrita no capítulo 2 foi baseada na especificação preliminar de requisitos.</text:p>
      <text:p text:style-name="P11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57" text:outline-level="3"><text:span text:style-name="Default_20_Paragraph_20_Font"><text:span text:style-name="T17">3.3.7 Considerações finais sobre a revisão de estimativas </text:span></text:span></text:h>
      <text:p text:style-name="P71"><text:span text:style-name="Default_20_Paragraph_20_Font"><text:span text:style-name="T17"/></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2">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1">NomeDaClasse</text:p>
          </table:table-cell>
        </table:table-row>
        <table:table-row>
          <table:table-cell table:style-name="Tabela32.A2" office:value-type="string">
            <text:p text:style-name="P99">-atributo a: tipo</text:p>
            <text:p text:style-name="P99">-atributo b: tipo</text:p>
            <text:p text:style-name="P99">-atributo c: tipo</text:p>
          </table:table-cell>
        </table:table-row>
        <table:table-row>
          <table:table-cell table:style-name="Tabela32.A2" office:value-type="string">
            <text:p text:style-name="P99">+metodo x(): tipoRetorno</text:p>
            <text:p text:style-name="P99">+metodo y(): tipoRetorno</text:p>
            <text:p text:style-name="P99">+metodo z():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0"><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0"><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0"/>
      <text:p text:style-name="P20"/>
      <text:p text:style-name="P20"/>
      <text:p text:style-name="P20"/>
      <text:p text:style-name="P20"/>
      <text:p text:style-name="P20"/>
      <text:p text:style-name="P20"/>
      <text:p text:style-name="leg.Figuras"><draw:frame draw:style-name="fr2" draw:name="figura60" text:anchor-type="paragraph" svg:width="16cm" svg:height="16.2cm" draw:z-index="72"><draw:image xlink:href="Pictures/10000000000003C1000003CD6EE8ECD6.jpg" xlink:type="simple" xlink:show="embed" xlink:actuate="onLoad"/></draw:frame><text:soft-page-break/><text:tab/>Figura 19 – Diagrama de Classe</text:p>
      <text:p text:style-name="P20"/>
      <text:p text:style-name="P20"/>
      <text:p text:style-name="P20"/>
      <text:p text:style-name="P22"/>
      <text:h text:style-name="P166"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1">Simbolo</text:p>
          </table:table-cell>
          <table:table-cell table:style-name="Tabela39.A1" office:value-type="string">
            <text:p text:style-name="P81">Nome do Simbolo</text:p>
          </table:table-cell>
          <table:table-cell table:style-name="Tabela39.C1" office:value-type="string">
            <text:p text:style-name="P81">Descrição</text:p>
          </table:table-cell>
        </table:table-row>
        <table:table-row table:style-name="Tabela39.2">
          <table:table-cell table:style-name="Tabela39.A2" office:value-type="string">
            <text:p text:style-name="P99"><draw:frame draw:style-name="fr4" draw:name="figura61" text:anchor-type="paragraph" svg:x="1.854cm" svg:y="0cm" svg:width="1.496cm" svg:height="1.778cm" draw:z-index="65"><draw:image xlink:href="Pictures/100000000000005C0000008E4650339D.jpg" xlink:type="simple" xlink:show="embed" xlink:actuate="onLoad"/></draw:frame></text:p>
          </table:table-cell>
          <table:table-cell table:style-name="Tabela39.A2" office:value-type="string">
            <text:p text:style-name="P99">Actor (Ator)</text:p>
          </table:table-cell>
          <table:table-cell table:style-name="Tabela39.C2" office:value-type="string">
            <text:p text:style-name="P81">Mostra qual ator está atuando em cada diagrama.</text:p>
          </table:table-cell>
        </table:table-row>
        <table:table-row>
          <table:table-cell table:style-name="Tabela39.A2" office:value-type="string">
            <text:p text:style-name="P99"><draw:frame draw:style-name="fr4" draw:name="figura63" text:anchor-type="paragraph" svg:x="1.905cm" svg:y="0.164cm" svg:width="1.201cm" svg:height="1.351cm" draw:z-index="66"><draw:image xlink:href="Pictures/100000000000004A00000056A485BFB3.jpg" xlink:type="simple" xlink:show="embed" xlink:actuate="onLoad"/></draw:frame></text:p>
          </table:table-cell>
          <table:table-cell table:style-name="Tabela39.A2" office:value-type="string">
            <text:p text:style-name="P99">Object (Objeto)</text:p>
          </table:table-cell>
          <table:table-cell table:style-name="Tabela39.C2" office:value-type="string">
            <text:p text:style-name="P81">Mostra os objetos do sistema assim como suas interações com os outros objetos do sistema.</text:p>
          </table:table-cell>
        </table:table-row>
        <table:table-row>
          <table:table-cell table:style-name="Tabela39.A2" office:value-type="string">
            <text:p text:style-name="P99"><draw:frame draw:style-name="fr4" draw:name="figura62" text:anchor-type="paragraph" svg:x="1.632cm" svg:y="0.058cm" svg:width="1.632cm" svg:height="1.605cm" draw:z-index="68"><draw:image xlink:href="Pictures/100000000000006100000071FEB4D486.jpg" xlink:type="simple" xlink:show="embed" xlink:actuate="onLoad"/></draw:frame></text:p>
          </table:table-cell>
          <table:table-cell table:style-name="Tabela39.A2" office:value-type="string">
            <text:p text:style-name="P99">Boundary (Fronteira)</text:p>
          </table:table-cell>
          <table:table-cell table:style-name="Tabela39.C2" office:value-type="string">
            <text:p text:style-name="P81">Mostra a interação do objeto com o ator ou outros objetos do sistema.</text:p>
          </table:table-cell>
        </table:table-row>
        <table:table-row>
          <table:table-cell table:style-name="Tabela39.A2" office:value-type="string">
            <text:p text:style-name="P99"><draw:frame draw:style-name="fr1" draw:name="figura64" text:anchor-type="paragraph" svg:width="1.307cm" svg:height="1.489cm" draw:z-index="67"><draw:image xlink:href="Pictures/100000000000004B0000005A3D4E832E.jpg" xlink:type="simple" xlink:show="embed" xlink:actuate="onLoad"/></draw:frame></text:p>
          </table:table-cell>
          <table:table-cell table:style-name="Tabela39.A2" office:value-type="string">
            <text:p text:style-name="P99">Entity (Entidade)</text:p>
          </table:table-cell>
          <table:table-cell table:style-name="Tabela39.C2" office:value-type="string">
            <text:p text:style-name="P81">Mostra as entidades do banco de dados onde os objetos se interagem.</text:p>
          </table:table-cell>
        </table:table-row>
      </table:table>
      <text:p text:style-name="leg.Quadro"><text:tab/>Quadro 29 – Simbologia de explicação do diagrama de sequencia</text:p>
      <text:p text:style-name="P109"/>
      <text:p text:style-name="P119"><draw:frame draw:style-name="fr1" draw:name="figura19" text:anchor-type="paragraph" svg:width="16cm" svg:height="19.685cm" draw:z-index="32"><draw:image xlink:href="Pictures/100000000000032C000003E7112DFBD0.jpg" xlink:type="simple" xlink:show="embed" xlink:actuate="onLoad"/></draw:frame><text:soft-page-break/><text:tab/>Figura 20 – Diagrama de Sequencia: Cadastrar Usuário</text:p>
      <text:p text:style-name="P119"/>
      <text:p text:style-name="P119"/>
      <text:p text:style-name="P119"><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19"/>
      <text:p text:style-name="P119"/>
      <text:p text:style-name="P119"/>
      <text:p text:style-name="P119"/>
      <text:p text:style-name="P119"><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3"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text:soft-page-break/></text:p>
      <text:p text:style-name="P24"><text:soft-page-break/></text:p>
      <text:p text:style-name="P24"/>
      <text:p text:style-name="P24"/>
      <text:p text:style-name="P24"/>
      <text:p text:style-name="P24"/>
      <text:p text:style-name="P24"/>
      <text:p text:style-name="P24"><text:soft-page-break/></text:p>
      <text:p text:style-name="P24"><text:soft-page-break/></text:p>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text:soft-page-break/></text:p>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text:soft-page-break/></text:p>
      <text:p text:style-name="leg.Figuras"/>
      <text:p text:style-name="leg.Figuras"/>
      <text:p text:style-name="leg.Figuras"/>
      <text:p text:style-name="leg.Figuras"/>
      <text:p text:style-name="leg.Figuras"><text:soft-page-break/></text:p>
      <text:p text:style-name="leg.Figuras"/>
      <text:p text:style-name="leg.Figuras"><text:soft-page-break/></text:p>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61"><draw:image xlink:href="Pictures/10000000000001C0000002CFA439B9C9.jpg" xlink:type="simple" xlink:show="embed" xlink:actuate="onLoad"/></draw:frame><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tab/>Figura 45 – Diagrama de Sequencia: Inativar Família</text:p>
      <text:p text:style-name="leg.Figuras"><draw:frame draw:style-name="fr3" draw:name="figura44" text:anchor-type="paragraph" svg:width="11.853cm" svg:height="19.976cm" draw:z-index="51"><draw:image xlink:href="Pictures/10000000000001C0000002F3965378E7.jpg" xlink:type="simple" xlink:show="embed" xlink:actuate="onLoad"/></draw:frame><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8" text:anchor-type="paragraph" svg:width="11.748cm" svg:height="12.938cm" draw:z-index="55"><draw:image xlink:href="Pictures/10000000000001BC000001E9AFAAA7F1.jpg" xlink:type="simple" xlink:show="embed" xlink:actuate="onLoad"/></draw:frame><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58"><draw:image xlink:href="Pictures/10000000000002180000023F42C5E7B4.jpg" xlink:type="simple" xlink:show="embed" xlink:actuate="onLoad"/></draw:frame><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tab/>Figura 54 – Diagrama de Sequencia: Armazenar <text:span text:style-name="T32">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2">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66"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2" draw:name="figura59" text:anchor-type="paragraph" svg:width="16cm" svg:height="13.651cm" draw:z-index="71"><draw:image xlink:href="Pictures/1000000000000472000003CBD8B95A2B.jpg" xlink:type="simple" xlink:show="embed" xlink:actuate="onLoad"/></draw:frame><text:soft-page-break/><text:tab/>Figura 60 – DTR</text:p>
      <text:p text:style-name="P3"/>
      <text:p text:style-name="P3"/>
      <text:p text:style-name="P3"/>
      <text:p text:style-name="P3"/>
      <text:p text:style-name="P3"/>
      <text:p text:style-name="P3"/>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able:table-row>
          <table:table-cell table:style-name="Tabela38.A2" office:value-type="string">
            <text:p text:style-name="P2">endereco: varchar </text:p>
          </table:table-cell>
        </table:table-row>
        <text:soft-page-break/>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able:table-row>
          <table:table-cell table:style-name="Tabela38.A2" office:value-type="string">
            <text:p text:style-name="P2">vulnerabilidade: varchar</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able:table-row>
          <table:table-cell table:style-name="Tabela38.A2" office:value-type="string">
            <text:p text:style-name="P2">nomeVacinacao: varchar</text:p>
          </table:table-cell>
        </table:table-row>
        <text:soft-page-break/>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boolean</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able:table-row>
          <table:table-cell table:style-name="Tabela38.A2" office:value-type="string">
            <text:p text:style-name="P2">qualInstituicao: varchar </text:p>
          </table:table-cell>
        </table:table-row>
        <text:soft-page-break/>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30 – Complemento tabela Família do DTR</text:p>
      <text:h text:style-name="P174"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1">Prazos</text:p>
          </table:table-cell>
          <table:covered-table-cell/>
          <table:covered-table-cell/>
          <table:covered-table-cell/>
          <table:covered-table-cell/>
          <table:covered-table-cell/>
        </table:table-row>
        <table:table-row>
          <table:table-cell table:style-name="Tabela34.A2" office:value-type="string">
            <text:p text:style-name="P81"/>
          </table:table-cell>
          <table:table-cell table:style-name="Tabela34.B2" table:number-columns-spanned="2" office:value-type="string">
            <text:p text:style-name="P81">Previsto</text:p>
          </table:table-cell>
          <table:covered-table-cell/>
          <table:table-cell table:style-name="Tabela34.B2" table:number-columns-spanned="2" office:value-type="string">
            <text:p text:style-name="P81">Realizado</text:p>
          </table:table-cell>
          <table:covered-table-cell/>
          <table:table-cell table:style-name="Tabela34.F2" office:value-type="string">
            <text:p text:style-name="P81"/>
          </table:table-cell>
        </table:table-row>
        <table:table-row>
          <table:table-cell table:style-name="Tabela34.B2" office:value-type="string">
            <text:p text:style-name="P81">Atividade</text:p>
          </table:table-cell>
          <table:table-cell table:style-name="Tabela34.B2" office:value-type="string">
            <text:p text:style-name="P81">Início</text:p>
          </table:table-cell>
          <table:table-cell table:style-name="Tabela34.B2" office:value-type="string">
            <text:p text:style-name="P81">Término</text:p>
          </table:table-cell>
          <table:table-cell table:style-name="Tabela34.B2" office:value-type="string">
            <text:p text:style-name="P81">Início</text:p>
          </table:table-cell>
          <table:table-cell table:style-name="Tabela34.B2" office:value-type="string">
            <text:p text:style-name="P81">Término</text:p>
          </table:table-cell>
          <table:table-cell table:style-name="Tabela34.F3" office:value-type="string">
            <text:p text:style-name="P81">Diferença</text:p>
          </table:table-cell>
        </table:table-row>
        <table:table-row>
          <table:table-cell table:style-name="Tabela34.A2" office:value-type="string">
            <text:p text:style-name="P95">Levantamento preliminar de requisitos</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F2" office:value-type="string">
            <text:p text:style-name="P95">Em dia</text:p>
          </table:table-cell>
        </table:table-row>
        <table:table-row>
          <table:table-cell table:style-name="Tabela34.A2" office:value-type="string">
            <text:p text:style-name="P95">Especificação de requisitos</text:p>
          </table:table-cell>
          <table:table-cell table:style-name="Tabela34.A2" office:value-type="string">
            <text:p text:style-name="P95">15/02/2011</text:p>
          </table:table-cell>
          <table:table-cell table:style-name="Tabela34.A2" office:value-type="string">
            <text:p text:style-name="P95">16/02/2011</text:p>
          </table:table-cell>
          <table:table-cell table:style-name="Tabela34.A2" office:value-type="string">
            <text:p text:style-name="P95">15/02/2011</text:p>
          </table:table-cell>
          <table:table-cell table:style-name="Tabela34.A2" office:value-type="string">
            <text:p text:style-name="P95">16/02/2011</text:p>
          </table:table-cell>
          <table:table-cell table:style-name="Tabela34.F2" office:value-type="string">
            <text:p text:style-name="P95">Em dia</text:p>
          </table:table-cell>
        </table:table-row>
        <table:table-row>
          <table:table-cell table:style-name="Tabela34.A2" office:value-type="string">
            <text:p text:style-name="P95">Escopo</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F2" office:value-type="string">
            <text:p text:style-name="P95">Em dia</text:p>
          </table:table-cell>
        </table:table-row>
        <table:table-row>
          <table:table-cell table:style-name="Tabela34.A2" office:value-type="string">
            <text:p text:style-name="P95">Plano processo de desenvolvimento</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F2" office:value-type="string">
            <text:p text:style-name="P95">Em dia</text:p>
          </table:table-cell>
        </table:table-row>
        <table:table-row>
          <table:table-cell table:style-name="Tabela34.A2" office:value-type="string">
            <text:p text:style-name="P95">Estrutura analítica</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F2" office:value-type="string">
            <text:p text:style-name="P95">Em dia</text:p>
          </table:table-cell>
        </table:table-row>
        <text:soft-page-break/>
        <table:table-row>
          <table:table-cell table:style-name="Tabela34.A2" office:value-type="string">
            <text:p text:style-name="P95">Estimativas</text:p>
          </table:table-cell>
          <table:table-cell table:style-name="Tabela34.A2" office:value-type="string">
            <text:p text:style-name="P95">22/02/2011</text:p>
          </table:table-cell>
          <table:table-cell table:style-name="Tabela34.A2" office:value-type="string">
            <text:p text:style-name="P95">23/02/2011</text:p>
          </table:table-cell>
          <table:table-cell table:style-name="Tabela34.A2" office:value-type="string">
            <text:p text:style-name="P95">22/02/2011</text:p>
          </table:table-cell>
          <table:table-cell table:style-name="Tabela34.A2" office:value-type="string">
            <text:p text:style-name="P95">23/02/2011</text:p>
          </table:table-cell>
          <table:table-cell table:style-name="Tabela34.F2" office:value-type="string">
            <text:p text:style-name="P95">Em dia</text:p>
          </table:table-cell>
        </table:table-row>
        <table:table-row>
          <table:table-cell table:style-name="Tabela34.A2" office:value-type="string">
            <text:p text:style-name="P95">Plano organização</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F2" office:value-type="string">
            <text:p text:style-name="P95">Em dia</text:p>
          </table:table-cell>
        </table:table-row>
        <table:table-row>
          <table:table-cell table:style-name="Tabela34.A2" office:value-type="string">
            <text:p text:style-name="P95">Monitoramento e controle</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F2" office:value-type="string">
            <text:p text:style-name="P95">Em dia</text:p>
          </table:table-cell>
        </table:table-row>
        <table:table-row>
          <table:table-cell table:style-name="Tabela34.A2" office:value-type="string">
            <text:p text:style-name="P95">Cronograma</text:p>
          </table:table-cell>
          <table:table-cell table:style-name="Tabela34.A2" office:value-type="string">
            <text:p text:style-name="P95">28/02/2011</text:p>
          </table:table-cell>
          <table:table-cell table:style-name="Tabela34.A2" office:value-type="string">
            <text:p text:style-name="P95">02/03/2011</text:p>
          </table:table-cell>
          <table:table-cell table:style-name="Tabela34.A2" office:value-type="string">
            <text:p text:style-name="P95">02/03/2011</text:p>
          </table:table-cell>
          <table:table-cell table:style-name="Tabela34.A2" office:value-type="string">
            <text:p text:style-name="P95">28/02/2011</text:p>
          </table:table-cell>
          <table:table-cell table:style-name="Tabela34.F2" office:value-type="string">
            <text:p text:style-name="P95">Em dia</text:p>
          </table:table-cell>
        </table:table-row>
        <table:table-row>
          <table:table-cell table:style-name="Tabela34.A2" office:value-type="string">
            <text:p text:style-name="P95">Recursos humanos</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F2" office:value-type="string">
            <text:p text:style-name="P95">Em dia</text:p>
          </table:table-cell>
        </table:table-row>
        <table:table-row>
          <table:table-cell table:style-name="Tabela34.A2" office:value-type="string">
            <text:p text:style-name="P95">Recursos gerais</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F2" office:value-type="string">
            <text:p text:style-name="P95">Em dia</text:p>
          </table:table-cell>
        </table:table-row>
        <table:table-row>
          <table:table-cell table:style-name="Tabela34.A2" office:value-type="string">
            <text:p text:style-name="P95">Plano de custo</text:p>
          </table:table-cell>
          <table:table-cell table:style-name="Tabela34.A2" office:value-type="string">
            <text:p text:style-name="P95">07/03/2011</text:p>
          </table:table-cell>
          <table:table-cell table:style-name="Tabela34.A2" office:value-type="string">
            <text:p text:style-name="P95">08/03/2011</text:p>
          </table:table-cell>
          <table:table-cell table:style-name="Tabela34.A2" office:value-type="string">
            <text:p text:style-name="P95">07/03/2011</text:p>
          </table:table-cell>
          <table:table-cell table:style-name="Tabela34.A2" office:value-type="string">
            <text:p text:style-name="P95">08/03/2011</text:p>
          </table:table-cell>
          <table:table-cell table:style-name="Tabela34.F2" office:value-type="string">
            <text:p text:style-name="P95">Em dia</text:p>
          </table:table-cell>
        </table:table-row>
        <table:table-row>
          <table:table-cell table:style-name="Tabela34.A2" office:value-type="string">
            <text:p text:style-name="P95">Plano de teste</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F2" office:value-type="string">
            <text:p text:style-name="P95">Em dia</text:p>
          </table:table-cell>
        </table:table-row>
        <table:table-row>
          <table:table-cell table:style-name="Tabela34.A2" office:value-type="string">
            <text:p text:style-name="P95">Plano de treinamento</text:p>
          </table:table-cell>
          <table:table-cell table:style-name="Tabela34.A2" office:value-type="string">
            <text:p text:style-name="P95">10/03/2011</text:p>
          </table:table-cell>
          <table:table-cell table:style-name="Tabela34.A2" office:value-type="string">
            <text:p text:style-name="P95">11/03/2011</text:p>
          </table:table-cell>
          <table:table-cell table:style-name="Tabela34.A2" office:value-type="string">
            <text:p text:style-name="P95">10/03/2011</text:p>
          </table:table-cell>
          <table:table-cell table:style-name="Tabela34.A2" office:value-type="string">
            <text:p text:style-name="P95">11/03/2011</text:p>
          </table:table-cell>
          <table:table-cell table:style-name="Tabela34.F2" office:value-type="string">
            <text:p text:style-name="P95">Em dia</text:p>
          </table:table-cell>
        </table:table-row>
        <table:table-row>
          <table:table-cell table:style-name="Tabela34.A2" office:value-type="string">
            <text:p text:style-name="P95">Plano de implantação</text:p>
          </table:table-cell>
          <table:table-cell table:style-name="Tabela34.A2" office:value-type="string">
            <text:p text:style-name="P95">14/03/2011</text:p>
          </table:table-cell>
          <table:table-cell table:style-name="Tabela34.A2" office:value-type="string">
            <text:p text:style-name="P95">15/03/2011</text:p>
          </table:table-cell>
          <table:table-cell table:style-name="Tabela34.A2" office:value-type="string">
            <text:p text:style-name="P95">14/03/2011</text:p>
          </table:table-cell>
          <table:table-cell table:style-name="Tabela34.A2" office:value-type="string">
            <text:p text:style-name="P95">15/03/2011</text:p>
          </table:table-cell>
          <table:table-cell table:style-name="Tabela34.F2" office:value-type="string">
            <text:p text:style-name="P95">Em dia</text:p>
          </table:table-cell>
        </table:table-row>
        <table:table-row>
          <table:table-cell table:style-name="Tabela34.A2" office:value-type="string">
            <text:p text:style-name="P95">Especificação de requisitos</text:p>
          </table:table-cell>
          <table:table-cell table:style-name="Tabela34.A2" office:value-type="string">
            <text:p text:style-name="P95">16/03/2011</text:p>
          </table:table-cell>
          <table:table-cell table:style-name="Tabela34.A2" office:value-type="string">
            <text:p text:style-name="P95">18/03/2011</text:p>
          </table:table-cell>
          <table:table-cell table:style-name="Tabela34.A2" office:value-type="string">
            <text:p text:style-name="P95">16/03/2011</text:p>
          </table:table-cell>
          <table:table-cell table:style-name="Tabela34.A2" office:value-type="string">
            <text:p text:style-name="P95">23/04/2011</text:p>
          </table:table-cell>
          <table:table-cell table:style-name="Tabela34.F2" office:value-type="string">
            <text:p text:style-name="P95">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20"><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1">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8">Recurso</text:p>
          </table:table-cell>
          <table:table-cell table:style-name="Tabela35.A1" office:value-type="string">
            <text:p text:style-name="P88">Previsto até 18/03/11 em R$</text:p>
          </table:table-cell>
          <table:table-cell table:style-name="Tabela35.A1" office:value-type="string">
            <text:p text:style-name="P88">Realizado até 23/ 03/11 em R$</text:p>
          </table:table-cell>
          <table:table-cell table:style-name="Tabela35.D1" office:value-type="string">
            <text:p text:style-name="P88">Observações</text:p>
          </table:table-cell>
        </table:table-row>
        <table:table-row>
          <table:table-cell table:style-name="Tabela35.A2" office:value-type="string">
            <text:p text:style-name="P100">Software</text:p>
          </table:table-cell>
          <table:table-cell table:style-name="Tabela35.A2" office:value-type="string">
            <text:p text:style-name="P101">16,50</text:p>
          </table:table-cell>
          <table:table-cell table:style-name="Tabela35.A2" office:value-type="string">
            <text:p text:style-name="P101">16,50</text:p>
          </table:table-cell>
          <table:table-cell table:style-name="Tabela35.D2" office:value-type="string">
            <text:p text:style-name="P101">Não houve alterações pois o valor do item se mantem a partir da data início</text:p>
          </table:table-cell>
        </table:table-row>
        <table:table-row>
          <table:table-cell table:style-name="Tabela35.A2" office:value-type="string">
            <text:p text:style-name="P100">Hardware</text:p>
          </table:table-cell>
          <table:table-cell table:style-name="Tabela35.A2" office:value-type="string">
            <text:p text:style-name="P101">132,50</text:p>
          </table:table-cell>
          <table:table-cell table:style-name="Tabela35.A2" office:value-type="string">
            <text:p text:style-name="P101">132,50</text:p>
          </table:table-cell>
          <table:table-cell table:style-name="Tabela35.D2" office:value-type="string">
            <text:p text:style-name="P101">Não houve alterações pois o <text:soft-page-break/>valor do item se mantem a partir da data início</text:p>
          </table:table-cell>
        </table:table-row>
        <table:table-row>
          <table:table-cell table:style-name="Tabela35.A2" office:value-type="string">
            <text:p text:style-name="P100">Mão de Obra</text:p>
          </table:table-cell>
          <table:table-cell table:style-name="Tabela35.A2" office:value-type="string">
            <text:p text:style-name="P101">560,00</text:p>
          </table:table-cell>
          <table:table-cell table:style-name="Tabela35.A2" office:value-type="string">
            <text:p text:style-name="P101">780,00</text:p>
          </table:table-cell>
          <table:table-cell table:style-name="Tabela35.D2" office:value-type="string">
            <text:p text:style-name="P101">Aumento do resultado obtido do cálculo de 2 Gerentes e 2 Analistas</text:p>
          </table:table-cell>
        </table:table-row>
        <table:table-row>
          <table:table-cell table:style-name="Tabela35.A2" office:value-type="string">
            <text:p text:style-name="P100">Despesas Gerais</text:p>
          </table:table-cell>
          <table:table-cell table:style-name="Tabela35.A2" office:value-type="string">
            <text:p text:style-name="P101">401,94</text:p>
          </table:table-cell>
          <table:table-cell table:style-name="Tabela35.A2" office:value-type="string">
            <text:p text:style-name="P101">474,12</text:p>
          </table:table-cell>
          <table:table-cell table:style-name="Tabela35.D2" office:value-type="string">
            <text:p text:style-name="P101">Aumento do resultado obtido pelo aumento dos meses trabalhados</text:p>
          </table:table-cell>
        </table:table-row>
        <table:table-row>
          <table:table-cell table:style-name="Tabela35.A2" office:value-type="string">
            <text:p text:style-name="P102">TOTAL</text:p>
          </table:table-cell>
          <table:table-cell table:style-name="Tabela35.A2" office:value-type="string">
            <text:p text:style-name="P102">R$ 1.110,94</text:p>
          </table:table-cell>
          <table:table-cell table:style-name="Tabela35.A2" office:value-type="string">
            <text:p text:style-name="P102">R$ 1.403,12</text:p>
          </table:table-cell>
          <table:table-cell table:style-name="Tabela35.D2" office:value-type="string">
            <text:p text:style-name="P102"/>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1">Prazos</text:p>
          </table:table-cell>
          <table:covered-table-cell/>
          <table:covered-table-cell/>
          <table:covered-table-cell/>
          <table:covered-table-cell/>
          <table:covered-table-cell/>
        </table:table-row>
        <table:table-row>
          <table:table-cell table:style-name="Tabela36.A2" office:value-type="string">
            <text:p text:style-name="P81"/>
          </table:table-cell>
          <table:table-cell table:style-name="Tabela36.B2" table:number-columns-spanned="2" office:value-type="string">
            <text:p text:style-name="P81">Previsto</text:p>
          </table:table-cell>
          <table:covered-table-cell/>
          <table:table-cell table:style-name="Tabela36.B2" table:number-columns-spanned="2" office:value-type="string">
            <text:p text:style-name="P81">Realizado</text:p>
          </table:table-cell>
          <table:covered-table-cell/>
          <table:table-cell table:style-name="Tabela36.F2" office:value-type="string">
            <text:p text:style-name="P81"/>
          </table:table-cell>
        </table:table-row>
        <table:table-row>
          <table:table-cell table:style-name="Tabela36.B2" office:value-type="string">
            <text:p text:style-name="P81">Atividade</text:p>
          </table:table-cell>
          <table:table-cell table:style-name="Tabela36.B2" office:value-type="string">
            <text:p text:style-name="P81">Início</text:p>
          </table:table-cell>
          <table:table-cell table:style-name="Tabela36.B2" office:value-type="string">
            <text:p text:style-name="P81">Término</text:p>
          </table:table-cell>
          <table:table-cell table:style-name="Tabela36.B2" office:value-type="string">
            <text:p text:style-name="P81">Início</text:p>
          </table:table-cell>
          <table:table-cell table:style-name="Tabela36.B2" office:value-type="string">
            <text:p text:style-name="P81">Término</text:p>
          </table:table-cell>
          <table:table-cell table:style-name="Tabela36.F3" office:value-type="string">
            <text:p text:style-name="P81">Diferença</text:p>
          </table:table-cell>
        </table:table-row>
        <table:table-row>
          <table:table-cell table:style-name="Tabela36.A2" office:value-type="string">
            <text:p text:style-name="P95">Levantamento preliminar de requisitos</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F2" office:value-type="string">
            <text:p text:style-name="P95">Em dia</text:p>
          </table:table-cell>
        </table:table-row>
        <table:table-row>
          <table:table-cell table:style-name="Tabela36.A2" office:value-type="string">
            <text:p text:style-name="P95">Especificação de requisitos</text:p>
          </table:table-cell>
          <table:table-cell table:style-name="Tabela36.A2" office:value-type="string">
            <text:p text:style-name="P95">15/02/2011</text:p>
          </table:table-cell>
          <table:table-cell table:style-name="Tabela36.A2" office:value-type="string">
            <text:p text:style-name="P95">16/02/2011</text:p>
          </table:table-cell>
          <table:table-cell table:style-name="Tabela36.A2" office:value-type="string">
            <text:p text:style-name="P95">15/02/2011</text:p>
          </table:table-cell>
          <table:table-cell table:style-name="Tabela36.A2" office:value-type="string">
            <text:p text:style-name="P95">16/02/2011</text:p>
          </table:table-cell>
          <table:table-cell table:style-name="Tabela36.F2" office:value-type="string">
            <text:p text:style-name="P95">Em dia</text:p>
          </table:table-cell>
        </table:table-row>
        <table:table-row>
          <table:table-cell table:style-name="Tabela36.A2" office:value-type="string">
            <text:p text:style-name="P95">Escopo</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F2" office:value-type="string">
            <text:p text:style-name="P95">Em dia</text:p>
          </table:table-cell>
        </table:table-row>
        <table:table-row>
          <table:table-cell table:style-name="Tabela36.A2" office:value-type="string">
            <text:p text:style-name="P95">Plano processo de desenvolvimento</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F2" office:value-type="string">
            <text:p text:style-name="P95">Em dia</text:p>
          </table:table-cell>
        </table:table-row>
        <table:table-row>
          <table:table-cell table:style-name="Tabela36.A2" office:value-type="string">
            <text:p text:style-name="P95">Estrutura analítica</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F2" office:value-type="string">
            <text:p text:style-name="P95">Em dia</text:p>
          </table:table-cell>
        </table:table-row>
        <table:table-row>
          <table:table-cell table:style-name="Tabela36.A2" office:value-type="string">
            <text:p text:style-name="P95">Estimativas</text:p>
          </table:table-cell>
          <table:table-cell table:style-name="Tabela36.A2" office:value-type="string">
            <text:p text:style-name="P95">22/02/2011</text:p>
          </table:table-cell>
          <table:table-cell table:style-name="Tabela36.A2" office:value-type="string">
            <text:p text:style-name="P95">23/02/2011</text:p>
          </table:table-cell>
          <table:table-cell table:style-name="Tabela36.A2" office:value-type="string">
            <text:p text:style-name="P95">22/02/2011</text:p>
          </table:table-cell>
          <table:table-cell table:style-name="Tabela36.A2" office:value-type="string">
            <text:p text:style-name="P95">23/02/2011</text:p>
          </table:table-cell>
          <table:table-cell table:style-name="Tabela36.F2" office:value-type="string">
            <text:p text:style-name="P95">Em dia</text:p>
          </table:table-cell>
        </table:table-row>
        <table:table-row>
          <table:table-cell table:style-name="Tabela36.A2" office:value-type="string">
            <text:p text:style-name="P95">Plano organização</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F2" office:value-type="string">
            <text:p text:style-name="P95">Em dia</text:p>
          </table:table-cell>
        </table:table-row>
        <table:table-row>
          <table:table-cell table:style-name="Tabela36.A2" office:value-type="string">
            <text:p text:style-name="P95">Monitoramento e controle</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F2" office:value-type="string">
            <text:p text:style-name="P95">Em dia</text:p>
          </table:table-cell>
        </table:table-row>
        <table:table-row>
          <table:table-cell table:style-name="Tabela36.A2" office:value-type="string">
            <text:p text:style-name="P95">Cronograma</text:p>
          </table:table-cell>
          <table:table-cell table:style-name="Tabela36.A2" office:value-type="string">
            <text:p text:style-name="P95">28/02/2011</text:p>
          </table:table-cell>
          <table:table-cell table:style-name="Tabela36.A2" office:value-type="string">
            <text:p text:style-name="P95">02/03/2011</text:p>
          </table:table-cell>
          <table:table-cell table:style-name="Tabela36.A2" office:value-type="string">
            <text:p text:style-name="P95">02/03/2011</text:p>
          </table:table-cell>
          <table:table-cell table:style-name="Tabela36.A2" office:value-type="string">
            <text:p text:style-name="P95">28/02/2011</text:p>
          </table:table-cell>
          <table:table-cell table:style-name="Tabela36.F2" office:value-type="string">
            <text:p text:style-name="P95">Em dia</text:p>
          </table:table-cell>
        </table:table-row>
        <table:table-row>
          <table:table-cell table:style-name="Tabela36.A2" office:value-type="string">
            <text:p text:style-name="P95">Recursos humanos</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F2" office:value-type="string">
            <text:p text:style-name="P95">Em dia</text:p>
          </table:table-cell>
        </table:table-row>
        <table:table-row>
          <table:table-cell table:style-name="Tabela36.A2" office:value-type="string">
            <text:p text:style-name="P95">Recursos gerais</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F2" office:value-type="string">
            <text:p text:style-name="P95">Em dia</text:p>
          </table:table-cell>
        </table:table-row>
        <table:table-row>
          <table:table-cell table:style-name="Tabela36.A2" office:value-type="string">
            <text:p text:style-name="P95">Plano de custo</text:p>
          </table:table-cell>
          <table:table-cell table:style-name="Tabela36.A2" office:value-type="string">
            <text:p text:style-name="P95">07/03/2011</text:p>
          </table:table-cell>
          <table:table-cell table:style-name="Tabela36.A2" office:value-type="string">
            <text:p text:style-name="P95">08/03/2011</text:p>
          </table:table-cell>
          <table:table-cell table:style-name="Tabela36.A2" office:value-type="string">
            <text:p text:style-name="P95">07/03/2011</text:p>
          </table:table-cell>
          <table:table-cell table:style-name="Tabela36.A2" office:value-type="string">
            <text:p text:style-name="P95">08/03/2011</text:p>
          </table:table-cell>
          <table:table-cell table:style-name="Tabela36.F2" office:value-type="string">
            <text:p text:style-name="P95">Em dia</text:p>
          </table:table-cell>
        </table:table-row>
        <table:table-row>
          <table:table-cell table:style-name="Tabela36.A2" office:value-type="string">
            <text:p text:style-name="P95">Plano de teste</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F2" office:value-type="string">
            <text:p text:style-name="P95">Em dia</text:p>
          </table:table-cell>
        </table:table-row>
        <table:table-row>
          <table:table-cell table:style-name="Tabela36.A2" office:value-type="string">
            <text:p text:style-name="P95">Plano de treinamento</text:p>
          </table:table-cell>
          <table:table-cell table:style-name="Tabela36.A2" office:value-type="string">
            <text:p text:style-name="P95">10/03/2011</text:p>
          </table:table-cell>
          <table:table-cell table:style-name="Tabela36.A2" office:value-type="string">
            <text:p text:style-name="P95">11/03/2011</text:p>
          </table:table-cell>
          <table:table-cell table:style-name="Tabela36.A2" office:value-type="string">
            <text:p text:style-name="P95">10/03/2011</text:p>
          </table:table-cell>
          <table:table-cell table:style-name="Tabela36.A2" office:value-type="string">
            <text:p text:style-name="P95">11/03/2011</text:p>
          </table:table-cell>
          <table:table-cell table:style-name="Tabela36.F2" office:value-type="string">
            <text:p text:style-name="P95">Em dia</text:p>
          </table:table-cell>
        </table:table-row>
        <table:table-row>
          <table:table-cell table:style-name="Tabela36.A2" office:value-type="string">
            <text:p text:style-name="P95">Plano de implantação</text:p>
          </table:table-cell>
          <table:table-cell table:style-name="Tabela36.A2" office:value-type="string">
            <text:p text:style-name="P95">14/03/2011</text:p>
          </table:table-cell>
          <table:table-cell table:style-name="Tabela36.A2" office:value-type="string">
            <text:p text:style-name="P95">15/03/2011</text:p>
          </table:table-cell>
          <table:table-cell table:style-name="Tabela36.A2" office:value-type="string">
            <text:p text:style-name="P95">14/03/2011</text:p>
          </table:table-cell>
          <table:table-cell table:style-name="Tabela36.A2" office:value-type="string">
            <text:p text:style-name="P95">15/03/2011</text:p>
          </table:table-cell>
          <table:table-cell table:style-name="Tabela36.F2" office:value-type="string">
            <text:p text:style-name="P95">Em dia</text:p>
          </table:table-cell>
        </table:table-row>
        <table:table-row>
          <table:table-cell table:style-name="Tabela36.A2" office:value-type="string">
            <text:p text:style-name="P95">Especificação de requisitos</text:p>
          </table:table-cell>
          <table:table-cell table:style-name="Tabela36.A2" office:value-type="string">
            <text:p text:style-name="P95">16/03/2011</text:p>
          </table:table-cell>
          <table:table-cell table:style-name="Tabela36.A2" office:value-type="string">
            <text:p text:style-name="P95">18/03/2011</text:p>
          </table:table-cell>
          <table:table-cell table:style-name="Tabela36.A2" office:value-type="string">
            <text:p text:style-name="P95">16/03/2011</text:p>
          </table:table-cell>
          <table:table-cell table:style-name="Tabela36.A2" office:value-type="string">
            <text:p text:style-name="P95">23/04/2011</text:p>
          </table:table-cell>
          <table:table-cell table:style-name="Tabela36.F2" office:value-type="string">
            <text:p text:style-name="P95">Atraso de 35 dias</text:p>
          </table:table-cell>
        </table:table-row>
        <table:table-row>
          <table:table-cell table:style-name="Tabela36.A2" office:value-type="string">
            <text:p text:style-name="P95">Diagrama de classe</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16/05/2011</text:p>
          </table:table-cell>
          <table:table-cell table:style-name="Tabela36.A2" office:value-type="string">
            <text:p text:style-name="P95">27/05/2011</text:p>
          </table:table-cell>
          <table:table-cell table:style-name="Tabela36.F2" office:value-type="string">
            <text:p text:style-name="P95">Em dia</text:p>
          </table:table-cell>
        </table:table-row>
        <table:table-row>
          <table:table-cell table:style-name="Tabela36.A2" office:value-type="string">
            <text:p text:style-name="P95">Diagrama de sequência</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03/05/2011</text:p>
          </table:table-cell>
          <table:table-cell table:style-name="Tabela36.A2" office:value-type="string">
            <text:p text:style-name="P95">20/05/2011</text:p>
          </table:table-cell>
          <table:table-cell table:style-name="Tabela36.F2" office:value-type="string">
            <text:p text:style-name="P95">Em dia</text:p>
          </table:table-cell>
        </table:table-row>
        <table:table-row>
          <table:table-cell table:style-name="Tabela36.A2" office:value-type="string">
            <text:p text:style-name="P95">DTR</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09/05/2011</text:p>
          </table:table-cell>
          <table:table-cell table:style-name="Tabela36.A2" office:value-type="string">
            <text:p text:style-name="P95">15/05/2011</text:p>
          </table:table-cell>
          <table:table-cell table:style-name="Tabela36.F2" office:value-type="string">
            <text:p text:style-name="P95">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1">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1">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8">Recurso</text:p>
          </table:table-cell>
          <table:table-cell table:style-name="Tabela37.A1" office:value-type="string">
            <text:p text:style-name="P88">Previsto até 03/06/11 em R$</text:p>
          </table:table-cell>
          <table:table-cell table:style-name="Tabela37.A1" office:value-type="string">
            <text:p text:style-name="P88">Realizado até 15/ 05/11 em R$</text:p>
          </table:table-cell>
          <table:table-cell table:style-name="Tabela37.D1" office:value-type="string">
            <text:p text:style-name="P88">Observações</text:p>
          </table:table-cell>
        </table:table-row>
        <table:table-row>
          <table:table-cell table:style-name="Tabela37.A2" office:value-type="string">
            <text:p text:style-name="P100">Software</text:p>
          </table:table-cell>
          <table:table-cell table:style-name="Tabela37.A2" office:value-type="string">
            <text:p text:style-name="P101">16,50</text:p>
          </table:table-cell>
          <table:table-cell table:style-name="Tabela37.A2" office:value-type="string">
            <text:p text:style-name="P101">16,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Hardware</text:p>
          </table:table-cell>
          <table:table-cell table:style-name="Tabela37.A2" office:value-type="string">
            <text:p text:style-name="P101">132,50</text:p>
          </table:table-cell>
          <table:table-cell table:style-name="Tabela37.A2" office:value-type="string">
            <text:p text:style-name="P101">132,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Mão de Obra</text:p>
          </table:table-cell>
          <table:table-cell table:style-name="Tabela37.A2" office:value-type="string">
            <text:p text:style-name="P101">3.060,00</text:p>
          </table:table-cell>
          <table:table-cell table:style-name="Tabela37.A2" office:value-type="string">
            <text:p text:style-name="P101">1.800,00</text:p>
          </table:table-cell>
          <table:table-cell table:style-name="Tabela37.D2" office:value-type="string">
            <text:p text:style-name="P101">Redução do resultado obtido do cálculo de 2 Gerentes e 2 Analistas</text:p>
          </table:table-cell>
        </table:table-row>
        <table:table-row>
          <table:table-cell table:style-name="Tabela37.A2" office:value-type="string">
            <text:p text:style-name="P100">Despesas Gerais</text:p>
          </table:table-cell>
          <table:table-cell table:style-name="Tabela37.A2" office:value-type="string">
            <text:p text:style-name="P101">1.867,59</text:p>
          </table:table-cell>
          <table:table-cell table:style-name="Tabela37.A2" office:value-type="string">
            <text:p text:style-name="P101">1.109,70</text:p>
          </table:table-cell>
          <table:table-cell table:style-name="Tabela37.D2" office:value-type="string">
            <text:p text:style-name="P101">Redução do resultado obtido pela diminuição nos meses trabalhados</text:p>
          </table:table-cell>
        </table:table-row>
        <table:table-row>
          <table:table-cell table:style-name="Tabela37.A2" office:value-type="string">
            <text:p text:style-name="P102">TOTAL</text:p>
          </table:table-cell>
          <table:table-cell table:style-name="Tabela37.A2" office:value-type="string">
            <text:p text:style-name="P102">R$ 5.076,59</text:p>
          </table:table-cell>
          <table:table-cell table:style-name="Tabela37.A2" office:value-type="string">
            <text:p text:style-name="P102">R$ 3.058,70</text:p>
          </table:table-cell>
          <table:table-cell table:style-name="Tabela37.D2" office:value-type="string">
            <text:p text:style-name="P102"/>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71"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75"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75"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6"><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7">Campos(TD)</text:p>
            <text:p text:style-name="P87">Arquivos(AR)</text:p>
          </table:table-cell>
          <table:table-cell table:style-name="Tabela19.A2" office:value-type="string">
            <text:p text:style-name="P87">1 a 5 itens de arquivos referenciados</text:p>
          </table:table-cell>
          <table:table-cell table:style-name="Tabela19.A2" office:value-type="string">
            <text:p text:style-name="P87">6 a 19 itens de arquivos referenciados</text:p>
          </table:table-cell>
          <table:table-cell table:style-name="Tabela19.D2" office:value-type="string">
            <text:p text:style-name="P87">10 ou mais itens de arquivos referenciados</text:p>
          </table:table-cell>
        </table:table-row>
        <table:table-row>
          <table:table-cell table:style-name="Tabela19.A2" office:value-type="string">
            <text:p text:style-name="P87">0 ou 1 tipo de arquivos referenciado</text:p>
          </table:table-cell>
          <table:table-cell table:style-name="Tabela19.A2" office:value-type="string">
            <text:p text:style-name="P88">Simples</text:p>
          </table:table-cell>
          <table:table-cell table:style-name="Tabela19.A2" office:value-type="string">
            <text:p text:style-name="P88">Simples</text:p>
          </table:table-cell>
          <table:table-cell table:style-name="Tabela19.D2" office:value-type="string">
            <text:p text:style-name="P88">Médio</text:p>
          </table:table-cell>
        </table:table-row>
        <table:table-row>
          <table:table-cell table:style-name="Tabela19.A2" office:value-type="string">
            <text:p text:style-name="P87">2 ou 3 tipos de arquivos referenciados</text:p>
          </table:table-cell>
          <table:table-cell table:style-name="Tabela19.A2" office:value-type="string">
            <text:p text:style-name="P88">Simples</text:p>
          </table:table-cell>
          <table:table-cell table:style-name="Tabela19.A2" office:value-type="string">
            <text:p text:style-name="P88">Médio</text:p>
          </table:table-cell>
          <table:table-cell table:style-name="Tabela19.D2" office:value-type="string">
            <text:p text:style-name="P88">Complexo</text:p>
          </table:table-cell>
        </table:table-row>
        <table:table-row>
          <table:table-cell table:style-name="Tabela19.A2" office:value-type="string">
            <text:p text:style-name="P87">4 ou mais tipos de arquivos referenciados </text:p>
          </table:table-cell>
          <table:table-cell table:style-name="Tabela19.A2" office:value-type="string">
            <text:p text:style-name="P88">Médio</text:p>
          </table:table-cell>
          <table:table-cell table:style-name="Tabela19.A2" office:value-type="string">
            <text:p text:style-name="P88">Complexo</text:p>
          </table:table-cell>
          <table:table-cell table:style-name="Tabela19.D2" office:value-type="string">
            <text:p text:style-name="P88">Complexo</text:p>
          </table:table-cell>
        </table:table-row>
      </table:table>
      <text:p text:style-name="P115"><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7">Campos(TD)</text:p>
            <text:p text:style-name="P87">Registros(TR)</text:p>
          </table:table-cell>
          <table:table-cell table:style-name="Tabela20.A2" office:value-type="string">
            <text:p text:style-name="P87">1 a 19 itens de arquivos referenciados</text:p>
          </table:table-cell>
          <table:table-cell table:style-name="Tabela20.A2" office:value-type="string">
            <text:p text:style-name="P87">20 a 50 itens de arquivos referenciados</text:p>
          </table:table-cell>
          <table:table-cell table:style-name="Tabela20.D2" office:value-type="string">
            <text:p text:style-name="P87">51 ou mais itens de arquivos referenciados</text:p>
          </table:table-cell>
        </table:table-row>
        <table:table-row>
          <table:table-cell table:style-name="Tabela20.A2" office:value-type="string">
            <text:p text:style-name="P87">1 tipo de registro lógico</text:p>
          </table:table-cell>
          <table:table-cell table:style-name="Tabela20.A2" office:value-type="string">
            <text:p text:style-name="P88">Simples</text:p>
          </table:table-cell>
          <table:table-cell table:style-name="Tabela20.A2" office:value-type="string">
            <text:p text:style-name="P88">Simples</text:p>
          </table:table-cell>
          <table:table-cell table:style-name="Tabela20.D2" office:value-type="string">
            <text:p text:style-name="P88">Médio</text:p>
          </table:table-cell>
        </table:table-row>
        <table:table-row>
          <table:table-cell table:style-name="Tabela20.A2" office:value-type="string">
            <text:p text:style-name="P87">2 a 5 tipos de <text:soft-page-break/>registros lógicos</text:p>
          </table:table-cell>
          <table:table-cell table:style-name="Tabela20.A2" office:value-type="string">
            <text:p text:style-name="P88">Simples</text:p>
          </table:table-cell>
          <table:table-cell table:style-name="Tabela20.A2" office:value-type="string">
            <text:p text:style-name="P88">Médio</text:p>
          </table:table-cell>
          <table:table-cell table:style-name="Tabela20.D2" office:value-type="string">
            <text:p text:style-name="P88">Complexo</text:p>
          </table:table-cell>
        </table:table-row>
        <table:table-row>
          <table:table-cell table:style-name="Tabela20.A2" office:value-type="string">
            <text:p text:style-name="P87">6 ou mais tipos de registros lógicos</text:p>
          </table:table-cell>
          <table:table-cell table:style-name="Tabela20.A2" office:value-type="string">
            <text:p text:style-name="P88">Médio</text:p>
          </table:table-cell>
          <table:table-cell table:style-name="Tabela20.A2" office:value-type="string">
            <text:p text:style-name="P88">Complexo</text:p>
          </table:table-cell>
          <table:table-cell table:style-name="Tabela20.D2" office:value-type="string">
            <text:p text:style-name="P88">Complexo</text:p>
          </table:table-cell>
        </table:table-row>
      </table:table>
      <text:p text:style-name="P115"><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7">Campos(TD)</text:p>
            <text:p text:style-name="P87">Registros(TR)</text:p>
          </table:table-cell>
          <table:table-cell table:style-name="Tabela15.A2" office:value-type="string">
            <text:p text:style-name="P87">1 a 19 itens de arquivos referenciados</text:p>
          </table:table-cell>
          <table:table-cell table:style-name="Tabela15.A2" office:value-type="string">
            <text:p text:style-name="P87">20 a 50 itens de arquivos referenciados</text:p>
          </table:table-cell>
          <table:table-cell table:style-name="Tabela15.D2" office:value-type="string">
            <text:p text:style-name="P87">51 ou mais itens de arquivos referenciados</text:p>
          </table:table-cell>
        </table:table-row>
        <table:table-row>
          <table:table-cell table:style-name="Tabela15.A2" office:value-type="string">
            <text:p text:style-name="P87">1 tipo de registro lógico</text:p>
          </table:table-cell>
          <table:table-cell table:style-name="Tabela15.A2" office:value-type="string">
            <text:p text:style-name="P88">Simples</text:p>
          </table:table-cell>
          <table:table-cell table:style-name="Tabela15.A2" office:value-type="string">
            <text:p text:style-name="P88">Simples</text:p>
          </table:table-cell>
          <table:table-cell table:style-name="Tabela15.D2" office:value-type="string">
            <text:p text:style-name="P88">Médio</text:p>
          </table:table-cell>
        </table:table-row>
        <table:table-row>
          <table:table-cell table:style-name="Tabela15.A2" office:value-type="string">
            <text:p text:style-name="P87">2 a 5 tipos de registros lógicos</text:p>
          </table:table-cell>
          <table:table-cell table:style-name="Tabela15.A2" office:value-type="string">
            <text:p text:style-name="P88">Simples</text:p>
          </table:table-cell>
          <table:table-cell table:style-name="Tabela15.A2" office:value-type="string">
            <text:p text:style-name="P88">Médio</text:p>
          </table:table-cell>
          <table:table-cell table:style-name="Tabela15.D2" office:value-type="string">
            <text:p text:style-name="P88">Complexo</text:p>
          </table:table-cell>
        </table:table-row>
        <table:table-row>
          <table:table-cell table:style-name="Tabela15.A2" office:value-type="string">
            <text:p text:style-name="P87">6 ou mais tipos de registros lógicos</text:p>
          </table:table-cell>
          <table:table-cell table:style-name="Tabela15.A2" office:value-type="string">
            <text:p text:style-name="P88">Médio</text:p>
          </table:table-cell>
          <table:table-cell table:style-name="Tabela15.A2" office:value-type="string">
            <text:p text:style-name="P88">Complexo</text:p>
          </table:table-cell>
          <table:table-cell table:style-name="Tabela15.D2" office:value-type="string">
            <text:p text:style-name="P88">Complexo</text:p>
          </table:table-cell>
        </table:table-row>
      </table:table>
      <text:p text:style-name="P115"><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7">Campos(TD)</text:p>
            <text:p text:style-name="P87">Arquivos(AR)</text:p>
          </table:table-cell>
          <table:table-cell table:style-name="Tabela16.A2" office:value-type="string">
            <text:p text:style-name="P87">1 a 5 itens de arquivos referenciados</text:p>
          </table:table-cell>
          <table:table-cell table:style-name="Tabela16.A2" office:value-type="string">
            <text:p text:style-name="P87">6 a 19 itens de arquivos referenciados</text:p>
          </table:table-cell>
          <table:table-cell table:style-name="Tabela16.D2" office:value-type="string">
            <text:p text:style-name="P87">20 ou mais itens de arquivos referenciados</text:p>
          </table:table-cell>
        </table:table-row>
        <table:table-row>
          <table:table-cell table:style-name="Tabela16.A2" office:value-type="string">
            <text:p text:style-name="P87">0 ou 1 tipo de arquivos referenciado</text:p>
          </table:table-cell>
          <table:table-cell table:style-name="Tabela16.B3" office:value-type="string">
            <text:p text:style-name="P88">Simples</text:p>
          </table:table-cell>
          <table:table-cell table:style-name="Tabela16.B3" office:value-type="string">
            <text:p text:style-name="P88">Simples</text:p>
          </table:table-cell>
          <table:table-cell table:style-name="Tabela16.D3" office:value-type="string">
            <text:p text:style-name="P88">Médio</text:p>
          </table:table-cell>
        </table:table-row>
        <table:table-row>
          <table:table-cell table:style-name="Tabela16.A2" office:value-type="string">
            <text:p text:style-name="P87">2 ou 3 tipos de arquivos referenciados</text:p>
          </table:table-cell>
          <table:table-cell table:style-name="Tabela16.B3" office:value-type="string">
            <text:p text:style-name="P88">Simples</text:p>
          </table:table-cell>
          <table:table-cell table:style-name="Tabela16.B3" office:value-type="string">
            <text:p text:style-name="P88">Médio</text:p>
          </table:table-cell>
          <table:table-cell table:style-name="Tabela16.D3" office:value-type="string">
            <text:p text:style-name="P88">Complexo</text:p>
          </table:table-cell>
        </table:table-row>
        <table:table-row>
          <table:table-cell table:style-name="Tabela16.A2" office:value-type="string">
            <text:p text:style-name="P87">4 ou mais tipos de arquivos referenciados </text:p>
          </table:table-cell>
          <table:table-cell table:style-name="Tabela16.B3" office:value-type="string">
            <text:p text:style-name="P88">Médio</text:p>
          </table:table-cell>
          <table:table-cell table:style-name="Tabela16.B3" office:value-type="string">
            <text:p text:style-name="P88">Complexo</text:p>
          </table:table-cell>
          <table:table-cell table:style-name="Tabela16.D3" office:value-type="string">
            <text:p text:style-name="P88">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7"><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7"/>
            <text:p text:style-name="P87">Entrada Externa</text:p>
          </table:table-cell>
          <table:table-cell table:style-name="Tabela17.B3" office:value-type="string">
            <text:p text:style-name="P87">Simples <text:s text:c="26"/>x 3</text:p>
            <text:p text:style-name="P87">Médio <text:s text:c="29"/>x 4</text:p>
            <text:p text:style-name="P87">Complexo <text:s text:c="23"/>x 6</text:p>
          </table:table-cell>
          <table:table-cell table:style-name="Tabela17.C3" office:value-type="string">
            <text:p text:style-name="P87">=</text:p>
            <text:p text:style-name="P87">=</text:p>
            <text:p text:style-name="P87">=</text:p>
          </table:table-cell>
        </table:table-row>
        <text:soft-page-break/>
        <table:table-row>
          <table:table-cell table:style-name="Tabela17.A3" table:number-columns-spanned="2" office:value-type="string">
            <text:p text:style-name="P87"><text:s text:c="92"/>TOTAL 1</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Saída Externa</text:p>
          </table:table-cell>
          <table:table-cell table:style-name="Tabela17.B3" office:value-type="string">
            <text:p text:style-name="P87">Simples <text:s text:c="26"/>x 4</text:p>
            <text:p text:style-name="P87">Médio <text:s text:c="29"/>x 5</text:p>
            <text:p text:style-name="P87">Complexo <text:s text:c="23"/>x 7</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2</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ALI </text:p>
          </table:table-cell>
          <table:table-cell table:style-name="Tabela17.B3" office:value-type="string">
            <text:p text:style-name="P87">Simples <text:s text:c="26"/>x 7</text:p>
            <text:p text:style-name="P87">Médio <text:s text:c="29"/>x 10</text:p>
            <text:p text:style-name="P87">Complexo <text:s text:c="23"/>x 15</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3</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AIE</text:p>
          </table:table-cell>
          <table:table-cell table:style-name="Tabela17.B3" office:value-type="string">
            <text:p text:style-name="P87">Simples <text:s text:c="26"/>x 5</text:p>
            <text:p text:style-name="P87">Médio <text:s text:c="29"/>x 7</text:p>
            <text:p text:style-name="P87">Complexo <text:s text:c="23"/>x 10</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4</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Consultas</text:p>
          </table:table-cell>
          <table:table-cell table:style-name="Tabela17.B3" office:value-type="string">
            <text:p text:style-name="P87">Simples <text:s text:c="26"/>x 3</text:p>
            <text:p text:style-name="P87">Médio <text:s text:c="29"/>x 4</text:p>
            <text:p text:style-name="P87">Complexo <text:s text:c="23"/>x 6</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5</text:p>
          </table:table-cell>
          <table:covered-table-cell/>
          <table:table-cell table:style-name="Tabela17.C3" office:value-type="string">
            <text:p text:style-name="P87">=</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2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8-10T04:05:00</dc:date>
    <meta:editing-duration>P5DT15H42M35S</meta:editing-duration>
    <meta:editing-cycles>937</meta:editing-cycles>
    <dc:creator>Tales Mendonça</dc:creator>
    <meta:document-statistic meta:table-count="39" meta:image-count="52" meta:object-count="0" meta:page-count="177" meta:paragraph-count="3155" meta:word-count="23162" meta:character-count="147825"/>
  </office:meta>
</office:document-meta>
</file>